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Console" svg:font-family="'Lucida Console', Courier, 'Courier New'"/>
    <style:font-face style:name="OpenSymbol1" svg:font-family="OpenSymbol"/>
    <style:font-face style:name="Bookman Old Style1" svg:font-family="'Bookman Old Style'" style:font-family-generic="roman"/>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1" style:family="table">
      <style:table-properties style:width="15.247cm" fo:margin-left="0cm" table:align="left"/>
    </style:style>
    <style:style style:name="Tabla1.A" style:family="table-column">
      <style:table-column-properties style:column-width="11.943cm"/>
    </style:style>
    <style:style style:name="Tabla1.B" style:family="table-column">
      <style:table-column-properties style:column-width="3.304cm"/>
    </style:style>
    <style:style style:name="Tabla1.1" style:family="table-row">
      <style:table-row-properties style:min-row-height="0.801cm"/>
    </style:style>
    <style:style style:name="Tabla1.A1" style:family="table-cell">
      <style:table-cell-properties style:vertical-align="middle" fo:padding-left="0.191cm" fo:padding-right="0.191cm" fo:padding-top="0cm" fo:padding-bottom="0cm" fo:border="none"/>
    </style:style>
    <style:style style:name="Tabla2" style:family="table">
      <style:table-properties style:width="15.115cm" fo:margin-left="0.079cm" table:align="left"/>
    </style:style>
    <style:style style:name="Tabla2.A" style:family="table-column">
      <style:table-column-properties style:column-width="1.314cm"/>
    </style:style>
    <style:style style:name="Tabla2.B" style:family="table-column">
      <style:table-column-properties style:column-width="2.836cm"/>
    </style:style>
    <style:style style:name="Tabla2.C" style:family="table-column">
      <style:table-column-properties style:column-width="2.983cm"/>
    </style:style>
    <style:style style:name="Tabla2.D" style:family="table-column">
      <style:table-column-properties style:column-width="2.773cm"/>
    </style:style>
    <style:style style:name="Tabla2.E" style:family="table-column">
      <style:table-column-properties style:column-width="2.388cm"/>
    </style:style>
    <style:style style:name="Tabla2.F" style:family="table-column">
      <style:table-column-properties style:column-width="2.82cm"/>
    </style:style>
    <style:style style:name="Tabla2.A1" style:family="table-cell">
      <style:table-cell-properties style:vertical-align="middle" fo:padding="0.097cm" fo:border-left="0.25pt solid #000000" fo:border-right="none" fo:border-top="0.25pt solid #000000" fo:border-bottom="0.25pt solid #000000"/>
    </style:style>
    <style:style style:name="Tabla2.F1" style:family="table-cell">
      <style:table-cell-properties style:vertical-align="middle" fo:padding="0.097cm" fo:border="0.25pt solid #000000"/>
    </style:style>
    <style:style style:name="Tabla2.A2" style:family="table-cell">
      <style:table-cell-properties style:vertical-align="middle" fo:padding="0.097cm" fo:border-left="0.25pt solid #000000" fo:border-right="none" fo:border-top="none" fo:border-bottom="0.25pt solid #000000"/>
    </style:style>
    <style:style style:name="Tabla2.F2" style:family="table-cell">
      <style:table-cell-properties style:vertical-align="middle" fo:padding="0.097cm" fo:border-left="0.25pt solid #000000" fo:border-right="0.25pt solid #000000" fo:border-top="none" fo:border-bottom="0.25pt solid #000000"/>
    </style:style>
    <style:style style:name="P1" style:family="paragraph" style:parent-style-name="Orri-oina">
      <style:paragraph-properties fo:text-align="center" style:justify-single-word="false"/>
    </style:style>
    <style:style style:name="P2" style:family="paragraph" style:parent-style-name="Standard_20__28_user_29_">
      <style:paragraph-properties fo:break-before="page"/>
      <style:text-properties style:font-name="Bookman Old Style" fo:font-size="20pt" fo:font-weight="bold" style:font-size-asian="20pt" style:font-weight-asian="bold" style:font-size-complex="20pt" style:font-style-complex="italic"/>
    </style:style>
    <style:style style:name="P3" style:family="paragraph" style:parent-style-name="Normala">
      <style:paragraph-properties fo:break-before="page"/>
    </style:style>
    <style:style style:name="P4" style:family="paragraph" style:parent-style-name="Normala">
      <style:paragraph-properties fo:orphans="2" fo:widows="2" fo:hyphenation-ladder-count="no-limit" fo:break-before="page" style:vertical-align="auto"/>
      <style:text-properties style:font-name-complex="Times New Roman" style:font-size-complex="10.5pt" fo:hyphenate="true"/>
    </style:style>
    <style:style style:name="P5" style:family="paragraph" style:parent-style-name="Normala">
      <style:paragraph-properties fo:orphans="2" fo:widows="2" fo:hyphenation-ladder-count="no-limit" fo:break-before="page" style:vertical-align="auto"/>
      <style:text-properties fo:hyphenate="true"/>
    </style:style>
    <style:style style:name="P6" style:family="paragraph" style:parent-style-name="Tarterik_20_ez">
      <style:paragraph-properties fo:break-before="page"/>
      <style:text-properties style:font-name="Bookman Old Style" fo:font-size="20pt" fo:font-weight="bold" style:font-size-asian="20pt" style:font-weight-asian="bold" style:font-size-complex="18pt" style:font-style-complex="italic"/>
    </style:style>
    <style:style style:name="P7" style:family="paragraph" style:parent-style-name="Standard_20__28_user_29_">
      <style:text-properties fo:font-size="20pt" style:font-size-asian="20pt" style:font-size-complex="20pt"/>
    </style:style>
    <style:style style:name="P8" style:family="paragraph" style:parent-style-name="Standard_20__28_user_29_">
      <style:paragraph-properties fo:text-align="center" style:justify-single-word="false"/>
      <style:text-properties fo:font-size="20pt" style:font-size-asian="20pt" style:font-size-complex="20pt"/>
    </style:style>
    <style:style style:name="P9" style:family="paragraph" style:parent-style-name="Standard_20__28_user_29_">
      <style:paragraph-properties fo:text-align="center" style:justify-single-word="false"/>
      <style:text-properties style:font-name="Bookman Old Style" fo:font-size="28pt" style:font-size-asian="28pt" style:font-size-complex="24pt"/>
    </style:style>
    <style:style style:name="P10" style:family="paragraph" style:parent-style-name="Standard_20__28_user_29_">
      <style:paragraph-properties fo:text-align="center" style:justify-single-word="false"/>
      <style:text-properties style:font-name="Bookman Old Style" fo:font-size="20pt" style:font-size-asian="20pt" style:font-size-complex="20pt"/>
    </style:style>
    <style:style style:name="P11" style:family="paragraph" style:parent-style-name="Standard_20__28_user_29_">
      <style:text-properties style:font-name="Bookman Old Style" fo:font-size="20pt" fo:font-weight="bold" style:font-size-asian="20pt" style:font-weight-asian="bold" style:font-size-complex="18pt"/>
    </style:style>
    <style:style style:name="P12" style:family="paragraph" style:parent-style-name="Standard_20__28_user_29_">
      <style:text-properties style:font-name="Bookman Old Style" fo:font-size="20pt" fo:font-weight="bold" style:font-size-asian="20pt" style:font-weight-asian="bold" style:font-size-complex="18pt" style:font-style-complex="italic"/>
    </style:style>
    <style:style style:name="P13" style:family="paragraph" style:parent-style-name="Standard_20__28_user_29_">
      <style:paragraph-properties fo:text-align="center" style:justify-single-word="false"/>
      <style:text-properties style:font-name="Bookman Old Style" fo:font-size="18pt" style:font-size-asian="18pt" style:font-size-complex="18pt"/>
    </style:style>
    <style:style style:name="P14" style:family="paragraph" style:parent-style-name="Standard_20__28_user_29_">
      <style:paragraph-properties fo:line-height="150%" fo:text-align="justify" style:justify-single-word="false"/>
      <style:text-properties style:font-name="Bookman Old Style" fo:font-size="14pt" style:text-underline-style="solid" style:text-underline-width="auto" style:text-underline-color="font-color" style:text-underline-mode="continuous" style:text-overline-mode="continuous" style:text-line-through-mode="continuous" style:font-size-asian="14pt" style:font-style-complex="italic"/>
    </style:style>
    <style:style style:name="P15" style:family="paragraph" style:parent-style-name="Standard_20__28_user_29_">
      <style:paragraph-properties fo:line-height="150%" fo:text-align="justify" style:justify-single-word="false"/>
      <style:text-properties style:font-name="Bookman Old Style"/>
    </style:style>
    <style:style style:name="P16" style:family="paragraph" style:parent-style-name="Standard_20__28_user_29_">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17" style:family="paragraph" style:parent-style-name="Standard_20__28_user_29_">
      <style:text-properties fo:font-size="14pt" fo:font-weight="bold" style:font-size-asian="14pt" style:font-weight-asian="bold" style:font-size-complex="14pt"/>
    </style:style>
    <style:style style:name="P18" style:family="paragraph" style:parent-style-name="Standard_20__28_user_29_">
      <style:text-properties fo:font-size="14pt" style:font-size-asian="14pt" style:font-size-complex="14pt"/>
    </style:style>
    <style:style style:name="P19" style:family="paragraph" style:parent-style-name="Standard_20__28_user_29_">
      <style:text-properties fo:font-size="14pt" fo:font-style="italic" fo:font-weight="bold" style:font-size-asian="14pt" style:font-style-asian="italic" style:font-weight-asian="bold" style:font-size-complex="14pt" style:font-style-complex="italic"/>
    </style:style>
    <style:style style:name="P20" style:family="paragraph" style:parent-style-name="Standard_20__28_user_29_">
      <style:paragraph-properties fo:text-align="center" style:justify-single-word="false"/>
      <style:text-properties fo:font-weight="bold" style:font-weight-asian="bold"/>
    </style:style>
    <style:style style:name="P21" style:family="paragraph" style:parent-style-name="Standard_20__28_user_29_">
      <style:paragraph-properties fo:text-align="center" style:justify-single-word="false"/>
    </style:style>
    <style:style style:name="P22" style:family="paragraph" style:parent-style-name="Standard_20__28_user_29_">
      <style:paragraph-properties fo:text-align="center" style:justify-single-word="false">
        <style:tab-stops>
          <style:tab-stop style:position="0cm"/>
        </style:tab-stops>
      </style:paragraph-properties>
    </style:style>
    <style:style style:name="P23" style:family="paragraph" style:parent-style-name="Standard_20__28_user_29_">
      <style:text-properties fo:font-size="10pt" fo:font-style="italic" style:font-size-asian="10pt" style:font-style-asian="italic" style:font-size-complex="10pt" style:font-style-complex="italic"/>
    </style:style>
    <style:style style:name="P24" style:family="paragraph" style:parent-style-name="Standard_20__28_user_29_">
      <style:text-properties fo:font-size="10pt" fo:font-style="italic" style:font-size-asian="10pt" style:font-style-asian="italic" style:font-style-complex="italic"/>
    </style:style>
    <style:style style:name="P25" style:family="paragraph" style:parent-style-name="Standard_20__28_user_29_">
      <style:paragraph-properties fo:line-height="150%" fo:text-align="justify" style:justify-single-word="false"/>
    </style:style>
    <style:style style:name="P26" style:family="paragraph" style:parent-style-name="Standard_20__28_user_29_">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27" style:family="paragraph" style:parent-style-name="Standard_20__28_user_29_">
      <style:paragraph-properties fo:text-align="justify" style:justify-single-word="false"/>
    </style:style>
    <style:style style:name="P28" style:family="paragraph" style:parent-style-name="Standard_20__28_user_29_">
      <style:text-properties fo:font-style="italic" style:font-style-asian="italic" style:font-style-complex="italic"/>
    </style:style>
    <style:style style:name="P29" style:family="paragraph" style:parent-style-name="Standard_20__28_user_29_">
      <style:paragraph-properties fo:margin-left="0.635cm" fo:margin-right="0cm" fo:text-indent="0cm" style:auto-text-indent="false">
        <style:tab-stops/>
      </style:paragraph-properties>
    </style:style>
    <style:style style:name="P30" style:family="paragraph" style:parent-style-name="Standard_20__28_user_29_">
      <style:paragraph-properties fo:margin-left="0cm" fo:margin-right="0cm" fo:line-height="150%" fo:text-indent="1.249cm" style:auto-text-indent="false"/>
    </style:style>
    <style:style style:name="P31" style:family="paragraph" style:parent-style-name="Standard_20__28_user_29_">
      <style:paragraph-properties fo:margin-left="0cm" fo:margin-right="0cm" fo:line-height="150%" fo:text-align="justify" style:justify-single-word="false" fo:text-indent="1.249cm" style:auto-text-indent="false"/>
    </style:style>
    <style:style style:name="P32" style:family="paragraph" style:parent-style-name="Standard_20__28_user_29_">
      <style:paragraph-properties fo:margin-left="0cm" fo:margin-right="0cm" fo:line-height="150%" fo:text-align="justify" style:justify-single-word="false" fo:text-indent="1.249cm" style:auto-text-indent="false"/>
      <style:text-properties style:font-name="Bookman Old Style"/>
    </style:style>
    <style:style style:name="P33" style:family="paragraph" style:parent-style-name="Normala">
      <style:paragraph-properties fo:margin-left="0cm" fo:margin-right="0cm" fo:line-height="150%" fo:text-align="justify" style:justify-single-word="false" fo:text-indent="1.249cm" style:auto-text-indent="false"/>
    </style:style>
    <style:style style:name="P34" style:family="paragraph" style:parent-style-name="Normala">
      <style:paragraph-properties fo:margin-left="0cm" fo:margin-right="0cm" fo:line-height="150%" fo:text-align="justify" style:justify-single-word="false" fo:text-indent="1.249cm" style:auto-text-indent="false"/>
      <style:text-properties style:font-name="Bookman Old Style"/>
    </style:style>
    <style:style style:name="P35" style:family="paragraph" style:parent-style-name="Normala">
      <style:paragraph-properties fo:margin-left="0cm" fo:margin-right="0cm" fo:line-height="150%" fo:text-indent="1.249cm" style:auto-text-indent="false"/>
      <style:text-properties style:font-name="Bookman Old Style" style:font-name-complex="Times New Roman" style:font-size-complex="10.5pt"/>
    </style:style>
    <style:style style:name="P36" style:family="paragraph" style:parent-style-name="Tarterik_20_ez">
      <style:paragraph-properties fo:margin-left="0cm" fo:margin-right="0cm" fo:line-height="150%" fo:text-align="justify" style:justify-single-word="false" fo:text-indent="1.249cm" style:auto-text-indent="false"/>
      <style:text-properties style:font-name="Bookman Old Style"/>
    </style:style>
    <style:style style:name="P37" style:family="paragraph" style:parent-style-name="Normala">
      <style:text-properties style:font-name="Bookman Old Style"/>
    </style:style>
    <style:style style:name="P38" style:family="paragraph" style:parent-style-name="Normala">
      <style:paragraph-properties fo:line-height="150%" fo:text-align="justify" style:justify-single-word="false"/>
      <style:text-properties style:font-name="Bookman Old Style"/>
    </style:style>
    <style:style style:name="P39" style:family="paragraph" style:parent-style-name="Normala">
      <style:paragraph-properties fo:line-height="150%"/>
      <style:text-properties style:font-name="Bookman Old Style" style:font-name-complex="Times New Roman" style:font-size-complex="10.5pt"/>
    </style:style>
    <style:style style:name="P40" style:family="paragraph" style:parent-style-name="Normala">
      <style:paragraph-properties fo:line-height="150%" fo:text-align="justify" style:justify-single-word="false"/>
      <style:text-properties style:font-name="Bookman Old Style" style:font-name-complex="Times New Roman" style:font-size-complex="10.5pt"/>
    </style:style>
    <style:style style:name="P41" style:family="paragraph" style:parent-style-name="Normala">
      <style:paragraph-properties fo:text-align="center" style:justify-single-word="false"/>
    </style:style>
    <style:style style:name="P42" style:family="paragraph" style:parent-style-name="Normala">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43" style:family="paragraph" style:parent-style-name="Normala">
      <style:paragraph-properties fo:text-align="center" style:justify-single-word="false"/>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44" style:family="paragraph" style:parent-style-name="Normala">
      <style:text-properties fo:color="#7f0055" style:font-name="Consolas" fo:font-size="10pt" fo:font-weight="bold" style:letter-kerning="false" fo:background-color="#0000ff" style:font-size-asian="10pt" style:language-asian="es" style:country-asian="ES" style:font-weight-asian="bold" style:font-name-complex="Consolas" style:font-size-complex="10pt" style:language-complex="ar" style:country-complex="SA" style:font-weight-complex="bold"/>
    </style:style>
    <style:style style:name="P45" style:family="paragraph" style:parent-style-name="Normala">
      <style:paragraph-properties fo:text-align="justify" style:justify-single-word="false"/>
    </style:style>
    <style:style style:name="P46" style:family="paragraph" style:parent-style-name="Normala">
      <style:paragraph-properties fo:text-align="center" style:justify-single-word="false"/>
      <style:text-properties style:font-name="Cambria Math" fo:font-size="20pt" style:font-size-asian="20pt"/>
    </style:style>
    <style:style style:name="P47" style:family="paragraph" style:parent-style-name="Normala">
      <style:paragraph-properties fo:text-align="center" style:justify-single-word="false"/>
      <style:text-properties style:font-name="Cambria Math" fo:font-size="6pt" style:font-size-asian="6pt" style:font-size-complex="8pt"/>
    </style:style>
    <style:style style:name="P48" style:family="paragraph" style:parent-style-name="Normala">
      <style:paragraph-properties fo:text-align="justify" style:justify-single-word="false"/>
      <style:text-properties fo:font-style="italic" style:font-style-asian="italic"/>
    </style:style>
    <style:style style:name="P49" style:family="paragraph" style:parent-style-name="Normala">
      <style:paragraph-properties fo:text-align="justify" style:justify-single-word="false"/>
      <style:text-properties fo:font-size="11pt" style:font-size-asian="11pt"/>
    </style:style>
    <style:style style:name="P50" style:family="paragraph" style:parent-style-name="Normala">
      <style:paragraph-properties fo:line-height="150%" fo:text-align="justify" style:justify-single-word="false"/>
    </style:style>
    <style:style style:name="P51" style:family="paragraph" style:parent-style-name="Normala">
      <style:paragraph-properties fo:line-height="150%" fo:text-align="center" style:justify-single-word="false"/>
    </style:style>
    <style:style style:name="P52" style:family="paragraph" style:parent-style-name="Tarterik_20_ez">
      <style:paragraph-properties fo:text-align="center" style:justify-single-word="false"/>
    </style:style>
    <style:style style:name="P53" style:family="paragraph" style:parent-style-name="Tarterik_20_ez">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P54"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font-style-complex="italic" style:font-weight-complex="bold"/>
    </style:style>
    <style:style style:name="P55" style:family="paragraph" style:parent-style-name="Tarterik_20_ez">
      <style:paragraph-properties fo:line-height="150%" fo:text-align="justify" style:justify-single-word="false"/>
      <style:text-properties style:font-name="Bookman Old Style" fo:font-style="italic" fo:font-weight="bold" style:font-style-asian="italic" style:font-weight-asian="bold"/>
    </style:style>
    <style:style style:name="P56" style:family="paragraph" style:parent-style-name="Tarterik_20_ez">
      <style:paragraph-properties fo:line-height="150%" fo:text-align="justify" style:justify-single-word="false"/>
      <style:text-properties style:font-name="Bookman Old Style"/>
    </style:style>
    <style:style style:name="P57" style:family="paragraph" style:parent-style-name="Standard">
      <style:paragraph-properties fo:line-height="150%" fo:text-align="justify" style:justify-single-word="false"/>
    </style:style>
    <style:style style:name="P58" style:family="paragraph" style:parent-style-name="Standard">
      <style:text-properties fo:font-size="10pt" fo:font-style="italic" style:font-size-asian="10pt" style:font-style-asian="italic"/>
    </style:style>
    <style:style style:name="P59" style:family="paragraph" style:parent-style-name="Standard_20__28_user_29_">
      <style:paragraph-properties fo:margin-left="0cm" fo:margin-right="0cm" fo:text-align="center" style:justify-single-word="false" fo:text-indent="1.251cm" style:auto-text-indent="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fo:font-weight="bold" style:font-weight-asian="bold"/>
    </style:style>
    <style:style style:name="P62" style:family="paragraph" style:parent-style-name="Normala" style:list-style-name="L3">
      <style:text-properties style:text-underline-style="solid" style:text-underline-width="auto" style:text-underline-color="font-color" style:text-underline-mode="continuous" style:text-overline-mode="continuous" style:text-line-through-mode="continuous"/>
    </style:style>
    <style:style style:name="P63" style:family="paragraph" style:parent-style-name="Normala" style:list-style-name="L8">
      <style:text-properties style:text-underline-style="solid" style:text-underline-width="auto" style:text-underline-color="font-color" style:text-underline-mode="continuous" style:text-overline-mode="continuous" style:text-line-through-mode="continuous"/>
    </style:style>
    <style:style style:name="P64" style:family="paragraph" style:parent-style-name="Normala">
      <style:paragraph-properties fo:line-height="150%"/>
      <style:text-properties style:font-name="Bookman Old Style" style:font-name-complex="Times New Roman" style:font-size-complex="10.5pt"/>
    </style:style>
    <style:style style:name="P65" style:family="paragraph" style:parent-style-name="Normala">
      <style:paragraph-properties fo:line-height="150%"/>
      <style:text-properties style:font-name="Bookman Old Style" officeooo:paragraph-rsid="000556a1" style:font-name-complex="Times New Roman" style:font-size-complex="10.5pt"/>
    </style:style>
    <style:style style:name="P66" style:family="paragraph" style:parent-style-name="Normala" style:list-style-name="L11">
      <style:paragraph-properties fo:line-height="150%"/>
      <style:text-properties style:font-name="Bookman Old Style" officeooo:paragraph-rsid="000556a1" style:font-name-complex="Times New Roman" style:font-size-complex="10.5pt"/>
    </style:style>
    <style:style style:name="P67" style:family="paragraph" style:parent-style-name="Normala">
      <style:paragraph-properties fo:line-height="150%"/>
      <style:text-properties style:font-name="Bookman Old Style1" fo:font-size="12pt" officeooo:paragraph-rsid="000556a1" style:font-size-asian="12pt" style:font-name-complex="Times New Roman" style:font-size-complex="12pt"/>
    </style:style>
    <style:style style:name="P68" style:family="paragraph" style:parent-style-name="Normala" style:list-style-name="L11">
      <style:paragraph-properties fo:line-height="150%"/>
      <style:text-properties style:font-name="Bookman Old Style1" fo:font-size="12pt" officeooo:paragraph-rsid="000556a1" style:font-size-asian="12pt" style:font-name-complex="Times New Roman" style:font-size-complex="12pt"/>
    </style:style>
    <style:style style:name="P69" style:family="paragraph" style:parent-style-name="Normala">
      <style:paragraph-properties fo:line-height="150%" fo:text-align="center" style:justify-single-word="false"/>
      <style:text-properties style:font-name="Bookman Old Style1" fo:font-size="12pt" officeooo:paragraph-rsid="000556a1" style:font-size-asian="12pt" style:font-name-complex="Times New Roman" style:font-size-complex="12pt"/>
    </style:style>
    <style:style style:name="P70" style:family="paragraph" style:parent-style-name="Normala">
      <style:paragraph-properties fo:line-height="150%" fo:text-align="center" style:justify-single-word="false"/>
      <style:text-properties style:font-name="Cambria Math" fo:font-size="20pt" officeooo:paragraph-rsid="000556a1" style:font-size-asian="20pt" style:font-name-complex="Times New Roman" style:font-size-complex="12pt"/>
    </style:style>
    <style:style style:name="P71" style:family="paragraph" style:parent-style-name="Normala">
      <style:paragraph-properties fo:line-height="150%"/>
      <style:text-properties officeooo:paragraph-rsid="000556a1"/>
    </style:style>
    <style:style style:name="P72" style:family="paragraph" style:parent-style-name="Normala">
      <style:paragraph-properties fo:line-height="150%"/>
      <style:text-properties style:font-name="Consolas1" fo:font-size="10pt" officeooo:paragraph-rsid="000556a1" style:font-name-asian="Consolas1" style:font-size-asian="10pt" style:font-name-complex="Consolas1" style:font-size-complex="10pt"/>
    </style:style>
    <style:style style:name="P73" style:family="paragraph" style:parent-style-name="Normala">
      <style:paragraph-properties fo:line-height="150%" fo:text-align="center" style:justify-single-word="false"/>
      <style:text-properties style:font-name="Consolas1" fo:font-size="10pt" officeooo:paragraph-rsid="000556a1" style:font-name-asian="Consolas1" style:font-size-asian="10pt" style:font-name-complex="Consolas1" style:font-size-complex="10pt"/>
    </style:style>
    <style:style style:name="P74" style:family="paragraph" style:parent-style-name="Normala">
      <style:paragraph-properties fo:line-height="150%"/>
      <style:text-properties style:font-name="Consolas1" fo:font-size="10pt" officeooo:paragraph-rsid="00072e95" style:font-name-asian="Consolas1" style:font-size-asian="10pt" style:font-name-complex="Consolas1" style:font-size-complex="10pt"/>
    </style:style>
    <style:style style:name="P75" style:family="paragraph" style:parent-style-name="Normala">
      <style:paragraph-properties fo:line-height="150%"/>
      <style:text-properties style:font-name="Consolas1" fo:font-size="10pt" style:text-underline-style="solid" style:text-underline-width="auto" style:text-underline-color="font-color" officeooo:paragraph-rsid="00072e95" style:text-underline-mode="continuous" style:text-overline-mode="continuous" style:text-line-through-mode="continuous" style:font-name-asian="Consolas1" style:font-size-asian="10pt" style:font-name-complex="Consolas1" style:font-size-complex="10pt"/>
    </style:style>
    <style:style style:name="P76" style:family="paragraph" style:parent-style-name="Normala" style:list-style-name="L8">
      <style:paragraph-properties fo:line-height="150%"/>
      <style:text-properties fo:color="#000000" style:font-name="Times New Roman" fo:font-size="12pt" style:text-underline-style="solid" style:text-underline-width="auto" style:text-underline-color="font-color" fo:font-weight="normal" officeooo:paragraph-rsid="00072e95" style:text-underline-mode="continuous" style:text-overline-mode="continuous" style:text-line-through-mode="continuous" style:font-name-asian="Consolas1" style:font-size-asian="12pt" style:font-weight-asian="normal" style:font-name-complex="Consolas1" style:font-size-complex="12pt" style:font-weight-complex="normal"/>
    </style:style>
    <style:style style:name="P77" style:family="paragraph" style:parent-style-name="Standard_20__28_user_29_" style:master-page-name="MP0">
      <style:paragraph-properties style:page-number="auto" fo:break-before="page"/>
      <style:text-properties fo:font-size="20pt" style:font-size-asian="20pt" style:font-size-complex="20pt"/>
    </style:style>
    <style:style style:name="P78" style:family="paragraph" style:parent-style-name="Standard_20__28_user_29_" style:master-page-name="MP1">
      <style:paragraph-properties style:page-number="auto" fo:break-before="page"/>
      <style:text-properties style:font-name="Bookman Old Style" fo:font-size="20pt" fo:font-weight="bold" style:font-size-asian="20pt" style:font-weight-asian="bold" style:font-size-complex="20pt" style:font-style-complex="italic"/>
    </style:style>
    <style:style style:name="P79" style:family="paragraph" style:parent-style-name="Standard_20__28_user_29_" style:list-style-name="Estiloa1"/>
    <style:style style:name="P80" style:family="paragraph" style:parent-style-name="Standard_20__28_user_29_" style:list-style-name="L1">
      <style:paragraph-properties fo:line-height="150%" fo:text-align="justify" style:justify-single-word="false"/>
      <style:text-properties style:font-name="Bookman Old Style"/>
    </style:style>
    <style:style style:name="P81" style:family="paragraph" style:parent-style-name="Standard_20__28_user_29_" style:list-style-name="L9">
      <style:paragraph-properties fo:line-height="150%" fo:text-align="justify" style:justify-single-word="false"/>
      <style:text-properties style:font-name="Bookman Old Style"/>
    </style:style>
    <style:style style:name="P82" style:family="paragraph" style:parent-style-name="Standard_20__28_user_29_" style:list-style-name="L2">
      <style:paragraph-properties fo:text-align="justify" style:justify-single-word="false"/>
    </style:style>
    <style:style style:name="P83" style:family="paragraph" style:parent-style-name="Standard_20__28_user_29_" style:list-style-name="L2">
      <style:paragraph-properties fo:text-align="justify" style:justify-single-word="false"/>
      <style:text-properties fo:font-style="italic" style:font-style-asian="italic"/>
    </style:style>
    <style:style style:name="P84" style:family="paragraph" style:parent-style-name="Standard_20__28_user_29_" style:list-style-name="WW8Num1">
      <style:paragraph-properties fo:margin-left="0.501cm" fo:margin-right="0cm" fo:line-height="150%" fo:text-align="justify" style:justify-single-word="false" fo:text-indent="0cm" style:auto-text-indent="false">
        <style:tab-stops/>
      </style:paragraph-properties>
      <style:text-properties style:font-name="Bookman Old Style"/>
    </style:style>
    <style:style style:name="P85" style:family="paragraph" style:parent-style-name="Tarterik_20_ez" style:list-style-name="L3">
      <style:text-properties style:text-underline-style="solid" style:text-underline-width="auto" style:text-underline-color="font-color" style:text-underline-mode="continuous" style:text-overline-mode="continuous" style:text-line-through-mode="continuous"/>
    </style:style>
    <style:style style:name="P86" style:family="paragraph" style:parent-style-name="Tarterik_20_ez" style:list-style-name="L10">
      <style:paragraph-properties fo:line-height="150%" fo:text-align="justify" style:justify-single-word="false"/>
    </style:style>
    <style:style style:name="P87" style:family="paragraph" style:parent-style-name="Tarterik_20_ez" style:list-style-name="L10">
      <style:paragraph-properties fo:line-height="150%" fo:text-align="justify" style:justify-single-word="false"/>
      <style:text-properties style:font-name="Bookman Old Style"/>
    </style:style>
    <style:style style:name="P88" style:family="paragraph" style:parent-style-name="Zerrenda-paragrafoa" style:list-style-name="L4">
      <style:paragraph-properties fo:text-align="justify" style:justify-single-word="false"/>
    </style:style>
    <style:style style:name="P89" style:family="paragraph" style:parent-style-name="Zerrenda-paragrafoa" style:list-style-name="L5">
      <style:paragraph-properties fo:text-align="justify" style:justify-single-word="false"/>
    </style:style>
    <style:style style:name="P90" style:family="paragraph" style:parent-style-name="Zerrenda-paragrafoa" style:list-style-name="L6">
      <style:paragraph-properties fo:text-align="justify" style:justify-single-word="false"/>
    </style:style>
    <style:style style:name="P91" style:family="paragraph" style:parent-style-name="Zerrenda-paragrafoa" style:list-style-name="L7">
      <style:paragraph-properties fo:text-align="justify" style:justify-single-word="false"/>
    </style:style>
    <style:style style:name="P92" style:family="paragraph" style:parent-style-name="Zerrenda-paragrafoa" style:list-style-name="L4">
      <style:text-properties fo:font-style="italic" style:font-style-asian="italic"/>
    </style:style>
    <style:style style:name="P93" style:family="paragraph" style:parent-style-name="Zerrenda-paragrafoa" style:list-style-name="L5">
      <style:text-properties fo:font-style="italic" style:font-style-asian="italic"/>
    </style:style>
    <style:style style:name="P94" style:family="paragraph" style:parent-style-name="Zerrenda-paragrafoa" style:list-style-name="L7">
      <style:paragraph-properties fo:text-align="justify" style:justify-single-word="false"/>
      <style:text-properties fo:font-style="italic" style:font-style-asian="italic"/>
    </style:style>
    <style:style style:name="P95" style:family="paragraph" style:parent-style-name="Zerrenda-paragrafoa" style:list-style-name="L6">
      <style:paragraph-properties fo:text-align="justify" style:justify-single-word="false"/>
      <style:text-properties fo:font-style="italic" style:font-style-asian="italic"/>
    </style:style>
    <style:style style:name="P96" style:family="paragraph" style:parent-style-name="Zerrenda-paragrafoa" style:list-style-name="L7">
      <style:text-properties fo:font-style="italic" style:font-style-asian="italic"/>
    </style:style>
    <style:style style:name="P97" style:family="paragraph" style:parent-style-name="Zerrenda-paragrafoa" style:list-style-name="L3">
      <style:text-properties style:text-underline-style="solid" style:text-underline-width="auto" style:text-underline-color="font-color" style:text-underline-mode="continuous" style:text-overline-mode="continuous" style:text-line-through-mode="continuous"/>
    </style:style>
    <style:style style:name="P98" style:family="paragraph" style:parent-style-name="Zerrenda-paragrafoa" style:list-style-name="L7"/>
    <style:style style:name="T1" style:family="text">
      <style:text-properties fo:language="eu" fo:country="none"/>
    </style:style>
    <style:style style:name="T2" style:family="text">
      <style:text-properties style:language-asian="es" style:country-asian="ES"/>
    </style:style>
    <style:style style:name="T3" style:family="text">
      <style:text-properties style:language-asian="es" style:country-asian="ES" style:language-complex="ar" style:country-complex="SA"/>
    </style:style>
    <style:style style:name="T4" style:family="text">
      <style:text-properties style:font-name="Bookman Old Style"/>
    </style:style>
    <style:style style:name="T5" style:family="text">
      <style:text-properties style:font-name="Bookman Old Style" style:font-style-complex="italic"/>
    </style:style>
    <style:style style:name="T6" style:family="text">
      <style:text-properties style:font-name="Bookman Old Style" fo:font-style="italic" fo:font-weight="bold" style:font-style-asian="italic" style:font-weight-asian="bold"/>
    </style:style>
    <style:style style:name="T7" style:family="text">
      <style:text-properties style:font-name="Bookman Old Style" fo:font-style="italic" fo:font-weight="bold" style:font-style-asian="italic" style:font-weight-asian="bold" style:font-style-complex="italic"/>
    </style:style>
    <style:style style:name="T8" style:family="text">
      <style:text-properties style:font-name="Bookman Old Style" fo:font-style="italic" style:font-style-asian="italic"/>
    </style:style>
    <style:style style:name="T9" style:family="text">
      <style:text-properties style:font-name="Bookman Old Style" fo:font-style="italic" style:font-style-asian="italic" style:font-style-complex="italic"/>
    </style:style>
    <style:style style:name="T10" style:family="text">
      <style:text-properties style:font-name="Bookman Old Style" fo:font-style="italic" style:font-style-asian="italic" style:font-name-complex="Times New Roman" style:font-size-complex="10.5pt"/>
    </style:style>
    <style:style style:name="T11" style:family="text">
      <style:text-properties style:font-name="Bookman Old Style" fo:font-size="11pt" style:text-underline-style="solid" style:text-underline-width="auto" style:text-underline-color="font-color" style:text-underline-mode="continuous" style:text-overline-mode="continuous" style:text-line-through-mode="continuous" style:font-size-asian="11pt"/>
    </style:style>
    <style:style style:name="T12" style:family="text">
      <style:text-properties style:font-name="Bookman Old Style" fo:font-size="11pt" style:font-size-asian="11pt"/>
    </style:style>
    <style:style style:name="T13" style:family="text">
      <style:text-properties style:font-name="Bookman Old Style" fo:font-size="11pt" fo:font-style="italic" style:font-size-asian="11pt" style:font-style-asian="italic"/>
    </style:style>
    <style:style style:name="T14" style:family="text">
      <style:text-properties style:font-name="Bookman Old Style" style:font-name-complex="Times New Roman" style:font-size-complex="10.5pt"/>
    </style:style>
    <style:style style:name="T15" style:family="text">
      <style:text-properties style:font-name="Bookman Old Style" style:language-asian="es" style:country-asian="ES" style:font-name-complex="Times New Roman" style:font-size-complex="10.5pt" style:language-complex="ar" style:country-complex="SA"/>
    </style:style>
    <style:style style:name="T16" style:family="text">
      <style:text-properties style:font-name="Bookman Old Style" fo:font-weight="bold" style:font-weight-asian="bold" style:font-name-complex="Times New Roman" style:font-size-complex="10.5pt"/>
    </style:style>
    <style:style style:name="T17" style:family="text">
      <style:text-properties style:font-name="Cambria"/>
    </style:style>
    <style:style style:name="T18" style:family="text">
      <style:text-properties fo:font-style="italic" fo:font-weight="bold" style:font-style-asian="italic" style:font-weight-asian="bold" style:font-style-complex="italic"/>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ize="14pt" style:font-size-asian="14pt" style:font-size-complex="14pt"/>
    </style:style>
    <style:style style:name="T22" style:family="text">
      <style:text-properties fo:color="#7f0055" style:font-name="Consolas" fo:font-size="10pt" fo:font-weight="bold" style:letter-kerning="false" style:font-size-asian="10pt" style:language-asian="es" style:country-asian="ES" style:font-weight-asian="bold" style:font-name-complex="Consolas" style:font-size-complex="10pt" style:language-complex="ar" style:country-complex="SA" style:font-weight-complex="bold"/>
    </style:style>
    <style:style style:name="T23" style:family="text">
      <style:text-properties fo:color="#7f0055" style:font-name="Consolas" fo:font-size="10pt" fo:font-weight="bold" style:letter-kerning="false" style:font-size-asian="10pt" style:language-asian="es" style:country-asian="ES" style:font-weight-asian="bold" style:font-name-complex="Consolas" style:font-size-complex="10pt" style:font-weight-complex="bold"/>
    </style:style>
    <style:style style:name="T24" style:family="text">
      <style:text-properties fo:color="#7f0055" fo:font-weight="bold" officeooo:rsid="000556a1" style:font-weight-asian="bold" style:font-weight-complex="bold"/>
    </style:style>
    <style:style style:name="T25" style:family="text">
      <style:text-properties fo:color="#7f0055" fo:font-weight="bold" officeooo:rsid="00072e95" style:font-weight-asian="bold" style:font-weight-complex="bold"/>
    </style:style>
    <style:style style:name="T26" style:family="text">
      <style:text-properties fo:color="#000000" style:font-name="Consolas" fo:font-size="10pt" style:letter-kerning="false" style:font-size-asian="10pt" style:language-asian="es" style:country-asian="ES" style:font-name-complex="Consolas" style:font-size-complex="10pt"/>
    </style:style>
    <style:style style:name="T27" style:family="text">
      <style:text-properties fo:color="#000000" style:font-name="Consolas" fo:font-size="10pt" style:letter-kerning="false" style:font-size-asian="10pt" style:language-asian="es" style:country-asian="ES" style:font-name-complex="Consolas" style:font-size-complex="10pt" style:language-complex="ar" style:country-complex="SA"/>
    </style:style>
    <style:style style:name="T28" style:family="text">
      <style:text-properties fo:color="#000000" officeooo:rsid="000556a1"/>
    </style:style>
    <style:style style:name="T29" style:family="text">
      <style:text-properties style:font-name-complex="Times New Roman"/>
    </style:style>
    <style:style style:name="T30" style:family="text">
      <style:text-properties style:text-position="sub 67%"/>
    </style:style>
    <style:style style:name="T31" style:family="text">
      <style:text-properties style:font-name="Cambria Math" fo:font-size="20pt" style:font-size-asian="20pt"/>
    </style:style>
    <style:style style:name="T32" style:family="text">
      <style:text-properties style:text-position="super 65%" style:font-name="Cambria Math" fo:font-size="20pt" style:font-size-asian="20pt"/>
    </style:style>
    <style:style style:name="T33" style:family="text">
      <style:text-properties style:text-position="super 67%" style:font-name="Bookman Old Style" fo:font-style="italic" style:font-style-asian="italic" style:font-name-complex="Times New Roman" style:font-size-complex="10.5pt"/>
    </style:style>
    <style:style style:name="T34" style:family="text">
      <style:text-properties style:text-position="super 67%" style:font-name="Bookman Old Style" fo:font-weight="bold" style:font-weight-asian="bold" style:font-name-complex="Times New Roman" style:font-size-complex="10.5pt"/>
    </style:style>
    <style:style style:name="T35" style:family="text">
      <style:text-properties officeooo:rsid="000556a1"/>
    </style:style>
    <style:style style:name="T36" style:family="text">
      <style:text-properties fo:font-variant="normal" fo:text-transform="none" fo:color="#000000" fo:letter-spacing="normal" fo:font-style="normal" fo:font-weight="normal" officeooo:rsid="000556a1"/>
    </style:style>
    <style:style style:name="T37" style:family="text">
      <style:text-properties fo:font-variant="normal" fo:text-transform="none" fo:color="#000000" fo:letter-spacing="normal" fo:font-style="normal" fo:font-weight="bold" officeooo:rsid="000556a1" style:font-weight-asian="bold" style:font-weight-complex="bold"/>
    </style:style>
    <style:style style:name="T38" style:family="text">
      <style:text-properties fo:font-weight="bold" officeooo:rsid="00072e95" style:font-weight-asian="bold" style:font-weight-complex="bold"/>
    </style:style>
    <style:style style:name="T39" style:family="text">
      <style:text-properties fo:font-weight="bold" officeooo:rsid="000556a1" style:font-weight-asian="bold" style:font-weight-complex="bold"/>
    </style:style>
    <style:style style:name="T40" style:family="text">
      <style:text-properties style:font-name="Bookman Old Style1" fo:font-size="12pt" officeooo:rsid="000556a1" style:font-size-asian="12pt" style:font-name-complex="Times New Roman" style:font-size-complex="12pt"/>
    </style:style>
    <style:style style:name="T41" style:family="text">
      <style:text-properties style:font-name="Bookman Old Style1" fo:font-size="12pt" officeooo:rsid="000556a1" style:font-size-asian="12pt" style:font-size-complex="12pt"/>
    </style:style>
    <style:style style:name="T42" style:family="text">
      <style:text-properties officeooo:rsid="00072e95"/>
    </style:style>
    <style:style style:name="T43" style:family="text">
      <style:text-properties style:text-underline-style="none" officeooo:rsid="00072e95"/>
    </style:style>
    <style:style style:name="fr1" style:family="graphic" style:parent-style-name="Graphics">
      <style:graphic-properties style:vertical-pos="top" style:vertical-rel="baseline" style:horizontal-pos="center" style:horizontal-rel="paragraph-content" fo:background-color="transparent" style:background-transparency="100%" fo:padding-left="0.263cm" fo:padding-right="0.263cm" fo:padding-top="0.136cm" fo:padding-bottom="0.136cm" fo:border="0.51pt solid #000000"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1.482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OLE">
      <style:graphic-properties style:vertical-pos="middle" style:vertical-rel="baseline" draw:ole-draw-aspect="1"/>
    </style:style>
    <text:list-style style:name="L1">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6">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text:space-before="0.635cm" text:min-label-width="0.635cm"/>
        <style:text-properties style:font-name="Symbol"/>
      </text:list-level-style-bullet>
      <text:list-level-style-bullet text:level="2" text:style-name="WW_5f_CharLFO13LVL2" text:bullet-char="o">
        <style:list-level-properties text:space-before="1.905cm" text:min-label-width="0.635cm"/>
        <style:text-properties style:font-name="Courier New"/>
      </text:list-level-style-bullet>
      <text:list-level-style-bullet text:level="3" text:style-name="WW_5f_CharLFO13LVL3" text:bullet-char="">
        <style:list-level-properties text:space-before="3.175cm" text:min-label-width="0.635cm"/>
        <style:text-properties style:font-name="Wingdings"/>
      </text:list-level-style-bullet>
      <text:list-level-style-bullet text:level="4" text:style-name="WW_5f_CharLFO13LVL4" text:bullet-char="">
        <style:list-level-properties text:space-before="4.445cm" text:min-label-width="0.635cm"/>
        <style:text-properties style:font-name="Symbol"/>
      </text:list-level-style-bullet>
      <text:list-level-style-bullet text:level="5" text:style-name="WW_5f_CharLFO13LVL5" text:bullet-char="o">
        <style:list-level-properties text:space-before="5.715cm" text:min-label-width="0.635cm"/>
        <style:text-properties style:font-name="Courier New"/>
      </text:list-level-style-bullet>
      <text:list-level-style-bullet text:level="6" text:style-name="WW_5f_CharLFO13LVL6" text:bullet-char="">
        <style:list-level-properties text:space-before="6.985cm" text:min-label-width="0.635cm"/>
        <style:text-properties style:font-name="Wingdings"/>
      </text:list-level-style-bullet>
      <text:list-level-style-bullet text:level="7" text:style-name="WW_5f_CharLFO13LVL7" text:bullet-char="">
        <style:list-level-properties text:space-before="8.255cm" text:min-label-width="0.635cm"/>
        <style:text-properties style:font-name="Symbol"/>
      </text:list-level-style-bullet>
      <text:list-level-style-bullet text:level="8" text:style-name="WW_5f_CharLFO13LVL8" text:bullet-char="o">
        <style:list-level-properties text:space-before="9.525cm" text:min-label-width="0.635cm"/>
        <style:text-properties style:font-name="Courier New"/>
      </text:list-level-style-bullet>
      <text:list-level-style-bullet text:level="9" text:style-name="WW_5f_CharLFO1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7"/>
      <text:p text:style-name="P7"/>
      <text:p text:style-name="P7"/>
      <text:p text:style-name="P7"/>
      <text:p text:style-name="P7"/>
      <text:p text:style-name="P7"/>
      <text:p text:style-name="P7"/>
      <text:p text:style-name="P9">Gestión de sentencias:</text:p>
      <text:p text:style-name="P9">Proyecto de programación</text:p>
      <text:p text:style-name="P8"/>
      <text:p text:style-name="P10">Daniel Franco Barranco</text:p>
      <text:p text:style-name="P10">Iván Matellanes Pastoriza</text:p>
      <text:p text:style-name="P10">Asier Mujika Aramendia</text:p>
      <text:p text:style-name="P13"/>
      <text:p text:style-name="P13">Estructuras de Datos y Algoritmos</text:p>
      <text:p text:style-name="P13">Grado en Ingeniería Informática</text:p>
      <text:p text:style-name="P13"/>
      <text:p text:style-name="P13">Diciembre de 2012</text:p>
      <text:p text:style-name="P78">Índice</text:p>
      <text:p text:style-name="P17"/>
      <table:table table:name="Tabla1" table:style-name="Tabla1">
        <table:table-column table:style-name="Tabla1.A"/>
        <table:table-column table:style-name="Tabla1.B"/>
        <table:table-row table:style-name="Tabla1.1">
          <table:table-cell table:style-name="Tabla1.A1" office:value-type="string">
            <text:p text:style-name="P29"/>
          </table:table-cell>
          <table:table-cell table:style-name="Tabla1.A1" office:value-type="string">
            <text:p text:style-name="P20">Página</text:p>
          </table:table-cell>
        </table:table-row>
        <table:table-row table:style-name="Tabla1.1">
          <table:table-cell table:style-name="Tabla1.A1" office:value-type="string">
            <text:list xml:id="list20697354" text:style-name="Estiloa1">
              <text:list-item>
                <text:p text:style-name="P79">Resumen</text:p>
              </text:list-item>
            </text:list>
          </table:table-cell>
          <table:table-cell table:style-name="Tabla1.A1" office:value-type="string">
            <text:p text:style-name="P21">3</text:p>
          </table:table-cell>
        </table:table-row>
        <table:table-row table:style-name="Tabla1.1">
          <table:table-cell table:style-name="Tabla1.A1" office:value-type="string">
            <text:list xml:id="list21325419" text:continue-numbering="true" text:style-name="Estiloa1">
              <text:list-item>
                <text:p text:style-name="P79">Introducción</text:p>
              </text:list-item>
            </text:list>
          </table:table-cell>
          <table:table-cell table:style-name="Tabla1.A1" office:value-type="string">
            <text:p text:style-name="P21"/>
          </table:table-cell>
        </table:table-row>
        <table:table-row table:style-name="Tabla1.1">
          <table:table-cell table:style-name="Tabla1.A1" office:value-type="string">
            <text:list xml:id="list21323016" text:continue-numbering="true" text:style-name="Estiloa1">
              <text:list-item>
                <text:list>
                  <text:list-item>
                    <text:p text:style-name="P79">Objetivos</text:p>
                  </text:list-item>
                </text:list>
              </text:list-item>
            </text:list>
          </table:table-cell>
          <table:table-cell table:style-name="Tabla1.A1" office:value-type="string">
            <text:p text:style-name="P21">3</text:p>
          </table:table-cell>
        </table:table-row>
        <table:table-row table:style-name="Tabla1.1">
          <table:table-cell table:style-name="Tabla1.A1" office:value-type="string">
            <text:list xml:id="list21304710" text:continue-numbering="true" text:style-name="Estiloa1">
              <text:list-item>
                <text:list>
                  <text:list-item>
                    <text:p text:style-name="P79">Metodología</text:p>
                  </text:list-item>
                </text:list>
              </text:list-item>
            </text:list>
          </table:table-cell>
          <table:table-cell table:style-name="Tabla1.A1" office:value-type="string">
            <text:p text:style-name="P21">4</text:p>
          </table:table-cell>
        </table:table-row>
        <table:table-row table:style-name="Tabla1.1">
          <table:table-cell table:style-name="Tabla1.A1" office:value-type="string">
            <text:list xml:id="list21296187" text:continue-numbering="true" text:style-name="Estiloa1">
              <text:list-item>
                <text:p text:style-name="P79">Versión 0</text:p>
              </text:list-item>
            </text:list>
          </table:table-cell>
          <table:table-cell table:style-name="Tabla1.A1" office:value-type="string">
            <text:p text:style-name="P21"/>
          </table:table-cell>
        </table:table-row>
        <table:table-row table:style-name="Tabla1.1">
          <table:table-cell table:style-name="Tabla1.A1" office:value-type="string">
            <text:list xml:id="list21293054" text:continue-numbering="true" text:style-name="Estiloa1">
              <text:list-item>
                <text:list>
                  <text:list-item>
                    <text:p text:style-name="P79">Estructura</text:p>
                  </text:list-item>
                </text:list>
              </text:list-item>
            </text:list>
          </table:table-cell>
          <table:table-cell table:style-name="Tabla1.A1" office:value-type="string">
            <text:p text:style-name="P21">5</text:p>
          </table:table-cell>
        </table:table-row>
        <table:table-row table:style-name="Tabla1.1">
          <table:table-cell table:style-name="Tabla1.A1" office:value-type="string">
            <text:list xml:id="list21308350" text:continue-numbering="true" text:style-name="Estiloa1">
              <text:list-item>
                <text:list>
                  <text:list-item>
                    <text:p text:style-name="P79">Implementación</text:p>
                  </text:list-item>
                </text:list>
              </text:list-item>
            </text:list>
          </table:table-cell>
          <table:table-cell table:style-name="Tabla1.A1" office:value-type="string">
            <text:p text:style-name="P21">7</text:p>
          </table:table-cell>
        </table:table-row>
        <table:table-row table:style-name="Tabla1.1">
          <table:table-cell table:style-name="Tabla1.A1" office:value-type="string">
            <text:list xml:id="list21305168" text:continue-numbering="true" text:style-name="Estiloa1">
              <text:list-item>
                <text:list>
                  <text:list-item>
                    <text:p text:style-name="P79">Análisis de complejidad</text:p>
                  </text:list-item>
                </text:list>
              </text:list-item>
            </text:list>
          </table:table-cell>
          <table:table-cell table:style-name="Tabla1.A1" office:value-type="string">
            <text:p text:style-name="P21">8</text:p>
          </table:table-cell>
        </table:table-row>
        <table:table-row table:style-name="Tabla1.1">
          <table:table-cell table:style-name="Tabla1.A1" office:value-type="string">
            <text:list xml:id="list21316696" text:continue-numbering="true" text:style-name="Estiloa1">
              <text:list-item>
                <text:list>
                  <text:list-item>
                    <text:p text:style-name="P79">Tiempos de ejecución</text:p>
                  </text:list-item>
                </text:list>
              </text:list-item>
            </text:list>
          </table:table-cell>
          <table:table-cell table:style-name="Tabla1.A1" office:value-type="string">
            <text:p text:style-name="P21">12</text:p>
          </table:table-cell>
        </table:table-row>
        <table:table-row table:style-name="Tabla1.1">
          <table:table-cell table:style-name="Tabla1.A1" office:value-type="string">
            <text:list xml:id="list21295482" text:continue-numbering="true" text:style-name="Estiloa1">
              <text:list-item>
                <text:p text:style-name="P79">Versión 1</text:p>
              </text:list-item>
            </text:list>
          </table:table-cell>
          <table:table-cell table:style-name="Tabla1.A1" office:value-type="string">
            <text:p text:style-name="P21"/>
          </table:table-cell>
        </table:table-row>
        <table:table-row table:style-name="Tabla1.1">
          <table:table-cell table:style-name="Tabla1.A1" office:value-type="string">
            <text:list xml:id="list21310226" text:continue-numbering="true" text:style-name="Estiloa1">
              <text:list-item>
                <text:list>
                  <text:list-item>
                    <text:p text:style-name="P79">Cambios en la estructura</text:p>
                  </text:list-item>
                </text:list>
              </text:list-item>
            </text:list>
          </table:table-cell>
          <table:table-cell table:style-name="Tabla1.A1" office:value-type="string">
            <text:p text:style-name="P21">13</text:p>
          </table:table-cell>
        </table:table-row>
        <table:table-row table:style-name="Tabla1.1">
          <table:table-cell table:style-name="Tabla1.A1" office:value-type="string">
            <text:list xml:id="list21324357" text:continue-numbering="true" text:style-name="Estiloa1">
              <text:list-item>
                <text:list>
                  <text:list-item>
                    <text:p text:style-name="P79">Nuevos métodos</text:p>
                  </text:list-item>
                </text:list>
              </text:list-item>
            </text:list>
          </table:table-cell>
          <table:table-cell table:style-name="Tabla1.A1" office:value-type="string">
            <text:p text:style-name="P21">14</text:p>
          </table:table-cell>
        </table:table-row>
        <table:table-row table:style-name="Tabla1.1">
          <table:table-cell table:style-name="Tabla1.A1" office:value-type="string">
            <text:list xml:id="list21322740" text:continue-numbering="true" text:style-name="Estiloa1">
              <text:list-item>
                <text:p text:style-name="P79">Versión 2</text:p>
              </text:list-item>
            </text:list>
          </table:table-cell>
          <table:table-cell table:style-name="Tabla1.A1" office:value-type="string">
            <text:p text:style-name="P21">16</text:p>
          </table:table-cell>
        </table:table-row>
        <table:table-row table:style-name="Tabla1.1">
          <table:table-cell table:style-name="Tabla1.A1" office:value-type="string">
            <text:list xml:id="list21294984" text:continue-numbering="true" text:style-name="Estiloa1">
              <text:list-item>
                <text:p text:style-name="P79">Actas de las reuniones</text:p>
              </text:list-item>
            </text:list>
          </table:table-cell>
          <table:table-cell table:style-name="Tabla1.A1" office:value-type="string">
            <text:p text:style-name="P21">17</text:p>
          </table:table-cell>
        </table:table-row>
        <table:table-row table:style-name="Tabla1.1">
          <table:table-cell table:style-name="Tabla1.A1" office:value-type="string">
            <text:list xml:id="list21321623" text:continue-numbering="true" text:style-name="Estiloa1">
              <text:list-item>
                <text:p text:style-name="P79">Anexos</text:p>
              </text:list-item>
            </text:list>
          </table:table-cell>
          <table:table-cell table:style-name="Tabla1.A1" office:value-type="string">
            <text:p text:style-name="P21">19</text:p>
          </table:table-cell>
        </table:table-row>
      </table:table>
      <text:p text:style-name="Standard_20__28_user_29_"/>
      <text:p text:style-name="P2">1. Resumen</text:p>
      <text:p text:style-name="Tarterik_20_ez"><text:span text:style-name="Paragrafoaren_20_letra-tipo_20_lehenetsia"><text:span text:style-name="T3"><draw:frame draw:style-name="fr1" draw:name="Marco1" text:anchor-type="as-char" svg:width="14.958cm" style:rel-width="scale" svg:height="1.159cm" style:rel-height="scale" draw:z-index="0"><draw:text-box><text:p text:style-name="P23">Aquí debe presentarse un resumen de todo el trabajo, que no debe superar la media página (más o menos). Debe explicarse en qué consiste el trabajo presentado, qué partes tiene y de qué trata cada parte.</text:p><text:p text:style-name="Standard"/></draw:text-box></draw:frame></text:span></text:span></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12">2. Introducción</text:p>
      <text:p text:style-name="Tarterik_20_ez"><text:span text:style-name="Paragrafoaren_20_letra-tipo_20_lehenetsia"><text:span text:style-name="T3"><draw:frame draw:style-name="fr1" draw:name="Marco2" text:anchor-type="as-char" svg:width="14.952cm" style:rel-width="scale" svg:height="1.512cm" style:rel-height="scale" draw:z-index="1"><draw:text-box><text:p text:style-name="P24">En esta sección debe explicarse el escenario del trabajo. Se presentarán también los objetivos del mismo: enunciado del problema a resolver y el alcance de funcionalidad de la implementación que se ha desarrollado.</text:p><text:p text:style-name="P24">Puede ser interesante explicar el historial de las dificultades relevantes que se han superado.</text:p><text:p text:style-name="Standard"/></draw:text-box></draw:frame></text:span></text:span></text:p>
      <text:p text:style-name="P14">2.1 Objetivos</text:p>
      <text:p text:style-name="P31"><text:span text:style-name="Paragrafoaren_20_letra-tipo_20_lehenetsia"><text:span text:style-name="T5">La idea principal del proyecto que se nos presenta en esta asignatura es la de gestionar sentencias simples, que tendrá la forma de </text:span></text:span><text:span text:style-name="Paragrafoaren_20_letra-tipo_20_lehenetsia"><text:span text:style-name="T7">sujeto propiedad objeto</text:span></text:span><text:span text:style-name="Paragrafoaren_20_letra-tipo_20_lehenetsia"><text:span text:style-name="T5">. Para realizar este cometido, las sentencias han de agruparse en almacenes sobre los que se definen una serie de operaciones a implementar. A continuación se listan algunos ejemplos de estas operaciones:</text:span></text:span></text:p>
      <text:list xml:id="list20699583" text:style-name="WW8Num1">
        <text:list-item>
          <text:p text:style-name="P84">Obtener las sentencias de un almacén con un sujeto determinado.</text:p>
        </text:list-item>
        <text:list-item>
          <text:p text:style-name="P84">Obtener una colección ordenada de todas las sentencias del almacén.</text:p>
        </text:list-item>
        <text:list-item>
          <text:p text:style-name="P84">Dar una colección de entidades que son sujetos en varios almacenes distintos.</text:p>
        </text:list-item>
        <text:list-item>
          <text:p text:style-name="P84">Cargar sentencias a un almacén desde un fichero de texto.</text:p>
        </text:list-item>
      </text:list>
      <text:p text:style-name="P31"><text:span text:style-name="Paragrafoaren_20_letra-tipo_20_lehenetsia"><text:span text:style-name="T4">Algunas de las propiedades pueden recibir un tratamiento especial, como es el caso de </text:span></text:span><text:span text:style-name="Paragrafoaren_20_letra-tipo_20_lehenetsia"><text:span text:style-name="T6">es</text:span></text:span><text:span text:style-name="Paragrafoaren_20_letra-tipo_20_lehenetsia"><text:span text:style-name="T4"> y </text:span></text:span><text:span text:style-name="Paragrafoaren_20_letra-tipo_20_lehenetsia"><text:span text:style-name="T6">subClaseDe</text:span></text:span><text:span text:style-name="Paragrafoaren_20_letra-tipo_20_lehenetsia"><text:span text:style-name="T4">, y en base a este se piden ciertas operaciones, entre las que se </text:span></text:span><text:soft-page-break/><text:span text:style-name="Paragrafoaren_20_letra-tipo_20_lehenetsia"><text:span text:style-name="T4">incluyen: las clases que son superclases de otra, los profesores que trabajan para un determinado departamento, etc.</text:span></text:span></text:p>
      <text:p text:style-name="P32">Desde el primer momento, la intención de los tres componentes del grupo ha sido realizar la estructuración e implementación del proyecto de la forma más eficiente posible en base a las estructuras de datos que conocemos. De este modo, hemos pretendido escribir código limpio, correcto y eficaz para la versión inicial o versión 0, y así evitar futuras restructuraciones o amplias modificaciones en el código. Las ideas planteadas se exponen más detalladamente en el siguiente apartado.</text:p>
      <text:p text:style-name="P32">Éramos conscientes de que según avanzara el curso sería imprescindible realizar ajustes para hacer el programa más competitivo, pero nuestra intención era que los inevitables ajustes no supusieran replantear toda la estructura inicial.</text:p>
      <text:p text:style-name="P14">2.2 Metodología</text:p>
      <text:p text:style-name="P38"><text:tab/>Realizar un trabajo en equipo puede ser una ardua tarea si no se administra debidamente. Es por ello que se decidió ir repartiendo la tarea según se avanzaba en el desarrollo del proyecto, procurando no solapar el trabajo de unos y otros y equilibrar la carga de trabajo de cada miembro del grupo.</text:p>
      <text:p text:style-name="P33"><text:span text:style-name="Paragrafoaren_20_letra-tipo_20_lehenetsia"><text:span text:style-name="T4">C</text:span></text:span><text:span text:style-name="Paragrafoaren_20_letra-tipo_20_lehenetsia"><text:span text:style-name="T4">on objeto de facilitar el trabajo en equipo y agilizar la tarea de compartir el código del proyecto, se decidió abrir un repositorio común on-line del sistema de control de versiones </text:span></text:span><text:span text:style-name="Paragrafoaren_20_letra-tipo_20_lehenetsia"><text:span text:style-name="T8">Git</text:span></text:span><text:span text:style-name="Paragrafoaren_20_letra-tipo_20_lehenetsia"><text:span text:style-name="T4">. Esto nos ha facilitado la tarea de comunicar los cambios que se van realizando en el proyecto mediante </text:span></text:span><text:span text:style-name="Paragrafoaren_20_letra-tipo_20_lehenetsia"><text:span text:style-name="T8">commits</text:span></text:span><text:span text:style-name="Paragrafoaren_20_letra-tipo_20_lehenetsia"><text:span text:style-name="T4"> y nos ha permitido a todos trabajar sobre el mismo código. Cabe decir que el repositorio es de acceso público y se encuentra en la siguiente dirección:</text:span></text:span></text:p>
      <text:p text:style-name="P41"><text:a xlink:type="simple" xlink:href="https://github.com/Sulley38/ProyectoEDA" office:target-frame-name="_top" xlink:show="replace"><text:span text:style-name="Hiperesteka"><text:span text:style-name="T17">https://github.com/Sulley38/ProyectoEDA</text:span></text:span></text:a></text:p>
      <text:p text:style-name="P37"/>
      <text:p text:style-name="P3"/>
      <text:p text:style-name="P11">3. Versión 0</text:p>
      <text:p text:style-name="Tarterik_20_ez"><text:span text:style-name="Paragrafoaren_20_letra-tipo_20_lehenetsia"><text:span text:style-name="T3"><draw:frame draw:style-name="fr1" draw:name="Marco3" text:anchor-type="as-char" svg:width="14.956cm" style:rel-width="scale" svg:height="6.872cm" style:rel-height="scale" draw:z-index="2"><draw:text-box><text:p text:style-name="P23">Puesto que se trata de dejar constancia de todo el trabajo realizado durante el curso, es interesante plasmar en distintas secciones los estados principales por los que ha ido pasando la aplicación desarrollada. Así, podemos redactar una sección, que corresponderá con una nueva versión, por cada organización fundamental de los datos a procesar (diseño de datos) y sus correspondientes implementaciones de métodos que hayamos alcanzado con esa versión.</text:p><text:p text:style-name="P23">Se explicarán brevemente las decisiones de diseño de las estructuras de datos seleccionadas para resolver los problemas <text:s/>que se aborden inicialmente y se enumerarán los métodos que se han implementado.</text:p><text:p text:style-name="P23">Para cada método se indicará lo que hace (especificación) y, si es relevante, se dará también una breve explicación de cómo lo hace. Cada método irá acompañado de su clasificación en complejidad algorítmica y de una justificación de esa clasificación.</text:p><text:p text:style-name="P23">Además, para los métodos más importantes, se realizarán pruebas de ejecución sobre datos de entrada de distintos tamaños para registrar el tiempo necesitado por esos métodos y se presentarán las tablas de resultados del modo más conveniente para su interpretación. <text:s/></text:p><text:p text:style-name="P23">El código fuente de los programas implementados puede agruparse en un anexo que se presenta en una sección creada al efecto al final de la memoria.</text:p><text:p text:style-name="Standard"/></draw:text-box></draw:frame></text:span></text:span></text:p>
      <text:p text:style-name="P14">3.1 Estructura</text:p>
      <text:p text:style-name="P32">La idea básica con la que comenzamos a abordar este proyecto se detalla a continuación.</text:p>
      <text:p text:style-name="P31"><text:span text:style-name="Paragrafoaren_20_letra-tipo_20_lehenetsia"><text:span text:style-name="T4">En primer lugar, para contener las relaciones entre sentencias, en lugar de utilizar </text:span></text:span><text:span text:style-name="Paragrafoaren_20_letra-tipo_20_lehenetsia"><text:span text:style-name="T8">arrays</text:span></text:span><text:span text:style-name="Paragrafoaren_20_letra-tipo_20_lehenetsia"><text:span text:style-name="T4"> simples o listas enlazadas (que hubiera sido la idea más s</text:span></text:span><text:span text:style-name="Paragrafoaren_20_letra-tipo_20_lehenetsia"><text:span text:style-name="T4">encilla</text:span></text:span><text:span text:style-name="Paragrafoaren_20_letra-tipo_20_lehenetsia"><text:span text:style-name="T4"> a primera vista), decidimos representar todas las sentencias utilizando un grafo dirigido ponderado en el que los nodos serían los sujetos y objetos, y el peso de las aristas estaría asociado a las propiedades de las sentencias. Se le asigna a cada entidad (sujeto, objeto y propiedad) un valor numérico para posteriormente administrar todo con una </text:span></text:span><text:span text:style-name="Paragrafoaren_20_letra-tipo_20_lehenetsia"><text:span text:style-name="T4">lista</text:span></text:span><text:span text:style-name="Paragrafoaren_20_letra-tipo_20_lehenetsia"><text:span text:style-name="T4"> de adyacencia.</text:span></text:span></text:p>
      <text:p text:style-name="Standard_20__28_user_29_"/>
      <text:p text:style-name="P52"><text:span text:style-name="Paragrafoaren_20_letra-tipo_20_lehenetsia"><text:span text:style-name="T3"><draw:frame draw:style-name="fr3" draw:name="Irudia 7" text:anchor-type="as-char" svg:y="0cm" svg:width="12.779cm" style:rel-width="scale" svg:height="3.969cm" style:rel-height="scale" draw:z-index="3"><draw:image/><svg:desc>grafo</svg:desc></draw:frame></text:span></text:span></text:p>
      <text:p text:style-name="P21"><text:span text:style-name="Paragrafoaren_20_letra-tipo_20_lehenetsia"><text:span text:style-name="T18">Imagen 1.</text:span></text:span><text:span text:style-name="Paragrafoaren_20_letra-tipo_20_lehenetsia"><text:span text:style-name="T20"> Representación del grafo.</text:span></text:span></text:p>
      <text:p text:style-name="Standard_20__28_user_29_"/>
      <text:p text:style-name="Standard_20__28_user_29_"/>
      <text:p text:style-name="P30"><text:span text:style-name="Paragrafoaren_20_letra-tipo_20_lehenetsia"><text:span text:style-name="T4">Para relacionar el </text:span></text:span><text:span text:style-name="Paragrafoaren_20_letra-tipo_20_lehenetsia"><text:span text:style-name="T8">string</text:span></text:span><text:span text:style-name="Paragrafoaren_20_letra-tipo_20_lehenetsia"><text:span text:style-name="T4"> de una entidad con su valor numérico correspondiente utilizamos un árbol de prefijos (trie).</text:span></text:span></text:p>
      <text:p text:style-name="Standard"/>
      <text:p text:style-name="Normala"/>
      <text:p text:style-name="P57"><draw:frame draw:style-name="fr2" draw:name="Text Box 199" text:anchor-type="paragraph" svg:x="-0.159cm" svg:y="7.766cm" svg:width="7.25cm" style:rel-width="scale" svg:height="0.721cm" style:rel-height="scale" draw:z-index="20"><draw:text-box><text:p text:style-name="P22"><text:span text:style-name="Paragrafoaren_20_letra-tipo_20_lehenetsia"><text:span text:style-name="T18">Imagen </text:span></text:span><text:span text:style-name="Paragrafoaren_20_letra-tipo_20_lehenetsia"><text:span text:style-name="T18">2</text:span></text:span><text:span text:style-name="Paragrafoaren_20_letra-tipo_20_lehenetsia"><text:span text:style-name="T18">.</text:span></text:span><text:span text:style-name="Paragrafoaren_20_letra-tipo_20_lehenetsia"><text:span text:style-name="T20"> </text:span></text:span><text:span text:style-name="Paragrafoaren_20_letra-tipo_20_lehenetsia"><text:span text:style-name="T20">Ejemplo de trie (Wikipedia).</text:span></text:span></text:p><text:p text:style-name="Normala"/></draw:text-box></draw:frame><draw:frame draw:style-name="fr4" draw:name="gráficos1" text:anchor-type="paragraph" svg:x="0.079cm" svg:y="-0.046cm" svg:width="6.906cm" style:rel-width="scale" svg:height="7.567cm" style:rel-height="scale" draw:z-index="19"><draw:image/></draw:frame><text:span text:style-name="Paragrafoaren_20_letra-tipo_20_lehenetsia"><text:span text:style-name="T4">Como en el ejemplo se puede observar</text:span></text:span><text:span text:style-name="Paragrafoaren_20_letra-tipo_20_lehenetsia"><text:span text:style-name="T4">,</text:span></text:span><text:span text:style-name="Paragrafoaren_20_letra-tipo_20_lehenetsia"><text:span text:style-name="T4"> para </text:span></text:span><text:span text:style-name="Paragrafoaren_20_letra-tipo_20_lehenetsia"><text:span text:style-name="T4">obtener el valor de</text:span></text:span><text:span text:style-name="Paragrafoaren_20_letra-tipo_20_lehenetsia"><text:span text:style-name="T4"> una palabra </text:span></text:span><text:soft-page-break/><text:span text:style-name="Paragrafoaren_20_letra-tipo_20_lehenetsia"><text:span text:style-name="T4">recorreremos el árbol </text:span></text:span><text:span text:style-name="Paragrafoaren_20_letra-tipo_20_lehenetsia"><text:span text:style-name="T4">siguiendo el camino del </text:span></text:span><text:span text:style-name="Paragrafoaren_20_letra-tipo_20_lehenetsia"><text:span text:style-name="T8">string</text:span></text:span><text:span text:style-name="Paragrafoaren_20_letra-tipo_20_lehenetsia"><text:span text:style-name="T4"> letra a letra</text:span></text:span><text:span text:style-name="Paragrafoaren_20_letra-tipo_20_lehenetsia"><text:span text:style-name="T4">. En nuestro caso, haremos el mismo árbol, guardando sus características pero </text:span></text:span><text:span text:style-name="Paragrafoaren_20_letra-tipo_20_lehenetsia"><text:span text:style-name="T4">teniendo en cuenta que si el nodo no es el final de una palabra, tendrá el valor por defecto de -1. El valor que se indica en azul es el correspondiente al </text:span></text:span><text:span text:style-name="Paragrafoaren_20_letra-tipo_20_lehenetsia"><text:span text:style-name="T8">string</text:span></text:span><text:span text:style-name="Paragrafoaren_20_letra-tipo_20_lehenetsia"><text:span text:style-name="T4"> que termina en ese nodo.</text:span></text:span></text:p>
      <text:p text:style-name="Standard"/>
      <text:p text:style-name="P25"><text:tab/><text:span text:style-name="Paragrafoaren_20_letra-tipo_20_lehenetsia"><text:span text:style-name="T4">En el sentido contrario, si queremos conocer a qué </text:span></text:span><text:span text:style-name="Paragrafoaren_20_letra-tipo_20_lehenetsia"><text:span text:style-name="T8">string</text:span></text:span><text:span text:style-name="Paragrafoaren_20_letra-tipo_20_lehenetsia"><text:span text:style-name="T4"> pertenece un índice dado, se accede a un </text:span></text:span><text:span text:style-name="Paragrafoaren_20_letra-tipo_20_lehenetsia"><text:span text:style-name="T8">array</text:span></text:span><text:span text:style-name="Paragrafoaren_20_letra-tipo_20_lehenetsia"><text:span text:style-name="T4"> de </text:span></text:span><text:span text:style-name="Paragrafoaren_20_letra-tipo_20_lehenetsia"><text:span text:style-name="T8">strings</text:span></text:span><text:span text:style-name="Paragrafoaren_20_letra-tipo_20_lehenetsia"><text:span text:style-name="T4"> en la posición del índice, que devuelve el </text:span></text:span><text:span text:style-name="Paragrafoaren_20_letra-tipo_20_lehenetsia"><text:span text:style-name="T9">string</text:span></text:span><text:span text:style-name="Paragrafoaren_20_letra-tipo_20_lehenetsia"><text:span text:style-name="T4"> correspondiente.</text:span></text:span></text:p>
      <text:p text:style-name="P32">Esto sería un ejemplo completo de la estructura de “codificación/descodificación”:</text:p>
      <text:p text:style-name="P22"><text:span text:style-name="Paragrafoaren_20_letra-tipo_20_lehenetsia"><text:span text:style-name="T2"><draw:frame draw:style-name="fr5" draw:name="Irudia 8" text:anchor-type="as-char" svg:y="0cm" svg:width="13.996cm" style:rel-width="scale" svg:height="10.292cm" style:rel-height="scale" draw:z-index="4"><draw:image/><svg:desc>Trie</svg:desc></draw:frame></text:span></text:span></text:p>
      <text:p text:style-name="P22"><text:span text:style-name="Paragrafoaren_20_letra-tipo_20_lehenetsia"><text:span text:style-name="T18">Imagen </text:span></text:span><text:span text:style-name="Paragrafoaren_20_letra-tipo_20_lehenetsia"><text:span text:style-name="T18">3</text:span></text:span><text:span text:style-name="Paragrafoaren_20_letra-tipo_20_lehenetsia"><text:span text:style-name="T18">.</text:span></text:span><text:span text:style-name="Paragrafoaren_20_letra-tipo_20_lehenetsia"><text:span text:style-name="T20"> </text:span></text:span><text:span text:style-name="Paragrafoaren_20_letra-tipo_20_lehenetsia"><text:span text:style-name="T20">Conversión int-&gt;string</text:span></text:span><text:span text:style-name="Paragrafoaren_20_letra-tipo_20_lehenetsia"><text:span text:style-name="T20"> y </text:span></text:span><text:span text:style-name="Paragrafoaren_20_letra-tipo_20_lehenetsia"><text:span text:style-name="T20">string-&gt;int</text:span></text:span><text:span text:style-name="Paragrafoaren_20_letra-tipo_20_lehenetsia"><text:span text:style-name="T20">.</text:span></text:span></text:p>
      <text:p text:style-name="Standard_20__28_user_29_"/>
      <text:p text:style-name="P14">3.2 Implementación</text:p>
      <text:p text:style-name="P32"><text:soft-page-break/>Con todos los datos ya en forma numérica, es turno de ver la implementación del grafo a nivel de código. En primer lugar, se pensó describirlo utilizando una matriz de adyacencia como la que se muestra en el siguiente ejemplo:</text:p>
      <text:p text:style-name="Standard_20__28_user_29_"><text:span text:style-name="Paragrafoaren_20_letra-tipo_20_lehenetsia"><text:span text:style-name="T2"><draw:frame draw:style-name="fr5" draw:name="Irudia 9" text:anchor-type="as-char" svg:y="0cm" svg:width="15.002cm" style:rel-width="scale" svg:height="6.985cm" style:rel-height="scale" draw:z-index="5"><draw:image/><svg:desc>MAdyacencia</svg:desc></draw:frame></text:span></text:span></text:p>
      <text:p text:style-name="P22"><text:span text:style-name="Paragrafoaren_20_letra-tipo_20_lehenetsia"><text:span text:style-name="T18">Imagen </text:span></text:span><text:span text:style-name="Paragrafoaren_20_letra-tipo_20_lehenetsia"><text:span text:style-name="T18">4</text:span></text:span><text:span text:style-name="Paragrafoaren_20_letra-tipo_20_lehenetsia"><text:span text:style-name="T18">.</text:span></text:span><text:span text:style-name="Paragrafoaren_20_letra-tipo_20_lehenetsia"><text:span text:style-name="T20"> </text:span></text:span><text:span text:style-name="Paragrafoaren_20_letra-tipo_20_lehenetsia"><text:span text:style-name="T20">Representación con matriz de adyacencia.</text:span></text:span></text:p>
      <text:p text:style-name="Standard_20__28_user_29_"/>
      <text:p text:style-name="P25"><text:tab/><text:span text:style-name="Paragrafoaren_20_letra-tipo_20_lehenetsia"><text:span text:style-name="T4">Esta forma de organizar</text:span></text:span><text:span text:style-name="Paragrafoaren_20_letra-tipo_20_lehenetsia"><text:span text:style-name="T4"> los objetos, sujetos y propiedades no result</text:span></text:span><text:span text:style-name="Paragrafoaren_20_letra-tipo_20_lehenetsia"><text:span text:style-name="T4">ó</text:span></text:span><text:span text:style-name="Paragrafoaren_20_letra-tipo_20_lehenetsia"><text:span text:style-name="T4"> ser como creíamos de efectiva al tener que hace</text:span></text:span><text:span text:style-name="Paragrafoaren_20_letra-tipo_20_lehenetsia"><text:span text:style-name="T4">r una matriz de adyacencia con gran cantidad de</text:span></text:span><text:span text:style-name="Paragrafoaren_20_letra-tipo_20_lehenetsia"><text:span text:style-name="T4"> filas y columnas</text:span></text:span><text:span text:style-name="Paragrafoaren_20_letra-tipo_20_lehenetsia"><text:span text:style-name="T4"> y mucha memoria desaprovechada con valores -1</text:span></text:span><text:span text:style-name="Paragrafoaren_20_letra-tipo_20_lehenetsia"><text:span text:style-name="T4">. Por lo tanto, para esta </text:span></text:span><text:span text:style-name="Paragrafoaren_20_letra-tipo_20_lehenetsia"><text:span text:style-name="T4">tarea</text:span></text:span><text:span text:style-name="Paragrafoaren_20_letra-tipo_20_lehenetsia"><text:span text:style-name="T4"> en la 3</text:span></text:span><text:span text:style-name="Paragrafoaren_20_letra-tipo_20_lehenetsia"><text:span text:style-name="T4">ª</text:span></text:span><text:span text:style-name="Paragrafoaren_20_letra-tipo_20_lehenetsia"><text:span text:style-name="T4"> reunión decidimos utilizar otra estructura.</text:span></text:span></text:p>
      <text:p text:style-name="P32">La nueva idea se basó en el concepto de lista de adyacencia. Hemos usado una lista (implementada como array) para las aristas de entrada a un nodo y otra para las salidas. Cada posición del array se corresponde con uno de los sujetos u objetos, siguiendo el valor que le otorgamos al introducirlo en el trie. Los valores se dan de forma secuencial, según el orden en que se leen desde el fichero de sentencias, y se han utilizado tries distintos para sujetos/objetos y propiedades. Cada posición del array tiene un apuntador al comienzo de una lista enlazada, cuyos elementos contienen 3 variables para darnos la siguiente información: </text:p>
      <text:list xml:id="list20703948" text:style-name="L1">
        <text:list-item>
          <text:p text:style-name="P80">Propiedad: nos da la propiedad que entra/sale del nodo en el que estemos.</text:p>
        </text:list-item>
        <text:list-item>
          <text:p text:style-name="P80">Objetivo: nos da la información del nodo al que va/del cual proviene.</text:p>
        </text:list-item>
        <text:list-item>
          <text:p text:style-name="P80">Repeticiones: nos da la información de cuantas veces está repetida la arista que entra/sale a este nodo.</text:p>
        </text:list-item>
      </text:list>
      <text:p text:style-name="Standard_20__28_user_29_"/>
      <text:p text:style-name="Standard_20__28_user_29_"><text:soft-page-break/><text:span text:style-name="Paragrafoaren_20_letra-tipo_20_lehenetsia"><text:span text:style-name="T2"><draw:frame draw:style-name="fr5" draw:name="Irudia 10" text:anchor-type="as-char" svg:y="0cm" svg:width="15.002cm" style:rel-width="scale" svg:height="9.208cm" style:rel-height="scale" draw:z-index="6"><draw:image/><svg:desc>C:\Users\Iván\Pictures\LAdyacencia.jpg</svg:desc></draw:frame></text:span></text:span></text:p>
      <text:p text:style-name="P22"><text:span text:style-name="Paragrafoaren_20_letra-tipo_20_lehenetsia"><text:span text:style-name="T18">Imagen </text:span></text:span><text:span text:style-name="Paragrafoaren_20_letra-tipo_20_lehenetsia"><text:span text:style-name="T18">5</text:span></text:span><text:span text:style-name="Paragrafoaren_20_letra-tipo_20_lehenetsia"><text:span text:style-name="T18">.</text:span></text:span><text:span text:style-name="Paragrafoaren_20_letra-tipo_20_lehenetsia"><text:span text:style-name="T20"> </text:span></text:span><text:span text:style-name="Paragrafoaren_20_letra-tipo_20_lehenetsia"><text:span text:style-name="T20">Representación con lista de adyacencia.</text:span></text:span></text:p>
      <text:p text:style-name="P32"/>
      <text:p text:style-name="P32">La misma idea que se muestra en la imagen 5 se aplica para la segunda lista de adyacencia, pero esta vez indicando las aristas que salen de cada nodo.</text:p>
      <text:p text:style-name="P18"/>
      <text:p text:style-name="P14">3.3 Análisis de complejidad</text:p>
      <text:p text:style-name="P25"><text:span text:style-name="Paragrafoaren_20_letra-tipo_20_lehenetsia"><text:span text:style-name="T21"><text:tab/></text:span></text:span><text:span text:style-name="Paragrafoaren_20_letra-tipo_20_lehenetsia"><text:span text:style-name="T4">Las estructuras</text:span></text:span><text:span text:style-name="Paragrafoaren_20_letra-tipo_20_lehenetsia"><text:span text:style-name="T4"> de </text:span></text:span><text:span text:style-name="Paragrafoaren_20_letra-tipo_20_lehenetsia"><text:span text:style-name="T4">“codificación/descodificación”</text:span></text:span><text:span text:style-name="Paragrafoaren_20_letra-tipo_20_lehenetsia"><text:span text:style-name="T4"> permiten realizar ambas operaciones asociativas en un tiempo mínimo, como se puede apreciar en el análisis de complejidad de los métodos</text:span></text:span><text:span text:style-name="Paragrafoaren_20_letra-tipo_20_lehenetsia"><text:span text:style-name="T4"> del árbol de prefijos</text:span></text:span><text:span text:style-name="Paragrafoaren_20_letra-tipo_20_lehenetsia"><text:span text:style-name="T4">:</text:span></text:span></text:p>
      <text:p text:style-name="Standard_20__28_user_29_"/>
      <text:p text:style-name="Standard_20__28_user_29_"/>
      <text:p text:style-name="P26">Insertar un string en el trie:</text:p>
      <text:p text:style-name="P43"/>
      <text:p text:style-name="P41"><text:span text:style-name="Paragrafoaren_20_letra-tipo_20_lehenetsia"><text:span text:style-name="T22">public</text:span></text:span><text:span text:style-name="Paragrafoaren_20_letra-tipo_20_lehenetsia"><text:span text:style-name="T27"> </text:span></text:span><text:span text:style-name="Paragrafoaren_20_letra-tipo_20_lehenetsia"><text:span text:style-name="T22">int</text:span></text:span><text:span text:style-name="Paragrafoaren_20_letra-tipo_20_lehenetsia"><text:span text:style-name="T27"> insertar( String s, </text:span></text:span><text:span text:style-name="Paragrafoaren_20_letra-tipo_20_lehenetsia"><text:span text:style-name="T22">int</text:span></text:span><text:span text:style-name="Paragrafoaren_20_letra-tipo_20_lehenetsia"><text:span text:style-name="T27"> valor )</text:span></text:span><text:span text:style-name="Paragrafoaren_20_letra-tipo_20_lehenetsia"><text:span text:style-name="T27"> { ... }</text:span></text:span></text:p>
      <text:p text:style-name="Standard_20__28_user_29_"/>
      <text:p text:style-name="P27">Avanza por las ramas del trie siguiendo el camino que dictan los caracteres de s. Si faltan nodos, se añaden y al último se le da el valor del parámetro. Si ya existen, se devuelve el valor del último nodo.</text:p>
      <text:list xml:id="list20716449" text:style-name="L2">
        <text:list-item>
          <text:p text:style-name="P82"><text:span text:style-name="Paragrafoaren_20_letra-tipo_20_lehenetsia"><text:span text:style-name="T19">Tamaño de la entrada:</text:span></text:span> longitud de s ≡ m</text:p>
        </text:list-item>
        <text:list-item>
          <text:p text:style-name="P82"><text:span text:style-name="Paragrafoaren_20_letra-tipo_20_lehenetsia"><text:span text:style-name="T19">Operación elemental:</text:span></text:span> asignación</text:p>
        </text:list-item>
        <text:list-item>
          <text:p text:style-name="P83">Número de operaciones elementales en el caso peor:</text:p>
        </text:list-item>
      </text:list>
      <text:p text:style-name="P45"/>
      <text:p text:style-name="P41"><draw:frame draw:style-name="fr6" draw:name="1" text:anchor-type="as-char" svg:width="8.89cm" style:rel-width="scale" svg:height="1.429cm" style:rel-height="scale" draw:z-index="7"><draw:object xlink:href="./Object 1" xlink:type="simple" xlink:show="embed" xlink:actuate="onLoad"/><draw:image xlink:href="./ObjectReplacements/Object 1" xlink:type="simple" xlink:show="embed" xlink:actuate="onLoad"/></draw:frame></text:p>
      <text:p text:style-name="P46"><text:soft-page-break/>O(m)</text:p>
      <text:p text:style-name="Standard_20__28_user_29_"/>
      <text:p text:style-name="Standard_20__28_user_29_"/>
      <text:p text:style-name="P26">Obtener el valor numérico de un string del trie:</text:p>
      <text:p text:style-name="P43"/>
      <text:p text:style-name="P41"><text:span text:style-name="Paragrafoaren_20_letra-tipo_20_lehenetsia"><text:span text:style-name="T22">public</text:span></text:span><text:span text:style-name="Paragrafoaren_20_letra-tipo_20_lehenetsia"><text:span text:style-name="T27"> </text:span></text:span><text:span text:style-name="Paragrafoaren_20_letra-tipo_20_lehenetsia"><text:span text:style-name="T22">int</text:span></text:span><text:span text:style-name="Paragrafoaren_20_letra-tipo_20_lehenetsia"><text:span text:style-name="T27"> obtenerValor( String s )</text:span></text:span><text:span text:style-name="Paragrafoaren_20_letra-tipo_20_lehenetsia"><text:span text:style-name="T27"> { ... }</text:span></text:span></text:p>
      <text:p text:style-name="Standard_20__28_user_29_"/>
      <text:p text:style-name="P27">Avanza por las ramas del trie siguiendo el camino que dictan los caracteres de s. Devuelve el valor del último nodo visitado. Si falta algún nodo, la palabra no está en el trie y devuelve -1.</text:p>
      <text:list xml:id="list21301502" text:continue-numbering="true" text:style-name="L2">
        <text:list-item>
          <text:p text:style-name="P82"><text:span text:style-name="Paragrafoaren_20_letra-tipo_20_lehenetsia"><text:span text:style-name="T19">Tamaño de la entrada:</text:span></text:span> longitud de s ≡ m</text:p>
        </text:list-item>
        <text:list-item>
          <text:p text:style-name="P82"><text:span text:style-name="Paragrafoaren_20_letra-tipo_20_lehenetsia"><text:span text:style-name="T19">Operación elemental:</text:span></text:span> asignación</text:p>
        </text:list-item>
        <text:list-item>
          <text:p text:style-name="P83">Número de operaciones elementales en el caso peor:</text:p>
        </text:list-item>
      </text:list>
      <text:p text:style-name="P45"/>
      <text:p text:style-name="P41"><draw:frame draw:style-name="fr6" draw:name="2" text:anchor-type="as-char" svg:width="6.588cm" style:rel-width="scale" svg:height="1.429cm" style:rel-height="scale" draw:z-index="8"><draw:object xlink:href="./Object 2" xlink:type="simple" xlink:show="embed" xlink:actuate="onLoad"/><draw:image xlink:href="./ObjectReplacements/Object 2" xlink:type="simple" xlink:show="embed" xlink:actuate="onLoad"/></draw:frame></text:p>
      <text:p text:style-name="P46">O(m)</text:p>
      <text:p text:style-name="Standard_20__28_user_29_"/>
      <text:p text:style-name="Standard_20__28_user_29_"/>
      <text:p text:style-name="Standard_20__28_user_29_"/>
      <text:p text:style-name="P32">Usando estos métodos, las cuatro primeras operaciones que se piden en el enunciado de la práctica resultan de un orden de complejidad bastante asequible:</text:p>
      <text:p text:style-name="Normala"/>
      <text:p text:style-name="Normala"/>
      <text:list xml:id="list20694764" text:style-name="L3">
        <text:list-item>
          <text:p text:style-name="P85">Colección de sentencias del almacén que tienen un sujeto determinado:</text:p>
        </text:list-item>
      </text:list>
      <text:p text:style-name="P53"/>
      <text:p text:style-name="P52"><text:span text:style-name="Paragrafoaren_20_letra-tipo_20_lehenetsia"><text:span text:style-name="T22">public</text:span></text:span><text:span text:style-name="Paragrafoaren_20_letra-tipo_20_lehenetsia"><text:span text:style-name="T27"> </text:span></text:span><text:span text:style-name="Paragrafoaren_20_letra-tipo_20_lehenetsia"><text:span text:style-name="T27">ListaEnlazada&lt;String&gt;</text:span></text:span><text:span text:style-name="Paragrafoaren_20_letra-tipo_20_lehenetsia"><text:span text:style-name="T27"> </text:span></text:span><text:span text:style-name="Paragrafoaren_20_letra-tipo_20_lehenetsia"><text:span text:style-name="T27">sentenciasPorSujeto( String </text:span></text:span><text:span text:style-name="Paragrafoaren_20_letra-tipo_20_lehenetsia"><text:span text:style-name="T27">s</text:span></text:span><text:span text:style-name="Paragrafoaren_20_letra-tipo_20_lehenetsia"><text:span text:style-name="T27">ujeto )</text:span></text:span><text:span text:style-name="Paragrafoaren_20_letra-tipo_20_lehenetsia"><text:span text:style-name="T27"> { ... }</text:span></text:span></text:p>
      <text:p text:style-name="Normala"/>
      <text:p text:style-name="P45">Obtiene el valor <text:span text:style-name="Paragrafoaren_20_letra-tipo_20_lehenetsia"><text:span text:style-name="T19">int</text:span></text:span> a partir del parámetro sujeto, y recorre la lista enlazada que se encuentra en la posición obtenida del array <text:span text:style-name="Paragrafoaren_20_letra-tipo_20_lehenetsia"><text:span text:style-name="T19">nodosSalientes</text:span></text:span>, devolviendo todas las sentencias que indican los elementos de la lista.</text:p>
      <text:list xml:id="list20699532" text:style-name="L4">
        <text:list-item>
          <text:p text:style-name="P88"><text:span text:style-name="Paragrafoaren_20_letra-tipo_20_lehenetsia"><text:span text:style-name="T19">Tamaño de la entrada: </text:span></text:span>longitud de sujeto <text:span text:style-name="Paragrafoaren_20_letra-tipo_20_lehenetsia"><text:span text:style-name="T29">≡</text:span></text:span> m, número de aristas salientes del nodo <text:span text:style-name="Paragrafoaren_20_letra-tipo_20_lehenetsia"><text:span text:style-name="T29">≡</text:span></text:span> a, número de veces que aparece repetida una arista determinada <text:span text:style-name="Paragrafoaren_20_letra-tipo_20_lehenetsia"><text:span text:style-name="T29">≡</text:span></text:span> r</text:p>
        </text:list-item>
        <text:list-item>
          <text:p text:style-name="P88"><text:soft-page-break/><text:span text:style-name="Paragrafoaren_20_letra-tipo_20_lehenetsia"><text:span text:style-name="T19">Operación elemental:</text:span></text:span> asignación</text:p>
        </text:list-item>
        <text:list-item>
          <text:p text:style-name="P92">Número de operaciones elementales en el caso peor:</text:p>
        </text:list-item>
      </text:list>
      <text:p text:style-name="Normala"/>
      <text:p text:style-name="P41"><draw:frame draw:style-name="fr6" draw:name="3" text:anchor-type="as-char" svg:width="15.293cm" style:rel-width="scale" svg:height="1.429cm" style:rel-height="scale" draw:z-index="9"><draw:object xlink:href="./Object 3" xlink:type="simple" xlink:show="embed" xlink:actuate="onLoad"/><draw:image xlink:href="./ObjectReplacements/Object 3" xlink:type="simple" xlink:show="embed" xlink:actuate="onLoad"/></draw:frame></text:p>
      <text:p text:style-name="P47"/>
      <text:p text:style-name="P46">O(m + ar)</text:p>
      <text:p text:style-name="P45"/>
      <text:p text:style-name="P45"/>
      <text:list xml:id="list20713897" text:style-name="L3">
        <text:list-item>
          <text:p text:style-name="P62">Colección de sentencias distintas del almacén que tienen un sujeto determinado:</text:p>
        </text:list-item>
      </text:list>
      <text:p text:style-name="P42"/>
      <text:p text:style-name="P41"><text:span text:style-name="Paragrafoaren_20_letra-tipo_20_lehenetsia"><text:span text:style-name="T22">public</text:span></text:span><text:span text:style-name="Paragrafoaren_20_letra-tipo_20_lehenetsia"><text:span text:style-name="T27"> </text:span></text:span><text:span text:style-name="Paragrafoaren_20_letra-tipo_20_lehenetsia"><text:span text:style-name="T27">ListaEnlazada&lt;String&gt;</text:span></text:span><text:span text:style-name="Paragrafoaren_20_letra-tipo_20_lehenetsia"><text:span text:style-name="T27"> sentenciasDistintasPorSujeto( String </text:span></text:span><text:span text:style-name="Paragrafoaren_20_letra-tipo_20_lehenetsia"><text:span text:style-name="T27">s</text:span></text:span><text:span text:style-name="Paragrafoaren_20_letra-tipo_20_lehenetsia"><text:span text:style-name="T27">ujeto )</text:span></text:span><text:span text:style-name="Paragrafoaren_20_letra-tipo_20_lehenetsia"><text:span text:style-name="T27"> </text:span></text:span><text:span text:style-name="Paragrafoaren_20_letra-tipo_20_lehenetsia"><text:span text:style-name="T27"><text:s text:c="2"/></text:span></text:span><text:span text:style-name="Paragrafoaren_20_letra-tipo_20_lehenetsia"><text:span text:style-name="T27">{ ... }</text:span></text:span></text:p>
      <text:p text:style-name="Normala"/>
      <text:p text:style-name="P45">Realiza las mismas operaciones que la función anterior, pero devolviendo cada sentencia una única vez.</text:p>
      <text:list xml:id="list20693248" text:style-name="L5">
        <text:list-item>
          <text:p text:style-name="P89"><text:span text:style-name="Paragrafoaren_20_letra-tipo_20_lehenetsia"><text:span text:style-name="T19">Tamaño de la entrada: </text:span></text:span>longitud de sujeto <text:span text:style-name="Paragrafoaren_20_letra-tipo_20_lehenetsia"><text:span text:style-name="T29">≡</text:span></text:span> m, número de aristas salientes del nodo <text:span text:style-name="Paragrafoaren_20_letra-tipo_20_lehenetsia"><text:span text:style-name="T29">≡</text:span></text:span> a</text:p>
        </text:list-item>
        <text:list-item>
          <text:p text:style-name="P89"><text:span text:style-name="Paragrafoaren_20_letra-tipo_20_lehenetsia"><text:span text:style-name="T19">Operación elemental:</text:span></text:span> asignación</text:p>
        </text:list-item>
        <text:list-item>
          <text:p text:style-name="P93">Número de operaciones elementales en el caso peor:</text:p>
        </text:list-item>
      </text:list>
      <text:p text:style-name="Normala"/>
      <text:p text:style-name="P41"><draw:frame draw:style-name="fr6" draw:name="4" text:anchor-type="as-char" svg:width="14.684cm" style:rel-width="scale" svg:height="1.429cm" style:rel-height="scale" draw:z-index="10"><draw:object xlink:href="./Object 4" xlink:type="simple" xlink:show="embed" xlink:actuate="onLoad"/><draw:image xlink:href="./ObjectReplacements/Object 4" xlink:type="simple" xlink:show="embed" xlink:actuate="onLoad"/></draw:frame></text:p>
      <text:p text:style-name="P47"/>
      <text:p text:style-name="P46">O(m + a)</text:p>
      <text:p text:style-name="P45"/>
      <text:p text:style-name="P45"/>
      <text:list xml:id="list20695736" text:style-name="L3">
        <text:list-item>
          <text:p text:style-name="P62">Colección de propiedades distintas que aparecen en las sentencias del almacén:</text:p>
        </text:list-item>
      </text:list>
      <text:p text:style-name="P44"/>
      <text:p text:style-name="P41"><text:span text:style-name="Paragrafoaren_20_letra-tipo_20_lehenetsia"><text:span text:style-name="T22">public</text:span></text:span><text:span text:style-name="Paragrafoaren_20_letra-tipo_20_lehenetsia"><text:span text:style-name="T27"> </text:span></text:span><text:span text:style-name="Paragrafoaren_20_letra-tipo_20_lehenetsia"><text:span text:style-name="T27">ListaArray&lt;String&gt;</text:span></text:span><text:span text:style-name="Paragrafoaren_20_letra-tipo_20_lehenetsia"><text:span text:style-name="T27"> </text:span></text:span><text:span text:style-name="Paragrafoaren_20_letra-tipo_20_lehenetsia"><text:span text:style-name="T27">propiedadesDistintas()</text:span></text:span><text:span text:style-name="Paragrafoaren_20_letra-tipo_20_lehenetsia"><text:span text:style-name="T27"> { ... }</text:span></text:span></text:p>
      <text:p text:style-name="Normala"/>
      <text:p text:style-name="P45">Devuelve el array de propiedades.</text:p>
      <text:list xml:id="list20722205" text:style-name="L6">
        <text:list-item>
          <text:p text:style-name="P90"><text:soft-page-break/><text:span text:style-name="Paragrafoaren_20_letra-tipo_20_lehenetsia"><text:span text:style-name="T19">Tamaño de la entrada:</text:span></text:span> -</text:p>
        </text:list-item>
        <text:list-item>
          <text:p text:style-name="P90"><text:span text:style-name="Paragrafoaren_20_letra-tipo_20_lehenetsia"><text:span text:style-name="T19">Operación elemental:</text:span></text:span> retorno</text:p>
        </text:list-item>
        <text:list-item>
          <text:p text:style-name="P90"><text:span text:style-name="Paragrafoaren_20_letra-tipo_20_lehenetsia"><text:span text:style-name="T19">Número de operaciones elementales</text:span></text:span><text:span text:style-name="Paragrafoaren_20_letra-tipo_20_lehenetsia"><text:span text:style-name="T19"> en el caso peor</text:span></text:span><text:span text:style-name="Paragrafoaren_20_letra-tipo_20_lehenetsia"><text:span text:style-name="T19">:</text:span></text:span> 1</text:p>
        </text:list-item>
      </text:list>
      <text:p text:style-name="P47"/>
      <text:p text:style-name="P46">O(1)</text:p>
      <text:p text:style-name="Normala"/>
      <text:p text:style-name="Normala"/>
      <text:list xml:id="list20696943" text:style-name="L3">
        <text:list-item>
          <text:p text:style-name="P97">Colección de entidades distintas que son sujeto de alguna sentencia y también son objeto de alguna sentencia de ese almacén:</text:p>
        </text:list-item>
      </text:list>
      <text:p text:style-name="P42"/>
      <text:p text:style-name="P41"><text:span text:style-name="Paragrafoaren_20_letra-tipo_20_lehenetsia"><text:span text:style-name="T22">public</text:span></text:span><text:span text:style-name="Paragrafoaren_20_letra-tipo_20_lehenetsia"><text:span text:style-name="T27"> </text:span></text:span><text:span text:style-name="Paragrafoaren_20_letra-tipo_20_lehenetsia"><text:span text:style-name="T27">ListaEnlazada&lt;String&gt;</text:span></text:span><text:span text:style-name="Paragrafoaren_20_letra-tipo_20_lehenetsia"><text:span text:style-name="T27"> </text:span></text:span><text:span text:style-name="Paragrafoaren_20_letra-tipo_20_lehenetsia"><text:span text:style-name="T27">entidadesSujetoObjeto()</text:span></text:span><text:span text:style-name="Paragrafoaren_20_letra-tipo_20_lehenetsia"><text:span text:style-name="T27"> { ... }</text:span></text:span></text:p>
      <text:p text:style-name="Normala"/>
      <text:p text:style-name="P45">Recorre las dos listas de adyacencia, y en caso de que en una misma posición ninguna esté vacía (un nodo tenga aristas entrantes y salientes), devuelve la entidad correspondiente a esa posición.</text:p>
      <text:list xml:id="list20709111" text:style-name="L7">
        <text:list-item>
          <text:p text:style-name="P91"><text:span text:style-name="Paragrafoaren_20_letra-tipo_20_lehenetsia"><text:span text:style-name="T19">Tamaño de la entrada:</text:span></text:span> número de sujetos y objetos <text:span text:style-name="Paragrafoaren_20_letra-tipo_20_lehenetsia"><text:span text:style-name="T29">≡</text:span></text:span> n</text:p>
        </text:list-item>
        <text:list-item>
          <text:p text:style-name="P91"><text:span text:style-name="Paragrafoaren_20_letra-tipo_20_lehenetsia"><text:span text:style-name="T19">Operación elemental:</text:span></text:span> asignación</text:p>
        </text:list-item>
        <text:list-item>
          <text:p text:style-name="P94">Número de operaciones elementales en el caso peor:</text:p>
        </text:list-item>
      </text:list>
      <text:p text:style-name="P45"/>
      <text:p text:style-name="P41"><draw:frame draw:style-name="fr6" draw:name="5" text:anchor-type="as-char" svg:width="7.011cm" style:rel-width="scale" svg:height="1.429cm" style:rel-height="scale" draw:z-index="11"><draw:object xlink:href="./Object 5" xlink:type="simple" xlink:show="embed" xlink:actuate="onLoad"/><draw:image xlink:href="./ObjectReplacements/Object 5" xlink:type="simple" xlink:show="embed" xlink:actuate="onLoad"/></draw:frame></text:p>
      <text:p text:style-name="P47"/>
      <text:p text:style-name="P46">O(n)</text:p>
      <text:p text:style-name="Standard_20__28_user_29_"/>
      <text:p text:style-name="Standard_20__28_user_29_"/>
      <text:p text:style-name="P31"><text:span text:style-name="Paragrafoaren_20_letra-tipo_20_lehenetsia"><text:span text:style-name="T4">El método más costoso y esencial de nuestra implementación es, sin duda, la constructora de la clase </text:span></text:span><text:span text:style-name="Paragrafoaren_20_letra-tipo_20_lehenetsia"><text:span text:style-name="T8">Almacén</text:span></text:span><text:span text:style-name="Paragrafoaren_20_letra-tipo_20_lehenetsia"><text:span text:style-name="T4">. Dada su importancia, se detalla el análisis del algoritmo a continuación:</text:span></text:span></text:p>
      <text:p text:style-name="P32"/>
      <text:p text:style-name="P59"><text:span text:style-name="Paragrafoaren_20_letra-tipo_20_lehenetsia"><text:span text:style-name="T23">public</text:span></text:span><text:span text:style-name="Paragrafoaren_20_letra-tipo_20_lehenetsia"><text:span text:style-name="T26"> Almacen( String nombreDeArchivo )</text:span></text:span><text:span text:style-name="Paragrafoaren_20_letra-tipo_20_lehenetsia"><text:span text:style-name="T26"> { ... }</text:span></text:span></text:p>
      <text:p text:style-name="Normala"><text:soft-page-break/></text:p>
      <text:p text:style-name="P45">Inicializa los atributos de clase, lee las sentencias del fichero especificado y las inserta en las diferentes estructuras de datos del modo en que se ha explicado en el apartado anterior.</text:p>
      <text:list xml:id="list21299815" text:continue-numbering="true" text:style-name="L7">
        <text:list-item>
          <text:p text:style-name="P98"><text:span text:style-name="Paragrafoaren_20_letra-tipo_20_lehenetsia"><text:span text:style-name="T19">Tamaño de la entrada:</text:span></text:span> número de sentencias en el fichero <text:span text:style-name="Paragrafoaren_20_letra-tipo_20_lehenetsia"><text:span text:style-name="T29">≡</text:span></text:span> s, longitud del sujeto <text:span text:style-name="Paragrafoaren_20_letra-tipo_20_lehenetsia"><text:span text:style-name="T29">≡</text:span></text:span> m<text:span text:style-name="Paragrafoaren_20_letra-tipo_20_lehenetsia"><text:span text:style-name="T30">1</text:span></text:span>, longitud de la propiedad <text:span text:style-name="Paragrafoaren_20_letra-tipo_20_lehenetsia"><text:span text:style-name="T29">≡</text:span></text:span> m<text:span text:style-name="Paragrafoaren_20_letra-tipo_20_lehenetsia"><text:span text:style-name="T30">2</text:span></text:span>, longitud el objeto <text:span text:style-name="Paragrafoaren_20_letra-tipo_20_lehenetsia"><text:span text:style-name="T29">≡</text:span></text:span> m<text:span text:style-name="Paragrafoaren_20_letra-tipo_20_lehenetsia"><text:span text:style-name="T30">3</text:span></text:span></text:p>
        </text:list-item>
        <text:list-item>
          <text:p text:style-name="P98"><text:span text:style-name="Paragrafoaren_20_letra-tipo_20_lehenetsia"><text:span text:style-name="T19">Operación elemental:</text:span></text:span> asignación</text:p>
        </text:list-item>
        <text:list-item>
          <text:p text:style-name="P96">Número de operaciones elementales en el caso peor:</text:p>
        </text:list-item>
      </text:list>
      <text:p text:style-name="Normala"/>
      <text:p text:style-name="P41"><draw:frame draw:style-name="fr6" draw:name="6" text:anchor-type="as-char" svg:width="14.923cm" style:rel-width="scale" svg:height="1.905cm" style:rel-height="scale" draw:z-index="12"><draw:object xlink:href="./Object 6" xlink:type="simple" xlink:show="embed" xlink:actuate="onLoad"/><draw:image xlink:href="./ObjectReplacements/Object 6" xlink:type="simple" xlink:show="embed" xlink:actuate="onLoad"/></draw:frame></text:p>
      <text:p text:style-name="P47"/>
      <text:p text:style-name="P41"><text:span text:style-name="Paragrafoaren_20_letra-tipo_20_lehenetsia"><text:span text:style-name="T31">O(</text:span></text:span><text:span text:style-name="Paragrafoaren_20_letra-tipo_20_lehenetsia"><text:span text:style-name="T31">s</text:span></text:span><text:span text:style-name="Paragrafoaren_20_letra-tipo_20_lehenetsia"><text:span text:style-name="T32">2</text:span></text:span><text:span text:style-name="Paragrafoaren_20_letra-tipo_20_lehenetsia"><text:span text:style-name="T31">)</text:span></text:span></text:p>
      <text:p text:style-name="Normala"/>
      <text:p text:style-name="Normala"/>
      <text:p text:style-name="P31"><text:span text:style-name="Paragrafoaren_20_letra-tipo_20_lehenetsia"><text:span text:style-name="T4">La complejidad de las operaciones de estructuras tipo lista enlazada y </text:span></text:span><text:span text:style-name="Paragrafoaren_20_letra-tipo_20_lehenetsia"><text:span text:style-name="T8">arrays</text:span></text:span><text:span text:style-name="Paragrafoaren_20_letra-tipo_20_lehenetsia"><text:span text:style-name="T4"> se ha comentado en clase, por lo que</text:span></text:span><text:span text:style-name="Paragrafoaren_20_letra-tipo_20_lehenetsia"><text:span text:style-name="T4"> no consideramos necesaria su </text:span></text:span><text:span text:style-name="Paragrafoaren_20_letra-tipo_20_lehenetsia"><text:span text:style-name="T4">inserción</text:span></text:span><text:span text:style-name="Paragrafoaren_20_letra-tipo_20_lehenetsia"><text:span text:style-name="T4"> en este documento.</text:span></text:span></text:p>
      <text:p text:style-name="Normala"/>
      <text:p text:style-name="P14">3.4 Tiempos de ejecución</text:p>
      <text:p text:style-name="P33"><text:span text:style-name="Paragrafoaren_20_letra-tipo_20_lehenetsia"><text:span text:style-name="T4">Para simplificar las pruebas y hacer más claro qué archivos contienen más datos, hemos decidido renombrar los archivos como A0, A1,…, A6 siendo A6.txt el más grande (</text:span></text:span><text:span text:style-name="Paragrafoaren_20_letra-tipo_20_lehenetsia"><text:span text:style-name="T8">datosUniversidad99</text:span></text:span><text:span text:style-name="Paragrafoaren_20_letra-tipo_20_lehenetsia"><text:span text:style-name="T4">) y A0.txt el archivo de pruebas más pequeño (</text:span></text:span><text:span text:style-name="Paragrafoaren_20_letra-tipo_20_lehenetsia"><text:span text:style-name="T8">Extracto de datos para hacer pruebas</text:span></text:span><text:span text:style-name="Paragrafoaren_20_letra-tipo_20_lehenetsia"><text:span text:style-name="T4">).</text:span></text:span></text:p>
      <text:p text:style-name="P34">Todos los tiempos se tomaron en una máquina con procesador Intel i7 a 2.67 Ghz sobre arquitectura x86_64, 6 GB de memoria RAM, bajo el S.O. Windows 7. Se ejecutaron todas las instrucciones diez veces y en la tabla se ha plasmado el valor medio de estas mediciones.</text:p>
      <text:p text:style-name="P4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60"/>
          </table:table-cell>
          <table:table-cell table:style-name="Tabla2.A1" office:value-type="string">
            <text:p text:style-name="P61">Sentencias de sujeto determinado</text:p>
          </table:table-cell>
          <table:table-cell table:style-name="Tabla2.A1" office:value-type="string">
            <text:p text:style-name="P61">Sentencias distintas de sujeto determinado</text:p>
          </table:table-cell>
          <table:table-cell table:style-name="Tabla2.A1" office:value-type="string">
            <text:p text:style-name="P61">Propiedades distintas del almacén</text:p>
          </table:table-cell>
          <table:table-cell table:style-name="Tabla2.A1" office:value-type="string">
            <text:p text:style-name="P61">Entidades que son sujeto y objeto</text:p>
          </table:table-cell>
          <table:table-cell table:style-name="Tabla2.F1" office:value-type="string">
            <text:p text:style-name="P61">Constructora del almacén</text:p>
          </table:table-cell>
        </table:table-row>
        <text:soft-page-break/>
        <table:table-row>
          <table:table-cell table:style-name="Tabla2.A2" office:value-type="string">
            <text:p text:style-name="P61">A0.txt</text:p>
          </table:table-cell>
          <table:table-cell table:style-name="Tabla2.A2" office:value-type="string">
            <text:p text:style-name="P60">0.071299 ms</text:p>
          </table:table-cell>
          <table:table-cell table:style-name="Tabla2.A2" office:value-type="string">
            <text:p text:style-name="P60">0.042181 ms</text:p>
          </table:table-cell>
          <table:table-cell table:style-name="Tabla2.A2" office:value-type="string">
            <text:p text:style-name="P60">0.000919 ms</text:p>
          </table:table-cell>
          <table:table-cell table:style-name="Tabla2.A2" office:value-type="string">
            <text:p text:style-name="P60">0.018083 ms</text:p>
          </table:table-cell>
          <table:table-cell table:style-name="Tabla2.F2" office:value-type="string">
            <text:p text:style-name="P60">21.355142 ms</text:p>
          </table:table-cell>
        </table:table-row>
        <table:table-row>
          <table:table-cell table:style-name="Tabla2.A2" office:value-type="string">
            <text:p text:style-name="P61">A1.txt</text:p>
          </table:table-cell>
          <table:table-cell table:style-name="Tabla2.A2" office:value-type="string">
            <text:p text:style-name="P60">0.048005 ms</text:p>
          </table:table-cell>
          <table:table-cell table:style-name="Tabla2.A2" office:value-type="string">
            <text:p text:style-name="P60">0.043867 ms</text:p>
          </table:table-cell>
          <table:table-cell table:style-name="Tabla2.A2" office:value-type="string">
            <text:p text:style-name="P60">0.000804 ms</text:p>
          </table:table-cell>
          <table:table-cell table:style-name="Tabla2.A2" office:value-type="string">
            <text:p text:style-name="P60">0.087735 ms</text:p>
          </table:table-cell>
          <table:table-cell table:style-name="Tabla2.F2" office:value-type="string">
            <text:p text:style-name="P60">34.169811 ms</text:p>
          </table:table-cell>
        </table:table-row>
        <table:table-row>
          <table:table-cell table:style-name="Tabla2.A2" office:value-type="string">
            <text:p text:style-name="P61">A2.txt</text:p>
          </table:table-cell>
          <table:table-cell table:style-name="Tabla2.A2" office:value-type="string">
            <text:p text:style-name="P60">0.024366 ms</text:p>
          </table:table-cell>
          <table:table-cell table:style-name="Tabla2.A2" office:value-type="string">
            <text:p text:style-name="P60">0.021148 ms</text:p>
          </table:table-cell>
          <table:table-cell table:style-name="Tabla2.A2" office:value-type="string">
            <text:p text:style-name="P60">0.000459 ms</text:p>
          </table:table-cell>
          <table:table-cell table:style-name="Tabla2.A2" office:value-type="string">
            <text:p text:style-name="P60">0.67529 ms</text:p>
          </table:table-cell>
          <table:table-cell table:style-name="Tabla2.F2" office:value-type="string">
            <text:p text:style-name="P60">75.093962 ms</text:p>
          </table:table-cell>
        </table:table-row>
        <table:table-row>
          <table:table-cell table:style-name="Tabla2.A2" office:value-type="string">
            <text:p text:style-name="P61">A3.txt</text:p>
          </table:table-cell>
          <table:table-cell table:style-name="Tabla2.A2" office:value-type="string">
            <text:p text:style-name="P60">0.025592 ms</text:p>
          </table:table-cell>
          <table:table-cell table:style-name="Tabla2.A2" office:value-type="string">
            <text:p text:style-name="P60">0.022106 ms</text:p>
          </table:table-cell>
          <table:table-cell table:style-name="Tabla2.A2" office:value-type="string">
            <text:p text:style-name="P60">0.000536 ms</text:p>
          </table:table-cell>
          <table:table-cell table:style-name="Tabla2.A2" office:value-type="string">
            <text:p text:style-name="P60">1.285565 ms</text:p>
          </table:table-cell>
          <table:table-cell table:style-name="Tabla2.F2" office:value-type="string">
            <text:p text:style-name="P60">1381.1628 ms</text:p>
          </table:table-cell>
        </table:table-row>
        <table:table-row>
          <table:table-cell table:style-name="Tabla2.A2" office:value-type="string">
            <text:p text:style-name="P61">A4.txt</text:p>
          </table:table-cell>
          <table:table-cell table:style-name="Tabla2.A2" office:value-type="string">
            <text:p text:style-name="P60">0.034634 ms</text:p>
          </table:table-cell>
          <table:table-cell table:style-name="Tabla2.A2" office:value-type="string">
            <text:p text:style-name="P60">0.022604 ms</text:p>
          </table:table-cell>
          <table:table-cell table:style-name="Tabla2.A2" office:value-type="string">
            <text:p text:style-name="P60">0.000498 ms</text:p>
          </table:table-cell>
          <table:table-cell table:style-name="Tabla2.A2" office:value-type="string">
            <text:p text:style-name="P60">1.881511 ms</text:p>
          </table:table-cell>
          <table:table-cell table:style-name="Tabla2.F2" office:value-type="string">
            <text:p text:style-name="P60">4022.8261 ms</text:p>
          </table:table-cell>
        </table:table-row>
        <table:table-row>
          <table:table-cell table:style-name="Tabla2.A2" office:value-type="string">
            <text:p text:style-name="P61">A5.txt</text:p>
          </table:table-cell>
          <table:table-cell table:style-name="Tabla2.A2" office:value-type="string">
            <text:p text:style-name="P60">0.021569 ms</text:p>
          </table:table-cell>
          <table:table-cell table:style-name="Tabla2.A2" office:value-type="string">
            <text:p text:style-name="P60">0.018543 ms</text:p>
          </table:table-cell>
          <table:table-cell table:style-name="Tabla2.A2" office:value-type="string">
            <text:p text:style-name="P60">0.000536 ms</text:p>
          </table:table-cell>
          <table:table-cell table:style-name="Tabla2.A2" office:value-type="string">
            <text:p text:style-name="P60">2.811501 ms</text:p>
          </table:table-cell>
          <table:table-cell table:style-name="Tabla2.F2" office:value-type="string">
            <text:p text:style-name="P60">12055.41 ms</text:p>
          </table:table-cell>
        </table:table-row>
        <table:table-row>
          <table:table-cell table:style-name="Tabla2.A2" office:value-type="string">
            <text:p text:style-name="P61">A6.txt</text:p>
          </table:table-cell>
          <table:table-cell table:style-name="Tabla2.A2" office:value-type="string">
            <text:p text:style-name="P60">0.006053 ms</text:p>
          </table:table-cell>
          <table:table-cell table:style-name="Tabla2.A2" office:value-type="string">
            <text:p text:style-name="P60">0.003371 ms</text:p>
          </table:table-cell>
          <table:table-cell table:style-name="Tabla2.A2" office:value-type="string">
            <text:p text:style-name="P60">0.000344 ms</text:p>
          </table:table-cell>
          <table:table-cell table:style-name="Tabla2.A2" office:value-type="string">
            <text:p text:style-name="P60">6.106348 ms</text:p>
          </table:table-cell>
          <table:table-cell table:style-name="Tabla2.F2" office:value-type="string">
            <text:p text:style-name="P60">52886.36 ms</text:p>
          </table:table-cell>
        </table:table-row>
      </table:table>
      <text:p text:style-name="P49"/>
      <text:p text:style-name="P50"><text:span text:style-name="Paragrafoaren_20_letra-tipo_20_lehenetsia"><text:span text:style-name="T11">Nota:</text:span></text:span><text:span text:style-name="Paragrafoaren_20_letra-tipo_20_lehenetsia"><text:span text:style-name="T12"> el sujeto utilizado como argumento de los dos primeros métodos fue &lt;</text:span></text:span><text:span text:style-name="Paragrafoaren_20_letra-tipo_20_lehenetsia"><text:span text:style-name="T13">http://swat.cse.lehigh.edu/onto/univ-bench.owl#AdministrativeStaff&gt;</text:span></text:span></text:p>
      <text:p text:style-name="P45"/>
      <text:p text:style-name="P6">4. Versión 1</text:p>
      <text:p text:style-name="Tarterik_20_ez"><text:span text:style-name="Paragrafoaren_20_letra-tipo_20_lehenetsia"><text:span text:style-name="T3"><draw:frame draw:style-name="fr1" draw:name="Marco13" text:anchor-type="as-char" svg:width="14.956cm" style:rel-width="scale" svg:height="4.009cm" style:rel-height="scale" draw:z-index="13"><draw:text-box><text:p text:style-name="P58">Según vayamos avanzando en el curso y vayamos conociendo nuevas formas de estructurar los datos y nuevos modos de tratar esas estructuras, descubriremos que la Versión 0, realizada como primera opción, es mejorable con la aplicación de esos nuevos conocimientos.</text:p><text:p text:style-name="P58">Aprovecharemos todo lo que se pueda de la versión anterior (y no habrá que presentarlo en esta nueva sección, bastará con indicarlo). Con cada nueva versión, se explicarán y se justificarán los cambios fundamentales en las estructuras de datos y los métodos correspondientes.</text:p><text:p text:style-name="P58">Se mantendrá el estilo de la presentación: descripción y justificación de la representación de los datos, enumeración y especificación de cada método, análisis de eficiencia y tablas de tiempos de ejecución de los más relevantes.</text:p></draw:text-box></draw:frame></text:span></text:span></text:p>
      <text:p text:style-name="Tarterik_20_ez"/>
      <text:p text:style-name="P14">4.1 Cambios en la estructura</text:p>
      <text:p text:style-name="P40"><text:tab/>En primer lugar, la modificación más evidente y que no se llevó a cabo en la versión 0 por falta de tiempo ha sido en la implementación del trie. El atributo de cada nodo del árbol que contiene los punteros a los nodos hijos pasa de ser un array estático de 128 posiciones a una lista enlazada. Las ventajas de este cambio saltan a la vista: se aprovecha mucho mejor el espacio (dado el formato de las sentencias, muchas veces los nodos sólo tienen un hijo) y se puede usar cualquier carácter Unicode. La búsqueda de un nodo hijo se vuelve más lenta, pero en muchos casos es una pérdida de rendimiento despreciable debido al motivo antes expuesto: muchos nodos con un único hijo.</text:p>
      <text:p text:style-name="P50"><text:span text:style-name="Paragrafoaren_20_letra-tipo_20_lehenetsia"><text:span text:style-name="T14"><text:tab/>El segundo cambio importante se </text:span></text:span><text:span text:style-name="Paragrafoaren_20_letra-tipo_20_lehenetsia"><text:span text:style-name="T14">ha dado en la estructura de lista enlazada. Con vistas a la implementación del método de devolver sentencias en orden lexicográfico, se adapta la lista enlazada para que se puedan insertar elementos según un orden establecido mediante el método </text:span></text:span><text:span text:style-name="Paragrafoaren_20_letra-tipo_20_lehenetsia"><text:span text:style-name="T10">compareTo</text:span></text:span><text:span text:style-name="Paragrafoaren_20_letra-tipo_20_lehenetsia"><text:span text:style-name="T14"> de la interfaz </text:span></text:span><text:span text:style-name="Paragrafoaren_20_letra-tipo_20_lehenetsia"><text:span text:style-name="T10">Comparable&lt;T&gt;</text:span></text:span><text:span text:style-name="Paragrafoaren_20_letra-tipo_20_lehenetsia"><text:span text:style-name="T14">. Este cambio se aplica en las listas enlazadas que contienen las listas de adyacencia.</text:span></text:span></text:p>
      <text:p text:style-name="P40"><text:tab/>Sin embargo, la pérdida de rendimiento con esta nueva estructura es notable, pues insertar un elemento en la lista ya no es una operación en tiempo constante, sino lineal.</text:p>
      <text:p text:style-name="P50"><text:span text:style-name="Paragrafoaren_20_letra-tipo_20_lehenetsia"><text:span text:style-name="T14"><text:tab/>Tras estudiar las posibilidades, se ha optado por convertir los elementos de las listas de adyacencia en listas de </text:span></text:span><text:span text:style-name="Paragrafoaren_20_letra-tipo_20_lehenetsia"><text:span text:style-name="T10">arrays</text:span></text:span><text:span text:style-name="Paragrafoaren_20_letra-tipo_20_lehenetsia"><text:span text:style-name="T14"> estáticos, que permiten insertar elementos en orden en tiempo logarítmico gracias a la búsqueda dicotómica. Esto conlleva rescribir la estructura ListaArray para hacerla más flexible: como se desconoce el tamaño máximo que puede llegar a tener la lista, </text:span></text:span><text:span text:style-name="Paragrafoaren_20_letra-tipo_20_lehenetsia"><text:span text:style-name="T14">en caso de querer insertar un elemento en </text:span></text:span><text:span text:style-name="Paragrafoaren_20_letra-tipo_20_lehenetsia"><text:span text:style-name="T14">una lista llena, se amplía su tamaño máximo creando un nuevo array más grande y copiando los elementos del array viejo en el nuevo. El impacto en rendimiento de esta funcionalidad pasa desapercibido pues el nuevo algoritmo de ordenación mejora </text:span></text:span><text:span text:style-name="Paragrafoaren_20_letra-tipo_20_lehenetsia"><text:span text:style-name="T14">con creces</text:span></text:span><text:span text:style-name="Paragrafoaren_20_letra-tipo_20_lehenetsia"><text:span text:style-name="T14"> el anterior.</text:span></text:span></text:p>
      <text:p text:style-name="P50"><text:span text:style-name="Paragrafoaren_20_letra-tipo_20_lehenetsia"><text:span text:style-name="T14"><text:tab/>Pese a la ganancia de rendimiento, éramos conscientes de que el algoritmo </text:span></text:span><text:soft-page-break/><text:span text:style-name="Paragrafoaren_20_letra-tipo_20_lehenetsia"><text:span text:style-name="T14">seguía siendo mejorable. Por este motivo, decidimos darle otra vuelta más al problema. Hemos llegado a la conclusión de que es conveniente hacer la ordenación de las aristas en una lista diferente a la lista de adyacencia del grafo. Gracias a este nuevo mecanismo, mantenemos por un lado el orden de las aristas según se leen del fichero, igual que en la versión 0; y por otro lado, se tiene una réplica </text:span></text:span><text:span text:style-name="Paragrafoaren_20_letra-tipo_20_lehenetsia"><text:span text:style-name="T14">de la lista de adyacencia, pero con las aristas de cada nodo ordenadas alfabéticamente. La ordenación se hace en la constructora de almacén mediante el algoritmo </text:span></text:span><text:span text:style-name="Paragrafoaren_20_letra-tipo_20_lehenetsia"><text:span text:style-name="T10">insertion sort</text:span></text:span><text:span text:style-name="Paragrafoaren_20_letra-tipo_20_lehenetsia"><text:span text:style-name="T14">, suficientemente eficiente para listas de tamaño pequeño como es el caso (menos de 25 elementos).</text:span></text:span></text:p>
      <text:p text:style-name="P40"><text:tab/>Para no sacrificar mucha memoria al mantener dos listas de adyacencia, la segunda es una lista de índices que apuntan a las aristas del primero, como se muestra en este esquema: </text:p>
      <text:p text:style-name="P50"><text:span text:style-name="Paragrafoaren_20_letra-tipo_20_lehenetsia"><text:span text:style-name="T15"><draw:frame draw:style-name="fr5" draw:name="Irudia 3" text:anchor-type="as-char" svg:y="0cm" svg:width="13.996cm" style:rel-width="scale" svg:height="9.975cm" style:rel-height="scale" draw:z-index="14"><draw:image/><svg:desc>C:\Users\Iván\Pictures\Sin título-1.jpg</svg:desc></draw:frame></text:span></text:span></text:p>
      <text:p text:style-name="P22"><text:span text:style-name="Paragrafoaren_20_letra-tipo_20_lehenetsia"><text:span text:style-name="T18">Imagen </text:span></text:span><text:span text:style-name="Paragrafoaren_20_letra-tipo_20_lehenetsia"><text:span text:style-name="T18">6</text:span></text:span><text:span text:style-name="Paragrafoaren_20_letra-tipo_20_lehenetsia"><text:span text:style-name="T18">.</text:span></text:span><text:span text:style-name="Paragrafoaren_20_letra-tipo_20_lehenetsia"><text:span text:style-name="T20"> </text:span></text:span><text:span text:style-name="Paragrafoaren_20_letra-tipo_20_lehenetsia"><text:span text:style-name="T20">Esquema actual de lista de adyacencia con arrays (nodosSalientes) y lista auxiliar de índices ordenada (nodosSalientesOrdenados).</text:span></text:span></text:p>
      <text:p text:style-name="P14">4.2 Nuevos métodos</text:p>
      <text:p text:style-name="P40"><text:tab/>El método 6 del enunciado es el primero en ser implementado. Con las estructuras de lista ya adaptadas para insertar elementos en orden, las propiedades y objetos se disponen en las listas de adyacencia ya ordenadas, de modo que lo único que queda es recorrer la estructura de trie en profundidad para tener los sujetos ordenados alfabéticamente.</text:p>
      <text:p text:style-name="P51"><text:soft-page-break/><text:span text:style-name="Paragrafoaren_20_letra-tipo_20_lehenetsia"><text:span text:style-name="T15"><draw:frame draw:style-name="fr5" draw:name="Irudia 2" text:anchor-type="as-char" svg:y="0cm" svg:width="8.416cm" style:rel-width="scale" svg:height="12cm" style:rel-height="scale" draw:z-index="15"><draw:image/><svg:desc>C:\Users\Iván\Pictures\500px-Trie.svg.jpg</svg:desc></draw:frame></text:span></text:span></text:p>
      <text:p text:style-name="P22"><text:span text:style-name="Paragrafoaren_20_letra-tipo_20_lehenetsia"><text:span text:style-name="T18">Imagen </text:span></text:span><text:span text:style-name="Paragrafoaren_20_letra-tipo_20_lehenetsia"><text:span text:style-name="T18">7</text:span></text:span><text:span text:style-name="Paragrafoaren_20_letra-tipo_20_lehenetsia"><text:span text:style-name="T18">.</text:span></text:span><text:span text:style-name="Paragrafoaren_20_letra-tipo_20_lehenetsia"><text:span text:style-name="T20"> </text:span></text:span><text:span text:style-name="Paragrafoaren_20_letra-tipo_20_lehenetsia"><text:span text:style-name="T20">En rojo, el orden en el que se visitarían los nodos.</text:span></text:span></text:p>
      <text:p text:style-name="P22"/>
      <text:p text:style-name="P39">Este cometido se consigue mediante la función recursiva DFS:</text:p>
      <text:p text:style-name="P26">Búsqueda en profundidad en el trie:</text:p>
      <text:p text:style-name="P43"/>
      <text:p text:style-name="P41"><text:span text:style-name="Paragrafoaren_20_letra-tipo_20_lehenetsia"><text:span text:style-name="T22">private</text:span></text:span><text:span text:style-name="Paragrafoaren_20_letra-tipo_20_lehenetsia"><text:span text:style-name="T27"> </text:span></text:span><text:span text:style-name="Paragrafoaren_20_letra-tipo_20_lehenetsia"><text:span text:style-name="T22">void</text:span></text:span><text:span text:style-name="Paragrafoaren_20_letra-tipo_20_lehenetsia"><text:span text:style-name="T27"> DFS( </text:span></text:span><text:span text:style-name="Paragrafoaren_20_letra-tipo_20_lehenetsia"><text:span text:style-name="T22">final</text:span></text:span><text:span text:style-name="Paragrafoaren_20_letra-tipo_20_lehenetsia"><text:span text:style-name="T27"> NodoTrie n, </text:span></text:span><text:span text:style-name="Paragrafoaren_20_letra-tipo_20_lehenetsia"><text:span text:style-name="T22">final</text:span></text:span><text:span text:style-name="Paragrafoaren_20_letra-tipo_20_lehenetsia"><text:span text:style-name="T27"> ListaArray&lt;Integer&gt; lista )</text:span></text:span><text:span text:style-name="Paragrafoaren_20_letra-tipo_20_lehenetsia"><text:span text:style-name="T27"> { ... }</text:span></text:span></text:p>
      <text:p text:style-name="Standard_20__28_user_29_"/>
      <text:p text:style-name="P27">Recorre el trie desde el nodo <text:span text:style-name="Paragrafoaren_20_letra-tipo_20_lehenetsia"><text:span text:style-name="T19">n</text:span></text:span> e inserta los valores de los nodos visitados en <text:span text:style-name="Paragrafoaren_20_letra-tipo_20_lehenetsia"><text:span text:style-name="T19">lista</text:span></text:span>.</text:p>
      <text:p text:style-name="P27">Caso base (el nodo no tiene hijos): inserta su valor en <text:span text:style-name="Paragrafoaren_20_letra-tipo_20_lehenetsia"><text:span text:style-name="T19">lista</text:span></text:span>.</text:p>
      <text:p text:style-name="P27">Caso recursivo (el nodo tiene al menos un hijo): inserta su valor en <text:span text:style-name="Paragrafoaren_20_letra-tipo_20_lehenetsia"><text:span text:style-name="T19">lista</text:span></text:span> y llama a esta misma función para cada nodo hijo.</text:p>
      <text:list xml:id="list20703934" text:style-name="L2">
        <text:list-item>
          <text:p text:style-name="P82"><text:span text:style-name="Paragrafoaren_20_letra-tipo_20_lehenetsia"><text:span text:style-name="T19">Tamaño de la entrada:</text:span></text:span> número de nodos del trie ≡ t</text:p>
        </text:list-item>
        <text:list-item>
          <text:p text:style-name="P82"><text:span text:style-name="Paragrafoaren_20_letra-tipo_20_lehenetsia"><text:span text:style-name="T19">Operación elemental:</text:span></text:span> asignación</text:p>
        </text:list-item>
        <text:list-item>
          <text:p text:style-name="P82"><text:span text:style-name="Paragrafoaren_20_letra-tipo_20_lehenetsia"><text:span text:style-name="T19">N</text:span></text:span><text:span text:style-name="Paragrafoaren_20_letra-tipo_20_lehenetsia"><text:span text:style-name="T19">úmero de operaciones elementales</text:span></text:span><text:span text:style-name="Paragrafoaren_20_letra-tipo_20_lehenetsia"><text:span text:style-name="T19">:</text:span></text:span> tres asignaciones por nodo: <text:span text:style-name="Paragrafoaren_20_letra-tipo_20_lehenetsia"><text:span text:style-name="T19">3</text:span></text:span><text:span text:style-name="Paragrafoaren_20_letra-tipo_20_lehenetsia"><text:span text:style-name="T19">t</text:span></text:span> asignaciones</text:p>
        </text:list-item>
      </text:list>
      <text:p text:style-name="P45"/>
      <text:p text:style-name="P46">O(t)</text:p>
      <text:p text:style-name="P39"/>
      <text:p text:style-name="P33"><text:soft-page-break/><text:span text:style-name="Paragrafoaren_20_letra-tipo_20_lehenetsia"><text:span text:style-name="T14">La ordenación de una de las listas de adyacencia se realiza en la constructora de la clase Almacén, por lo que su complejidad aumenta. En concreto, se hace un </text:span></text:span><text:span text:style-name="Paragrafoaren_20_letra-tipo_20_lehenetsia"><text:span text:style-name="T10">insertion sort</text:span></text:span><text:span text:style-name="Paragrafoaren_20_letra-tipo_20_lehenetsia"><text:span text:style-name="T14"> por cada nodo. El método </text:span></text:span><text:span text:style-name="Paragrafoaren_20_letra-tipo_20_lehenetsia"><text:span text:style-name="T10">sort</text:span></text:span><text:span text:style-name="Paragrafoaren_20_letra-tipo_20_lehenetsia"><text:span text:style-name="T14"> requiere </text:span></text:span><text:span text:style-name="Paragrafoaren_20_letra-tipo_20_lehenetsia"><text:span text:style-name="T10">a</text:span></text:span><text:span text:style-name="Paragrafoaren_20_letra-tipo_20_lehenetsia"><text:span text:style-name="T33">2</text:span></text:span><text:span text:style-name="Paragrafoaren_20_letra-tipo_20_lehenetsia"><text:span text:style-name="T10"> </text:span></text:span><text:span text:style-name="Paragrafoaren_20_letra-tipo_20_lehenetsia"><text:span text:style-name="T14">comparaciones para ordenar </text:span></text:span><text:span text:style-name="Paragrafoaren_20_letra-tipo_20_lehenetsia"><text:span text:style-name="T10">a</text:span></text:span><text:span text:style-name="Paragrafoaren_20_letra-tipo_20_lehenetsia"><text:span text:style-name="T14"> aristas (como se ha visto en clase), y siendo </text:span></text:span><text:span text:style-name="Paragrafoaren_20_letra-tipo_20_lehenetsia"><text:span text:style-name="T10">n</text:span></text:span><text:span text:style-name="Paragrafoaren_20_letra-tipo_20_lehenetsia"><text:span text:style-name="T14"> el número de nodos del grafo, son necesarias </text:span></text:span><text:span text:style-name="Paragrafoaren_20_letra-tipo_20_lehenetsia"><text:span text:style-name="T10">na</text:span></text:span><text:span text:style-name="Paragrafoaren_20_letra-tipo_20_lehenetsia"><text:span text:style-name="T33">2</text:span></text:span><text:span text:style-name="Paragrafoaren_20_letra-tipo_20_lehenetsia"><text:span text:style-name="T14"> operaciones elementales extra en la constructora, que se suman a las anteriores y dan una complejidad computacional de </text:span></text:span><text:span text:style-name="Paragrafoaren_20_letra-tipo_20_lehenetsia"><text:span text:style-name="T16">O(s</text:span></text:span><text:span text:style-name="Paragrafoaren_20_letra-tipo_20_lehenetsia"><text:span text:style-name="T34">2</text:span></text:span><text:span text:style-name="Paragrafoaren_20_letra-tipo_20_lehenetsia"><text:span text:style-name="T34"> </text:span></text:span><text:span text:style-name="Paragrafoaren_20_letra-tipo_20_lehenetsia"><text:span text:style-name="T16">+ na</text:span></text:span><text:span text:style-name="Paragrafoaren_20_letra-tipo_20_lehenetsia"><text:span text:style-name="T34">2</text:span></text:span><text:span text:style-name="Paragrafoaren_20_letra-tipo_20_lehenetsia"><text:span text:style-name="T16">)</text:span></text:span><text:span text:style-name="Paragrafoaren_20_letra-tipo_20_lehenetsia"><text:span text:style-name="T14">, donde s representa el número de sentencias en el fichero a leer.</text:span></text:span></text:p>
      <text:p text:style-name="P35"/>
      <text:p text:style-name="P35">Finalmente, se define una función tal y como se especifica en el enunciado:</text:p>
      <text:list xml:id="list20701071" text:style-name="L8">
        <text:list-item>
          <text:p text:style-name="P63">Colección ordenada de todas las sentencias que aparecen en el almacén:</text:p>
        </text:list-item>
      </text:list>
      <text:p text:style-name="P44"/>
      <text:p text:style-name="P41"><text:span text:style-name="Paragrafoaren_20_letra-tipo_20_lehenetsia"><text:span text:style-name="T22">public</text:span></text:span><text:span text:style-name="Paragrafoaren_20_letra-tipo_20_lehenetsia"><text:span text:style-name="T27"> </text:span></text:span><text:span text:style-name="Paragrafoaren_20_letra-tipo_20_lehenetsia"><text:span text:style-name="T27">ListaArray&lt;String&gt;</text:span></text:span><text:span text:style-name="Paragrafoaren_20_letra-tipo_20_lehenetsia"><text:span text:style-name="T27"> sentenciasOrdenadas</text:span></text:span><text:span text:style-name="Paragrafoaren_20_letra-tipo_20_lehenetsia"><text:span text:style-name="T27">()</text:span></text:span><text:span text:style-name="Paragrafoaren_20_letra-tipo_20_lehenetsia"><text:span text:style-name="T27"> { ... }</text:span></text:span></text:p>
      <text:p text:style-name="Normala"/>
      <text:p text:style-name="P45">Devuelve una lista con todas las sentencias del almacén en orden lexicográfico.</text:p>
      <text:p text:style-name="P45">Recorre la trie de sujetos en profundidad, y por cada nodo recorrido, devuelve las aristas que salen de él en la lista de adyacencia ordenada alfabéticamente.</text:p>
      <text:list xml:id="list20701515" text:style-name="L6">
        <text:list-item>
          <text:p text:style-name="P90"><text:span text:style-name="Paragrafoaren_20_letra-tipo_20_lehenetsia"><text:span text:style-name="T19">Tamaño de la entrada:</text:span></text:span> número de nodos del trie ≡ t, número de aristas salientes del nodo <text:span text:style-name="Paragrafoaren_20_letra-tipo_20_lehenetsia"><text:span text:style-name="T29">≡</text:span></text:span> a, número de veces que aparece repetida una arista determinada <text:span text:style-name="Paragrafoaren_20_letra-tipo_20_lehenetsia"><text:span text:style-name="T29">≡</text:span></text:span> r</text:p>
        </text:list-item>
        <text:list-item>
          <text:p text:style-name="P90"><text:span text:style-name="Paragrafoaren_20_letra-tipo_20_lehenetsia"><text:span text:style-name="T19">Operación elemental:</text:span></text:span> asignación</text:p>
        </text:list-item>
        <text:list-item>
          <text:p text:style-name="P95">Número de operaciones elementales en el caso peor:</text:p>
        </text:list-item>
      </text:list>
      <text:p text:style-name="P48"/>
      <text:p text:style-name="P41"><draw:frame draw:style-name="fr6" draw:name="7" text:anchor-type="as-char" svg:width="15.425cm" style:rel-width="scale" svg:height="1.64cm" style:rel-height="scale" draw:z-index="16"><draw:object xlink:href="./Object 7" xlink:type="simple" xlink:show="embed" xlink:actuate="onLoad"/><draw:image xlink:href="./ObjectReplacements/Object 7" xlink:type="simple" xlink:show="embed" xlink:actuate="onLoad"/></draw:frame></text:p>
      <text:p text:style-name="Normala"/>
      <text:p text:style-name="P46">O(tar)</text:p>
      <text:p text:style-name="P39"/>
      <text:p text:style-name="P65"><text:span text:style-name="T35"/></text:p>
      <text:p text:style-name="P65"><text:span text:style-name="T35"/></text:p>
      <text:p text:style-name="P65"><text:span text:style-name="T35"/></text:p>
      <text:p text:style-name="P65"><text:span text:style-name="T35"/></text:p>
      <text:p text:style-name="P67"><text:span text:style-name="T35"/></text:p>
      <text:p text:style-name="P67"><text:span text:style-name="T35"/></text:p>
      <text:p text:style-name="P67"><text:span text:style-name="T35"/></text:p>
      <text:p text:style-name="P75"><text:soft-page-break/><text:span text:style-name="T24"/></text:p>
      <text:p text:style-name="P74"><text:span text:style-name="T25"/></text:p>
      <text:list xml:id="list21319436" text:continue-list="list20701071" text:style-name="L8">
        <text:list-header>
          <text:p text:style-name="P76"><text:span text:style-name="T43">5) <text:s/></text:span><text:span text:style-name="T35">Colección </text:span><text:span text:style-name="T42">de entidades que son sujeto en todos los almacenes que se pasan como paremetro</text:span><text:span text:style-name="T35">:</text:span></text:p>
        </text:list-header>
      </text:list>
      <text:p text:style-name="P72"><text:span text:style-name="T24"/></text:p>
      <text:p text:style-name="P73"><text:span text:style-name="T24">public</text:span><text:span text:style-name="T28"> </text:span><text:span text:style-name="T24">static</text:span><text:span text:style-name="T28"> ListaEnlazada&lt;String&gt; entidadesSujetoEnTodos(Almacen[] coleccionAlmacenes){...}</text:span></text:p>
      <text:p text:style-name="P69"><text:span text:style-name="T35"/></text:p>
      <text:list xml:id="list21228088" text:style-name="L11">
        <text:list-item>
          <text:p text:style-name="P68"><text:span text:style-name="T35">Cantidad de almacenes = a</text:span></text:p>
        </text:list-item>
        <text:list-item>
          <text:p text:style-name="P68"><text:span text:style-name="T35">Cantidad de caracteres del sujeto = c</text:span></text:p>
        </text:list-item>
        <text:list-item>
          <text:p text:style-name="P66"><text:span text:style-name="T41">Cantidad de sujetos en el menor almacén = n</text:span></text:p>
          <text:p text:style-name="P66"><text:span text:style-name="T41"/></text:p>
        </text:list-item>
      </text:list>
      <text:p text:style-name="P65"><text:span text:style-name="T35">Devuelve una lista con todos los sujetos que están en todos y cada uno de los almacenes. </text:span></text:p>
      <text:p text:style-name="P67"><text:span text:style-name="T36">Encuentra el almacén con menor cantidad de sujetos (</text:span><text:span text:style-name="T37">O(a)</text:span><text:span text:style-name="T36">). Luego, se recorre la lista nodosSalientes de este (</text:span><text:span text:style-name="T37">O(n)</text:span><text:span text:style-name="T36">) y por cada elemento se comprueba que su valor no sea null (</text:span><text:span text:style-name="T37">O(1)</text:span><text:span text:style-name="T36">), de este modo se sabe que es un sujeto, sino se pasa al siguiente elemento. Si es sujeto, se obtiene su string en el array sujetosObjetos usando el mismo indice que se ha usado en nodosSalientes (</text:span><text:span text:style-name="T37">O(1)</text:span><text:span text:style-name="T36">). Con este string se comprueba si el sujeto está en el resto de almacenes usando sus Tries respectivas (</text:span><text:span text:style-name="T37">O(c)</text:span><text:span text:style-name="T36"> por cada almacén).</text:span><text:span text:style-name="T35"> </text:span></text:p>
      <text:p text:style-name="P71"><text:span text:style-name="T40"/></text:p>
      <text:p text:style-name="P67"><text:span text:style-name="T35"/></text:p>
      <text:p text:style-name="P67"><text:span text:style-name="T35"><draw:frame draw:style-name="fr6" draw:name="Objeto1" text:anchor-type="as-char" svg:width="6.638cm" style:rel-width="scale" svg:height="1.378cm" style:rel-height="scale" draw:z-index="21"><draw:object xlink:href="./Object 8" xlink:type="simple" xlink:show="embed" xlink:actuate="onLoad"/><draw:image xlink:href="./ObjectReplacements/Object 8" xlink:type="simple" xlink:show="embed" xlink:actuate="onLoad"/><svg:desc>fórmula</svg:desc></draw:frame></text:span></text:p>
      <text:p text:style-name="P67"><text:span text:style-name="T35"/></text:p>
      <text:p text:style-name="P67"><text:span text:style-name="T35"/></text:p>
      <text:p text:style-name="P70"><text:span text:style-name="T35">O(nac)</text:span></text:p>
      <text:p text:style-name="P4"/>
      <text:p text:style-name="P12">5. Versión 2</text:p>
      <text:p text:style-name="Tarterik_20_ez"><text:span text:style-name="Paragrafoaren_20_letra-tipo_20_lehenetsia"><text:span text:style-name="T3"><draw:frame draw:style-name="fr1" draw:name="Marco14" text:anchor-type="as-char" svg:width="14.956cm" style:rel-width="scale" svg:height="3.21cm" style:rel-height="scale" draw:z-index="17"><draw:text-box><text:p text:style-name="P23">Es más que probable que convenga modificar las estructuras de datos más de una vez, ya que vamos a ir descubriendo estructuras interesantes durante todo el curso. Si se encuentra algo mejor, se valorará su incorporación a la aplicación. La finalidad del proyecto de programación es demostrar que se conocen las distintas estructuras de datos que iremos viendo en el curso y que se saben usar allá donde conviene para conseguir aplicaciones eficientes.</text:p><text:p text:style-name="P23">En cada sección, dedicada al efecto, se explicarán las razones de la correspondiente modificación. El código fuente se presentará, agrupado, en la correspondiente sección de anexos.</text:p><text:p text:style-name="Standard"/></draw:text-box></draw:frame></text:span></text:span></text:p>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Tarterik_20_ez"/>
      <text:p text:style-name="P11"><text:soft-page-break/>6. Actas de las reuniones</text:p>
      <text:p text:style-name="Tarterik_20_ez"><text:span text:style-name="Paragrafoaren_20_letra-tipo_20_lehenetsia"><text:span text:style-name="T3"><draw:frame draw:style-name="fr1" draw:name="Marco15" text:anchor-type="as-char" svg:width="14.956cm" style:rel-width="scale" svg:height="7.624cm" style:rel-height="scale" draw:z-index="18"><draw:text-box><text:p text:style-name="P23">En esta sección se irán redactando, en orden cronológico y “en tiempo real”, las actas de las reuniones del grupo de trabajo. La periodicidad y el número de reuniones será una decisión del grupo de trabajo; pero parece razonable que, al menos, haya una cada semana. Cada acta llevará la fecha de realización y duración de la reunión. Cada acta tendrá una redacción breve; me extrañaría que fuese necesario superar la media página.</text:p><text:p text:style-name="P23">En estas actas deben reflejarse las decisiones tomadas en cada reunión y deben reflejarse los hitos relevantes del proyecto. Por ejemplo, deberá reflejarse el reparto de tareas entre las personas del grupo decidido para un objetivo concreto y, cuando sea el caso, reflejará los objetivos que se han conseguido al terminar determinada tarea. De este modo se puede tener un seguimiento del proceso de desarrollo del proyecto. Para ello es primordial que esas actas se redacten en el momento correspondiente y no se demore nunca su redacción más allá del comienzo de la siguiente reunión.</text:p><text:p text:style-name="P23">Las decisiones de reparto de las tareas pueden ser fundamentales para un eficiente desarrollo del proyecto. Por ejemplo, mientras alguien realiza la implementación de unos métodos, otra persona puede realizar los métodos de prueba de los mismos y una tercera redactar las secciones correspondientes para la memoria. Puede ser interesante que, después, cada cual revise algún aspecto crítico de la tarea realizada por otro miembro del grupo, para asegurar la corrección de la misma. Este modo de actuar puede ser mucho más eficiente que el intento de realizar todos todo y a la vez. El modo de trabajo se verá reflejado en las actas de las reuniones.</text:p><text:p text:style-name="Standard"/></draw:text-box></draw:frame></text:span></text:span></text:p>
      <text:p text:style-name="P16">28 de septiembre</text:p>
      <text:p text:style-name="P32">Este día nos hemos reunido por primera vez en grupo para acordar como vamos a abordar el proyecto de EDA. Hemos discutido las diferentes ideas que han surgido entre los participantes del grupo y hemos decidimos recoger las ideas principales y desarrollarlas con más profundidad. Tras varias deliberaciones, hemos llegamos a una idea inicial de la estructura que vamos a implementar para realizar el proyecto. Esta avanzada estructura nos permitirá realizar las funciones deseadas en menor tiempo y con más eficacia, aunque el coste de implementarlas será mayor.</text:p>
      <text:p text:style-name="P15"/>
      <text:p text:style-name="P16">1 de octubre</text:p>
      <text:p text:style-name="P32">En esta segunda reunión hemos decidido varios aspectos a tener en cuenta y nos hemos repartido la tarea en varias partes:</text:p>
      <text:list xml:id="list20695649" text:style-name="L9">
        <text:list-item>
          <text:p text:style-name="P81">Hemos terminado de debatir las estructuras que vamos a utilizar en el proyecto.</text:p>
        </text:list-item>
        <text:list-item>
          <text:p text:style-name="P81">A cada miembro del grupo se le ha asignado un tipo de tarea a realizar:</text:p>
          <text:list>
            <text:list-item>
              <text:p text:style-name="P81">Asier realizará la implementación del árbol necesario para la carga del fichero y construcción del grafo.</text:p>
            </text:list-item>
            <text:list-item>
              <text:p text:style-name="P81">Iván realizará las funciones respecto a la lectura/escritura del fichero.</text:p>
            </text:list-item>
            <text:list-item>
              <text:p text:style-name="P81">Daniel probará casos de prueba para las funciones creadas anteriormente por Asier e Iván, y realizará la parte de la memoria correspondiente a los primeros pasos del proyecto.</text:p>
            </text:list-item>
          </text:list>
        </text:list-item>
      </text:list>
      <text:p text:style-name="P32"><text:soft-page-break/>Conclusión del acta: Tras un día de trabajo en clase, se han completado con éxito todas las expectativas. En la siguiente reunión grupal se decidirán los nuevos trabajos a cada miembro del grupo.</text:p>
      <text:p text:style-name="P15"/>
      <text:p text:style-name="P54">3 de octubre</text:p>
      <text:p text:style-name="P36">En esta tercera reunión hemos decidido algunas nuevas ideas para modificar y mejorar el proyecto:</text:p>
      <text:list xml:id="list20707889" text:style-name="L10">
        <text:list-item>
          <text:p text:style-name="P86"><text:span text:style-name="Paragrafoaren_20_letra-tipo_20_lehenetsia"><text:span text:style-name="T4">La estructura para hacer los ejercicios que se </text:span></text:span><text:span text:style-name="Paragrafoaren_20_letra-tipo_20_lehenetsia"><text:span text:style-name="T4">de decidió en la primera reunión</text:span></text:span><text:span text:style-name="Paragrafoaren_20_letra-tipo_20_lehenetsia"><text:span text:style-name="T4"> </text:span></text:span><text:span text:style-name="Paragrafoaren_20_letra-tipo_20_lehenetsia"><text:span text:style-name="T4">ha resultado ser inválida</text:span></text:span><text:span text:style-name="Paragrafoaren_20_letra-tipo_20_lehenetsia"><text:span text:style-name="T4">. Por lo que hemos decidido una nueva manera de implementación</text:span></text:span><text:span text:style-name="Paragrafoaren_20_letra-tipo_20_lehenetsia"><text:span text:style-name="T4">, tal y</text:span></text:span><text:span text:style-name="Paragrafoaren_20_letra-tipo_20_lehenetsia"><text:span text:style-name="T4"> como se refleja detalladamente en </text:span></text:span><text:span text:style-name="Paragrafoaren_20_letra-tipo_20_lehenetsia"><text:span text:style-name="T4">el apartado </text:span></text:span><text:span text:style-name="Paragrafoaren_20_letra-tipo_20_lehenetsia"><text:span text:style-name="T8">V</text:span></text:span><text:span text:style-name="Paragrafoaren_20_letra-tipo_20_lehenetsia"><text:span text:style-name="T8">ersión 0</text:span></text:span><text:span text:style-name="Paragrafoaren_20_letra-tipo_20_lehenetsia"><text:span text:style-name="T4"> de la memoria.</text:span></text:span></text:p>
        </text:list-item>
      </text:list>
      <text:p text:style-name="P56"/>
      <text:p text:style-name="P55">5 de octubre</text:p>
      <text:p text:style-name="P36">Considerando los puntos a mejorar resaltados durante la primera evaluación con el profesor, en esta cuarta reunión hemos decidido repartir el trabajo a cada miembro del grupo rotando los papeles para que todos participemos por igual:</text:p>
      <text:list xml:id="list21322336" text:continue-numbering="true" text:style-name="L10">
        <text:list-item>
          <text:p text:style-name="P87">Ivan aclarará el código del proyecto para una mejor comprensión de las estructuras y hacer el código más legible.</text:p>
        </text:list-item>
        <text:list-item>
          <text:p text:style-name="P87">Daniel realizará algunos cambios en los algoritmos para adaptarlos al enunciado del proyecto. También realizará el análisis de complejidad de algunos de los métodos implementados.</text:p>
        </text:list-item>
        <text:list-item>
          <text:p text:style-name="P87">Asier efectuará los pertinentes cambios a la memoria <text:s/>acorde al seguimiento del proyecto y culminará el análisis de los algoritmos.</text:p>
        </text:list-item>
      </text:list>
      <text:p text:style-name="Normala"/>
      <text:p text:style-name="Normala"/>
      <text:p text:style-name="P55">14 de octubre</text:p>
      <text:p text:style-name="P34">Los 4 primeros apartados del proyecto se dan por finalizados aunque aún estén sujetos a modificaciones. Comenzamos a pensar cómo dar forma e implementar los algoritmos necesarios para los siguientes métodos, entre los que se incluyen la intersección de almacenes y ordenación. Acordamos que cada uno lleve una idea al próximo laboratorio.</text:p>
      <text:p text:style-name="P34"/>
      <text:p text:style-name="P55">19 de octubre</text:p>
      <text:p text:style-name="P34">El laboratorio programado se aprovecha para debatir los puntos a seguir. Se <text:soft-page-break/>acuerda la implementación de los métodos 5 y 6, y se pacta una nueva forma de distribuir la tarea: a medida que se escribe código en Java, la misma persona que programa añade su explicación a la memoria, en lugar de dejar que unos escriban código y otro actualice la memoria. De esta forma se reparte mejor la carga de trabajo entre todos.</text:p>
      <text:p text:style-name="P34">Así pues, Daniel adaptará las estructuras a los nuevos métodos planeados, Asier implementará el apartado 5, e Iván el número 6.</text:p>
      <text:p text:style-name="P34"/>
      <text:p text:style-name="P55">25 de octubre</text:p>
      <text:p text:style-name="P34">Ponemos en común el trabajo realizado desde la última reunión. Las tareas de Daniel e Iván se encuentran terminadas y explicadas en su apartado de la memoria, no así la tarea de Asier que no ha tenido tiempo suficiente para hacerlo.</text:p>
      <text:p text:style-name="P33"><text:span text:style-name="Paragrafoaren_20_letra-tipo_20_lehenetsia"><text:span text:style-name="T4">Se le permite a Asier tomarse algo más de tiempo en el método 5 dada su dificultad, y Daniel e Iván, a su vez, acuerdan observar el enunciado para continuar pensando o implementando métodos que crean sencillos. También se decide aprovechar el tiempo extra para repasar la corrección de la memoria.</text:span></text:span></text:p>
      <text:p text:style-name="P50"/>
      <text:p text:style-name="P5"/>
      <text:p text:style-name="P12">7. Anexos</text:p>
      <text:p text:style-name="Tarterik_20_ez"/>
      <text:p text:style-name="P19">Anexo versión 0</text:p>
      <text:p text:style-name="P28">Código fuente de lo implementado para la versión 0:</text:p>
      <text:p text:style-name="Standard_20__28_user_29_"><text:a xlink:type="simple" xlink:href="https://github.com/Sulley38/ProyectoEDA/raw/master/Version0.zip" office:target-frame-name="_top" xlink:show="replace"><text:span text:style-name="Hiperesteka"><text:span text:style-name="T20">https://github.com/Sulley38/ProyectoEDA/raw/master/Version0.zip</text:span></text:span></text:a></text:p>
      <text:p text:style-name="P28"/>
      <text:p text:style-name="P19">Anexo versión 1</text:p>
      <text:p text:style-name="P28">Código fuente de lo implementado para la versión 1.</text:p>
      <text:p text:style-name="P28"/>
      <text:p text:style-name="P19">Anexo versión 2</text:p>
      <text:p text:style-name="Standard_20__28_user_29_"><text:span text:style-name="Paragrafoaren_20_letra-tipo_20_lehenetsia"><text:span text:style-name="T20">Código fuente de lo implementado para la versión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 Console" svg:font-family="'Lucida Console', Courier, 'Courier New'"/>
    <style:font-face style:name="OpenSymbol1" svg:font-family="OpenSymbol"/>
    <style:font-face style:name="Bookman Old Style1" svg:font-family="'Bookman Old Style'" style:font-family-generic="roman"/>
    <style:font-face style:name="OpenSymbol" svg:font-family="OpenSymbol, 'Arial Unicode MS'" style:font-family-generic="system"/>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Bookman Old Style" svg:font-family="'Bookman Old Style'"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SimSun" style:font-size-asian="10pt" style:language-asian="es" style:country-asian="ES" style:font-style-asian="normal" style:font-weight-asian="normal" style:font-name-complex="Mangal"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2pt" style:language-complex="hi" style:country-complex="IN" fo:hyphenate="false"/>
    </style:style>
    <style:style style:name="Normala"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Arial" fo:font-size="14pt" style:font-size-asian="14pt" style:font-name-complex="Mangal"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Zerrenda" style:family="paragraph" style:parent-style-name="Text_20_body_20__28_user_29_">
      <style:paragraph-properties fo:hyphenation-ladder-count="no-limit"/>
      <style:text-properties style:font-name-complex="Mangal" fo:hyphenate="false"/>
    </style:style>
    <style:style style:name="Epigrafea" style:family="paragraph" style:parent-style-name="Standard_20__28_user_29_">
      <style:paragraph-properties fo:margin-top="0.212cm" fo:margin-bottom="0.212cm" style:contextual-spacing="false" fo:hyphenation-ladder-count="no-limit" text:number-lines="false" text:line-number="0"/>
      <style:text-properties fo:font-style="italic" style:font-style-asian="italic" style:font-name-complex="Mangal"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Standard_20__28_user_29_" style:display-name="Standard (user)" style:family="paragraph">
      <style:paragraph-properties fo:hyphenation-ladder-count="no-limit" style:vertical-align="baseline"/>
      <style:text-properties fo:font-size="12pt" style:letter-kerning="true" style:font-name-asian="Times New Roman" style:font-size-asian="12pt" style:language-asian="zh" style:country-asian="CN" style:font-name-complex="Times New Roman" style:font-size-complex="12pt" fo:hyphenate="false"/>
    </style:style>
    <style:style style:name="Text_20_body_20__28_user_29_" style:display-name="Text body (user)" style:family="paragraph" style:parent-style-name="Standard_20__28_user_29_">
      <style:paragraph-properties fo:margin-top="0cm" fo:margin-bottom="0.212cm" style:contextual-spacing="false" fo:hyphenation-ladder-count="no-limit"/>
      <style:text-properties fo:hyphenate="false"/>
    </style:style>
    <style:style style:name="Heading_20__28_user_29_" style:display-name="Heading (user)" style:family="paragraph" style:parent-style-name="Standard_20__28_user_29_" style:next-style-name="Text_20_body_20__28_user_29_">
      <style:paragraph-properties fo:margin-top="0.423cm" fo:margin-bottom="0.212cm" style:contextual-spacing="false" fo:hyphenation-ladder-count="no-limit" fo:keep-with-next="always"/>
      <style:text-properties style:font-name="Arial" fo:font-size="14pt" style:font-name-asian="SimSun" style:font-size-asian="14pt" style:font-name-complex="Mangal" style:font-size-complex="14pt" fo:hyphenate="false"/>
    </style:style>
    <style:style style:name="Index_20__28_user_29_" style:display-name="Index (user)" style:family="paragraph" style:parent-style-name="Standard_20__28_user_29_">
      <style:paragraph-properties fo:hyphenation-ladder-count="no-limit" text:number-lines="false" text:line-number="0"/>
      <style:text-properties style:font-name-complex="Mangal" fo:hyphenate="false"/>
    </style:style>
    <style:style style:name="Orri-oina" style:family="paragraph" style:parent-style-name="Standard_20__28_user_29_">
      <style:paragraph-properties fo:hyphenation-ladder-count="no-limit"/>
      <style:text-properties fo:hyphenate="false"/>
    </style:style>
    <style:style style:name="Frame_20_contents_20__28_user_29_" style:display-name="Frame contents (user)" style:family="paragraph" style:parent-style-name="Text_20_body_20__28_user_29_">
      <style:paragraph-properties fo:hyphenation-ladder-count="no-limit"/>
      <style:text-properties fo:hyphenate="false"/>
    </style:style>
    <style:style style:name="Goiburua" style:family="paragraph" style:parent-style-name="Standard_20__28_user_29_">
      <style:paragraph-properties fo:hyphenation-ladder-count="no-limit" text:number-lines="false" text:line-number="0"/>
      <style:text-properties fo:hyphenate="false"/>
    </style:style>
    <style:style style:name="Table_20_Contents_20__28_user_29_" style:display-name="Table Contents (user)" style:family="paragraph" style:parent-style-name="Standard_20__28_user_29_">
      <style:paragraph-properties fo:hyphenation-ladder-count="no-limit" text:number-lines="false" text:line-number="0"/>
      <style:text-properties fo:hyphenate="false"/>
    </style:style>
    <style:style style:name="Tarterik_20_ez" style:display-name="Tarterik ez" style:family="paragraph">
      <style:paragraph-properties fo:orphans="0" fo:widows="0" fo:hyphenation-ladder-count="no-limit" style:vertical-align="baseline"/>
      <style:text-properties fo:font-size="12pt" style:letter-kerning="true" style:font-size-asian="12pt" style:language-asian="zh" style:country-asian="CN" style:font-name-complex="Times New Roman" style:font-size-complex="10.5pt" style:language-complex="hi" style:country-complex="IN"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unbuiloaren_20_testua" style:display-name="Bunbuiloaren testua" style:family="paragraph" style:parent-style-name="Normala">
      <style:paragraph-properties fo:hyphenation-ladder-count="no-limit"/>
      <style:text-properties style:font-name="Tahoma" fo:font-size="8pt" style:font-size-asian="8pt" style:font-size-complex="7pt" fo:hyphenate="false"/>
    </style:style>
    <style:style style:name="Zerrenda-paragrafoa" style:family="paragraph" style:parent-style-name="Normala">
      <style:paragraph-properties fo:margin="100%" fo:margin-left="1.27cm" fo:margin-right="0cm" fo:hyphenation-ladder-count="no-limit" fo:text-indent="0cm" style:auto-text-indent="false">
        <style:tab-stops/>
      </style:paragraph-properties>
      <style:text-properties style:font-size-complex="10.5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aragrafoaren_20_letra-tipo_20_lehenetsia" style:display-name="Paragrafoaren letra-tipo lehenetsia" style:family="text"/>
    <style:style style:name="WW8Num1z0" style:family="text">
      <style:text-properties style:font-name="Symbol"/>
    </style:style>
    <style:style style:name="WW8Num2z0" style:family="text">
      <style:text-properties style:font-name="OpenSymbol" style:font-name-asian="Open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Absatz-Standardschriftart" style:family="text"/>
    <style:style style:name="WW-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Orrialde-zenbakia" style:family="text" style:parent-style-name="Paragrafoaren_20_letra-tipo_20_lehenetsia"/>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_20__28_user_29_" style:display-name="Bullet Symbols (user)" style:family="text">
      <style:text-properties style:font-name="OpenSymbol" style:font-name-asian="OpenSymbol" style:font-name-complex="OpenSymbol"/>
    </style:style>
    <style:style style:name="Numbering_20_Symbols_20__28_user_29_" style:display-name="Numbering Symbols (us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2LVL1" style:display-name="WW_CharLFO2LVL1" style:family="text">
      <style:text-properties style:font-name="Symbol" style:font-name-asian="OpenSymbol"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Symbol" style:font-name-asian="OpenSymbol"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Symbol" style:font-name-asian="OpenSymbol"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5LVL1" style:display-name="WW_CharLFO5LVL1" style:family="text">
      <style:text-properties style:font-name="Symbol" style:font-name-complex="OpenSymbol"/>
    </style:style>
    <style:style style:name="WW_5f_CharLFO5LVL2" style:display-name="WW_CharLFO5LVL2" style:family="text">
      <style:text-properties style:font-name="OpenSymbol" style:font-name-complex="OpenSymbol"/>
    </style:style>
    <style:style style:name="WW_5f_CharLFO5LVL3" style:display-name="WW_CharLFO5LVL3" style:family="text">
      <style:text-properties style:font-name="OpenSymbol" style:font-name-complex="OpenSymbol"/>
    </style:style>
    <style:style style:name="WW_5f_CharLFO5LVL4" style:display-name="WW_CharLFO5LVL4" style:family="text">
      <style:text-properties style:font-name="Symbol" style:font-name-complex="OpenSymbol"/>
    </style:style>
    <style:style style:name="WW_5f_CharLFO5LVL5" style:display-name="WW_CharLFO5LVL5" style:family="text">
      <style:text-properties style:font-name="OpenSymbol" style:font-name-complex="OpenSymbol"/>
    </style:style>
    <style:style style:name="WW_5f_CharLFO5LVL6" style:display-name="WW_CharLFO5LVL6" style:family="text">
      <style:text-properties style:font-name="OpenSymbol" style:font-name-complex="OpenSymbol"/>
    </style:style>
    <style:style style:name="WW_5f_CharLFO5LVL7" style:display-name="WW_CharLFO5LVL7" style:family="text">
      <style:text-properties style:font-name="Symbol" style:font-name-complex="OpenSymbol"/>
    </style:style>
    <style:style style:name="WW_5f_CharLFO5LVL8" style:display-name="WW_CharLFO5LVL8" style:family="text">
      <style:text-properties style:font-name="OpenSymbol" style:font-name-complex="OpenSymbol"/>
    </style:style>
    <style:style style:name="WW_5f_CharLFO5LVL9" style:display-name="WW_CharLFO5LVL9" style:family="text">
      <style:text-properties style:font-name="OpenSymbol" style:font-name-complex="OpenSymbol"/>
    </style:style>
    <style:style style:name="Hiperesteka" style:family="text">
      <style:text-properties fo:color="#0000ff" style:text-underline-style="solid" style:text-underline-width="auto" style:text-underline-color="font-color" style:text-underline-mode="continuous" style:text-overline-mode="continuous" style:text-line-through-mode="continuous"/>
    </style:style>
    <style:style style:name="BisitatutakoHiperesteka" style:family="text">
      <style:text-properties fo:color="#800080" style:text-underline-style="solid" style:text-underline-width="auto" style:text-underline-color="font-color" style:text-underline-mode="continuous" style:text-overline-mode="continuous" style:text-line-through-mode="continuous"/>
    </style:style>
    <style:style style:name="Bunbuiloaren_20_testua_20_Kar" style:display-name="Bunbuiloaren testua Kar" style:family="text" style:parent-style-name="Paragrafoaren_20_letra-tipo_20_lehenetsia">
      <style:text-properties style:font-name="Tahoma" fo:font-size="8pt" style:letter-kerning="true" style:font-size-asian="8pt" style:language-asian="zh" style:country-asian="CN" style:font-size-complex="7pt" style:language-complex="hi" style:country-complex="IN"/>
    </style:style>
    <style:style style:name="Leku-markaren_20_testua" style:display-name="Leku-markaren testua" style:family="text" style:parent-style-name="Paragrafoaren_20_letra-tipo_20_lehenetsia">
      <style:text-properties fo:color="#808080"/>
    </style:style>
    <style:style style:name="Orri-oina_20_Kar" style:display-name="Orri-oina Kar" style:family="text" style:parent-style-name="Paragrafoaren_20_letra-tipo_20_lehenetsia">
      <style:text-properties fo:font-size="12pt" style:letter-kerning="true" style:font-name-asian="Times New Roman" style:font-size-asian="12pt" style:language-asian="zh" style:country-asian="CN" style:font-name-complex="Times New Roman" style:font-size-complex="12pt"/>
    </style:style>
    <style:style style:name="WW_5f_CharLFO33LVL1" style:display-name="WW_CharLFO33LVL1" style:family="text">
      <style:text-properties fo:font-weight="bold" style:font-weight-asian="bold"/>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style:text-properties style:font-name="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style:text-properties style:font-name="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a1">
      <text:list-level-style-number text:level="1" text:style-name="WW_5f_CharLFO33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rri-oina">
      <style:paragraph-properties fo:text-align="center" style:justify-single-word="false"/>
    </style:style>
    <style:style style:name="MT1" style:family="text">
      <style:text-properties fo:language="eu" fo:country="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86cm" fo:margin-bottom="2.986cm" fo:margin-left="3cm" fo:margin-right="3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1" style:page-layout-name="Mpm3">
      <style:header>
        <text:p text:style-name="Standard"/>
      </style:header>
      <style:footer>
        <text:p text:style-name="MP1"><text:span text:style-name="Paragrafoaren_20_letra-tipo_20_lehenetsia"><text:span text:style-name="MT1"><text:page-number text:select-page="current">23</text:page-number></text:span></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initial-creator>Iván</meta:initial-creator>
    <meta:creation-date>2012-11-11T14:27:00Z</meta:creation-date>
    <dc:date>2012-11-16T01:16:41.39</dc:date>
    <meta:editing-cycles>3</meta:editing-cycles>
    <meta:editing-duration>P0D</meta:editing-duration>
    <meta:document-statistic meta:table-count="2" meta:image-count="7" meta:object-count="8" meta:page-count="23" meta:paragraph-count="290" meta:word-count="4420" meta:character-count="26677" meta:non-whitespace-character-count="22551"/>
    <meta:template xlink:type="simple" xlink:actuate="onRequest" xlink:title="" xlink:href="../../../../Downloads/Memoria+proyecto+EDA-3%20(1).odt/Normal.dotm"/>
  </office:meta>
</office:document-meta>
</file>

<file path=Object 1/content.xml><?xml version="1.0" encoding="utf-8"?>
<math xmlns="http://www.w3.org/1998/Math/MathML">
  <semantics>
    <mrow>
      <mrow>
        <mrow>
          <mn>2</mn>
          <mo stretchy="false">+</mo>
          <mrow>
            <mrow>
              <munderover>
                <mo stretchy="false">∑</mo>
                <mrow>
                  <mrow>
                    <mi>i</mi>
                    <mo stretchy="false">=</mo>
                    <mn>0</mn>
                  </mrow>
                </mrow>
                <mrow>
                  <mrow>
                    <mi>m</mi>
                    <mo stretchy="false">−</mo>
                    <mn>1</mn>
                  </mrow>
                </mrow>
              </munderover>
              <mrow>
                <mrow>
                  <mrow>
                    <mn>2</mn>
                    <mo stretchy="false">+</mo>
                    <mn>2</mn>
                  </mrow>
                  <mo stretchy="false">=</mo>
                  <mrow>
                    <mn>2</mn>
                    <mo stretchy="false">+</mo>
                    <mn>2</mn>
                  </mrow>
                </mrow>
                <mo stretchy="false">(</mo>
                <mrow>
                  <mrow>
                    <mi>m</mi>
                    <mo stretchy="false">−</mo>
                    <mn>1</mn>
                  </mrow>
                  <mo stretchy="false">+</mo>
                  <mn>1</mn>
                </mrow>
                <mrow>
                  <mo stretchy="false">)</mo>
                  <mo stretchy="false">+</mo>
                  <mn>2</mn>
                </mrow>
              </mrow>
            </mrow>
          </mrow>
        </mrow>
        <mo stretchy="false">=</mo>
        <mstyle mathvariant="italic">
          <mrow>
            <mtext> </mtext>
          </mrow>
        </mstyle>
      </mrow>
      <mn>2</mn>
      <mrow>
        <mi>m</mi>
        <mo stretchy="false">+</mo>
        <mn>4</mn>
      </mrow>
    </mrow>
    <annotation encoding="StarMath 5.0">2 +{ sum csub {i = 0} csup {m - 1} {2 + 2 = 2 + 2  \(  m - 1 + 1  \)  + 2}} =italic " " 2 m +4</annotation>
  </semantics>
</math>
</file>

<file path=Object 2/content.xml><?xml version="1.0" encoding="utf-8"?>
<math xmlns="http://www.w3.org/1998/Math/MathML">
  <semantics>
    <mrow>
      <mrow>
        <mrow>
          <mn>1</mn>
          <mo stretchy="false">+</mo>
          <mrow>
            <mrow>
              <munderover>
                <mo stretchy="false">∑</mo>
                <mrow>
                  <mrow>
                    <mi>i</mi>
                    <mo stretchy="false">=</mo>
                    <mn>0</mn>
                  </mrow>
                </mrow>
                <mrow>
                  <mrow>
                    <mi>m</mi>
                    <mo stretchy="false">−</mo>
                    <mn>1</mn>
                  </mrow>
                </mrow>
              </munderover>
              <mrow>
                <mrow>
                  <mn>1</mn>
                  <mo stretchy="false">=</mo>
                  <mrow>
                    <mrow>
                      <mrow>
                        <mn>1</mn>
                        <mo stretchy="false">+</mo>
                        <mi>m</mi>
                      </mrow>
                      <mo stretchy="false">−</mo>
                      <mn>1</mn>
                    </mrow>
                    <mo stretchy="false">+</mo>
                    <mn>1</mn>
                  </mrow>
                </mrow>
              </mrow>
            </mrow>
          </mrow>
        </mrow>
        <mo stretchy="false">=</mo>
        <mstyle mathvariant="italic">
          <mrow>
            <mtext> </mtext>
          </mrow>
        </mstyle>
      </mrow>
      <mrow>
        <mi>m</mi>
        <mo stretchy="false">+</mo>
        <mn>1</mn>
      </mrow>
    </mrow>
    <annotation encoding="StarMath 5.0">1 +{ sum csub {i = 0} csup {m - 1} {1 = 1 + m - 1 + 1}} =italic " " m +1</annotation>
  </semantics>
</math>
</file>

<file path=Object 3/content.xml><?xml version="1.0" encoding="utf-8"?>
<math xmlns="http://www.w3.org/1998/Math/MathML">
  <semantics>
    <mrow>
      <mrow>
        <mrow>
          <mrow>
            <mrow>
              <mrow>
                <mrow>
                  <mn>2</mn>
                  <mo stretchy="false">+</mo>
                  <mrow>
                    <mrow>
                      <munderover>
                        <mo stretchy="false">∑</mo>
                        <mrow>
                          <mrow>
                            <mi>i</mi>
                            <mo stretchy="false">=</mo>
                            <mn>0</mn>
                          </mrow>
                        </mrow>
                        <mrow>
                          <mrow>
                            <mi>m</mi>
                            <mo stretchy="false">−</mo>
                            <mn>1</mn>
                          </mrow>
                        </mrow>
                      </munderover>
                      <mn>1</mn>
                    </mrow>
                  </mrow>
                </mrow>
                <mo stretchy="false">+</mo>
                <mn>2</mn>
              </mrow>
              <mo stretchy="false">+</mo>
              <mrow>
                <mrow>
                  <munderover>
                    <mo stretchy="false">∑</mo>
                    <mrow>
                      <mi>i</mi>
                      <mrow>
                        <mi>t</mi>
                        <mo stretchy="false">=</mo>
                        <mn>1</mn>
                      </mrow>
                    </mrow>
                    <mi>a</mi>
                  </munderover>
                  <mfenced open="(" close=")">
                    <mrow>
                      <mrow>
                        <mrow>
                          <mn>1</mn>
                          <mo stretchy="false">+</mo>
                          <mrow>
                            <mrow>
                              <munderover>
                                <mo stretchy="false">∑</mo>
                                <mrow>
                                  <mrow>
                                    <mi>i</mi>
                                    <mo stretchy="false">=</mo>
                                    <mn>0</mn>
                                  </mrow>
                                </mrow>
                                <mrow>
                                  <mrow>
                                    <mi>r</mi>
                                    <mo stretchy="false">−</mo>
                                    <mn>1</mn>
                                  </mrow>
                                </mrow>
                              </munderover>
                              <mn>3</mn>
                            </mrow>
                          </mrow>
                        </mrow>
                      </mrow>
                    </mrow>
                  </mfenced>
                </mrow>
              </mrow>
            </mrow>
            <mo stretchy="false">=</mo>
            <mrow>
              <mrow>
                <mrow>
                  <mn>2</mn>
                  <mo stretchy="false">+</mo>
                  <mfenced open="(" close=")">
                    <mrow>
                      <mrow>
                        <mrow>
                          <mrow>
                            <mi>m</mi>
                            <mo stretchy="false">−</mo>
                            <mn>1</mn>
                          </mrow>
                          <mo stretchy="false">+</mo>
                          <mn>1</mn>
                        </mrow>
                      </mrow>
                    </mrow>
                  </mfenced>
                </mrow>
                <mo stretchy="false">+</mo>
                <mn>2</mn>
              </mrow>
              <mo stretchy="false">+</mo>
              <mrow>
                <mrow>
                  <munderover>
                    <mo stretchy="false">∑</mo>
                    <mrow>
                      <mi>i</mi>
                      <mrow>
                        <mi>t</mi>
                        <mo stretchy="false">=</mo>
                        <mn>1</mn>
                      </mrow>
                    </mrow>
                    <mi>a</mi>
                  </munderover>
                  <mrow>
                    <mo stretchy="false">(</mo>
                    <mrow>
                      <mn>1</mn>
                      <mo stretchy="false">+</mo>
                      <mn>3</mn>
                    </mrow>
                    <mo stretchy="false">(</mo>
                    <mrow>
                      <mrow>
                        <mi>r</mi>
                        <mo stretchy="false">−</mo>
                        <mn>1</mn>
                      </mrow>
                      <mo stretchy="false">+</mo>
                      <mn>1</mn>
                    </mrow>
                    <mo stretchy="false">)</mo>
                    <mo stretchy="false">)</mo>
                  </mrow>
                </mrow>
              </mrow>
            </mrow>
          </mrow>
          <mo stretchy="false">=</mo>
          <mrow>
            <mrow>
              <mrow>
                <mn>4</mn>
                <mo stretchy="false">+</mo>
                <mi>m</mi>
              </mrow>
              <mo stretchy="false">+</mo>
              <mrow>
                <mrow>
                  <munderover>
                    <mo stretchy="false">∑</mo>
                    <mrow>
                      <mi>i</mi>
                      <mrow>
                        <mi>t</mi>
                        <mo stretchy="false">=</mo>
                        <mn>1</mn>
                      </mrow>
                    </mrow>
                    <mi>a</mi>
                  </munderover>
                  <mrow>
                    <mn>3</mn>
                    <mi>r</mi>
                  </mrow>
                </mrow>
              </mrow>
            </mrow>
            <mo stretchy="false">+</mo>
            <mrow>
              <mrow>
                <munderover>
                  <mo stretchy="false">∑</mo>
                  <mrow>
                    <mi>i</mi>
                    <mrow>
                      <mi>t</mi>
                      <mo stretchy="false">=</mo>
                      <mn>1</mn>
                    </mrow>
                  </mrow>
                  <mi>a</mi>
                </munderover>
                <mn>1</mn>
              </mrow>
            </mrow>
          </mrow>
        </mrow>
        <mo stretchy="false">=</mo>
        <mrow>
          <mrow>
            <mn>4</mn>
            <mo stretchy="false">+</mo>
            <mi>m</mi>
          </mrow>
          <mo stretchy="false">+</mo>
          <mn>3</mn>
        </mrow>
      </mrow>
      <mi>r</mi>
      <mrow>
        <mrow>
          <mfenced open="(" close=")">
            <mrow>
              <mrow>
                <mrow>
                  <mrow>
                    <mi>a</mi>
                    <mo stretchy="false">−</mo>
                    <mn>1</mn>
                  </mrow>
                  <mo stretchy="false">+</mo>
                  <mn>1</mn>
                </mrow>
              </mrow>
            </mrow>
          </mfenced>
          <mo stretchy="false">+</mo>
          <mfenced open="(" close=")">
            <mrow>
              <mrow>
                <mrow>
                  <mrow>
                    <mi>a</mi>
                    <mo stretchy="false">−</mo>
                    <mn>1</mn>
                  </mrow>
                  <mo stretchy="false">+</mo>
                  <mn>1</mn>
                </mrow>
              </mrow>
            </mrow>
          </mfenced>
        </mrow>
        <mo stretchy="false">=</mo>
        <mrow>
          <mrow>
            <mn>4</mn>
            <mo stretchy="false">+</mo>
            <mi>m</mi>
          </mrow>
          <mo stretchy="false">+</mo>
          <mfenced open="(" close=")">
            <mrow>
              <mrow>
                <mn>3</mn>
                <mrow>
                  <mi>r</mi>
                  <mo stretchy="false">+</mo>
                  <mn>1</mn>
                </mrow>
              </mrow>
            </mrow>
          </mfenced>
        </mrow>
      </mrow>
      <mi>a</mi>
    </mrow>
    <annotation encoding="StarMath 5.0">2 +{ sum csub {i = 0} csup {m - 1} 1} +2 +{ sum csub {i t = 1} csup a left ( {1 + { sum csub {i = 0} csup {r - 1} 3}} right )} =2 +left ( {m - 1 + 1} right )  +2 +{ sum csub {i t = 1} csup a { \(  1 + 3  \(  r - 1 + 1  \)   \)}} =4 +m +{ sum csub {i t = 1} csup a {3 r}} +{ sum csub {i t = 1} csup a 1} =4 +m +3 r left ( {a - 1 + 1} right )  +left ( {a - 1 + 1} right )  =4 +m +left ( {3 r + 1} right )  a</annotation>
  </semantics>
</math>
</file>

<file path=Object 4/content.xml><?xml version="1.0" encoding="utf-8"?>
<math xmlns="http://www.w3.org/1998/Math/MathML">
  <semantics>
    <mrow>
      <mrow>
        <mn>2</mn>
        <mo stretchy="false">+</mo>
        <mstyle mathvariant="italic">
          <mrow>
            <mtext> </mtext>
          </mrow>
        </mstyle>
      </mrow>
      <mrow>
        <mrow>
          <mrow>
            <mrow>
              <mrow>
                <munderover>
                  <mo stretchy="false">∑</mo>
                  <mrow>
                    <mrow>
                      <mi>i</mi>
                      <mo stretchy="false">=</mo>
                      <mn>0</mn>
                    </mrow>
                  </mrow>
                  <mrow>
                    <mrow>
                      <mi>m</mi>
                      <mo stretchy="false">−</mo>
                      <mn>1</mn>
                    </mrow>
                  </mrow>
                </munderover>
                <mn>1</mn>
              </mrow>
            </mrow>
            <mo stretchy="false">+</mo>
            <mn>2</mn>
          </mrow>
          <mo stretchy="false">+</mo>
          <mrow>
            <mrow>
              <munderover>
                <mo stretchy="false">∑</mo>
                <mrow>
                  <mi>i</mi>
                  <mrow>
                    <mi>t</mi>
                    <mo stretchy="false">=</mo>
                    <mn>1</mn>
                  </mrow>
                </mrow>
                <mi>a</mi>
              </munderover>
              <mrow>
                <mo stretchy="false">(</mo>
                <mrow>
                  <mn>1</mn>
                  <mo stretchy="false">+</mo>
                  <mn>3</mn>
                </mrow>
                <mo stretchy="false">)</mo>
              </mrow>
            </mrow>
          </mrow>
        </mrow>
        <mo stretchy="false">=</mo>
        <mrow>
          <mrow>
            <mrow>
              <mn>2</mn>
              <mo stretchy="false">+</mo>
              <mfenced open="(" close=")">
                <mrow>
                  <mrow>
                    <mrow>
                      <mrow>
                        <mi>m</mi>
                        <mo stretchy="false">−</mo>
                        <mn>1</mn>
                      </mrow>
                      <mo stretchy="false">+</mo>
                      <mn>1</mn>
                    </mrow>
                  </mrow>
                </mrow>
              </mfenced>
            </mrow>
            <mo stretchy="false">+</mo>
            <mn>2</mn>
          </mrow>
          <mo stretchy="false">+</mo>
          <mn>4</mn>
        </mrow>
      </mrow>
      <mrow>
        <mfenced open="(" close=")">
          <mrow>
            <mrow>
              <mrow>
                <mrow>
                  <mi>a</mi>
                  <mo stretchy="false">−</mo>
                  <mn>1</mn>
                </mrow>
                <mo stretchy="false">+</mo>
                <mn>1</mn>
              </mrow>
            </mrow>
          </mrow>
        </mfenced>
        <mo stretchy="false">=</mo>
        <mrow>
          <mrow>
            <mn>4</mn>
            <mo stretchy="false">+</mo>
            <mi>m</mi>
          </mrow>
          <mo stretchy="false">+</mo>
          <mn>4</mn>
        </mrow>
      </mrow>
      <mi>a</mi>
    </mrow>
    <annotation encoding="StarMath 5.0">2 +italic " " { sum csub {i = 0} csup {m - 1} 1} +2 +{ sum csub {i t = 1} csup a { \(  1 + 3  \)}} =2 +left ( {m - 1 + 1} right )  +2 +4 left ( {a - 1 + 1} right )  =4 +m +4 a</annotation>
  </semantics>
</math>
</file>

<file path=Object 5/content.xml><?xml version="1.0" encoding="utf-8"?>
<math xmlns="http://www.w3.org/1998/Math/MathML">
  <semantics>
    <mrow>
      <mrow>
        <mrow>
          <mn>1</mn>
          <mo stretchy="false">+</mo>
          <mrow>
            <mrow>
              <munderover>
                <mo stretchy="false">∑</mo>
                <mrow>
                  <mrow>
                    <mi>i</mi>
                    <mo stretchy="false">=</mo>
                    <mn>0</mn>
                  </mrow>
                </mrow>
                <mrow>
                  <mrow>
                    <mi>n</mi>
                    <mo stretchy="false">−</mo>
                    <mn>1</mn>
                  </mrow>
                </mrow>
              </munderover>
              <mn>3</mn>
            </mrow>
          </mrow>
        </mrow>
        <mo stretchy="false">=</mo>
        <mrow>
          <mn>1</mn>
          <mo stretchy="false">+</mo>
          <mn>3</mn>
        </mrow>
      </mrow>
      <mrow>
        <mfenced open="(" close=")">
          <mrow>
            <mrow>
              <mrow>
                <mrow>
                  <mi>n</mi>
                  <mo stretchy="false">−</mo>
                  <mn>1</mn>
                </mrow>
                <mo stretchy="false">+</mo>
                <mn>1</mn>
              </mrow>
            </mrow>
          </mrow>
        </mfenced>
        <mo stretchy="false">=</mo>
        <mrow>
          <mn>1</mn>
          <mo stretchy="false">+</mo>
          <mn>3</mn>
        </mrow>
      </mrow>
      <mi>n</mi>
    </mrow>
    <annotation encoding="StarMath 5.0">1 +{ sum csub {i = 0} csup {n - 1} 3} =1 +3 left ( {n - 1 + 1} right )  =1 +3 n</annotation>
  </semantics>
</math>
</file>

<file path=Object 6/content.xml><?xml version="1.0" encoding="utf-8"?>
<math xmlns="http://www.w3.org/1998/Math/MathML">
  <semantics>
    <mrow>
      <mrow>
        <mrow>
          <mrow>
            <mn>12</mn>
            <mo stretchy="false">+</mo>
            <mrow>
              <mrow>
                <munderover>
                  <mo stretchy="false">∑</mo>
                  <mrow>
                    <mrow>
                      <mi>i</mi>
                      <mo stretchy="false">=</mo>
                      <mn>1</mn>
                    </mrow>
                  </mrow>
                  <mi>s</mi>
                </munderover>
                <mfenced open="(" close=")">
                  <mrow>
                    <mrow>
                      <mrow>
                        <mrow>
                          <mrow>
                            <mrow>
                              <mrow>
                                <mrow>
                                  <mrow>
                                    <mn>4</mn>
                                    <mo stretchy="false">+</mo>
                                    <msub>
                                      <mi>m</mi>
                                      <mn>1</mn>
                                    </msub>
                                  </mrow>
                                  <mo stretchy="false">+</mo>
                                  <mn>11</mn>
                                </mrow>
                                <mo stretchy="false">+</mo>
                                <msub>
                                  <mi>m</mi>
                                  <mn>2</mn>
                                </msub>
                              </mrow>
                              <mo stretchy="false">+</mo>
                              <mn>5</mn>
                            </mrow>
                            <mo stretchy="false">+</mo>
                            <msub>
                              <mi>m</mi>
                              <mn>3</mn>
                            </msub>
                          </mrow>
                          <mo stretchy="false">+</mo>
                          <mn>11</mn>
                        </mrow>
                        <mo stretchy="false">+</mo>
                        <mn>2</mn>
                      </mrow>
                      <mfenced open="(" close=")">
                        <mrow>
                          <mrow>
                            <mrow>
                              <mrow>
                                <mn>3</mn>
                                <mo stretchy="false">+</mo>
                                <mrow>
                                  <mrow>
                                    <munderover>
                                      <mo stretchy="false">∑</mo>
                                      <mrow>
                                        <mi>i</mi>
                                        <mrow>
                                          <mi>t</mi>
                                          <mo stretchy="false">=</mo>
                                          <mn>1</mn>
                                        </mrow>
                                      </mrow>
                                      <mi>i</mi>
                                    </munderover>
                                    <mn>3</mn>
                                  </mrow>
                                </mrow>
                              </mrow>
                              <mo stretchy="false">+</mo>
                              <mn>3</mn>
                            </mrow>
                          </mrow>
                        </mrow>
                      </mfenced>
                    </mrow>
                  </mrow>
                </mfenced>
              </mrow>
            </mrow>
          </mrow>
          <mo stretchy="false">=</mo>
          <mrow>
            <mn>12</mn>
            <mo stretchy="false">+</mo>
            <mrow>
              <mrow>
                <munderover>
                  <mo stretchy="false">∑</mo>
                  <mrow>
                    <mrow>
                      <mi>i</mi>
                      <mo stretchy="false">=</mo>
                      <mn>1</mn>
                    </mrow>
                  </mrow>
                  <mi>s</mi>
                </munderover>
                <mfenced open="(" close=")">
                  <mrow>
                    <mrow>
                      <mrow>
                        <mrow>
                          <mrow>
                            <mrow>
                              <mn>31</mn>
                              <mo stretchy="false">+</mo>
                              <msub>
                                <mi>m</mi>
                                <mn>1</mn>
                              </msub>
                            </mrow>
                            <mo stretchy="false">+</mo>
                            <msub>
                              <mi>m</mi>
                              <mn>2</mn>
                            </msub>
                          </mrow>
                          <mo stretchy="false">+</mo>
                          <msub>
                            <mi>m</mi>
                            <mn>3</mn>
                          </msub>
                        </mrow>
                        <mo stretchy="false">+</mo>
                        <mn>2</mn>
                      </mrow>
                      <mfenced open="(" close=")">
                        <mrow>
                          <mrow>
                            <mrow>
                              <mn>6</mn>
                              <mo stretchy="false">+</mo>
                              <mn>3</mn>
                            </mrow>
                            <mfenced open="(" close=")">
                              <mrow>
                                <mrow>
                                  <mrow>
                                    <mrow>
                                      <mi>i</mi>
                                      <mo stretchy="false">−</mo>
                                      <mn>1</mn>
                                    </mrow>
                                    <mo stretchy="false">+</mo>
                                    <mn>1</mn>
                                  </mrow>
                                </mrow>
                              </mrow>
                            </mfenced>
                          </mrow>
                        </mrow>
                      </mfenced>
                    </mrow>
                  </mrow>
                </mfenced>
              </mrow>
            </mrow>
          </mrow>
        </mrow>
        <mo stretchy="false">=</mo>
        <mstyle mathvariant="italic">
          <mrow>
            <mtext> </mtext>
          </mrow>
        </mstyle>
      </mrow>
      <mrow>
        <mrow>
          <mn>12</mn>
          <mo stretchy="false">+</mo>
          <mrow>
            <mrow>
              <munderover>
                <mo stretchy="false">∑</mo>
                <mrow>
                  <mrow>
                    <mi>i</mi>
                    <mo stretchy="false">=</mo>
                    <mn>1</mn>
                  </mrow>
                </mrow>
                <mi>s</mi>
              </munderover>
              <mrow>
                <mo stretchy="false">(</mo>
                <mrow>
                  <mrow>
                    <mrow>
                      <mrow>
                        <mn>43</mn>
                        <mo stretchy="false">+</mo>
                        <msub>
                          <mi>m</mi>
                          <mn>1</mn>
                        </msub>
                      </mrow>
                      <mo stretchy="false">+</mo>
                      <msub>
                        <mi>m</mi>
                        <mn>2</mn>
                      </msub>
                    </mrow>
                    <mo stretchy="false">+</mo>
                    <msub>
                      <mi>m</mi>
                      <mn>3</mn>
                    </msub>
                  </mrow>
                  <mo stretchy="false">+</mo>
                  <mn>6</mn>
                </mrow>
                <mi>i</mi>
                <mo stretchy="false">)</mo>
              </mrow>
            </mrow>
          </mrow>
        </mrow>
        <mo stretchy="false">=</mo>
        <mrow>
          <mn>12</mn>
          <mo stretchy="false">+</mo>
          <mfenced open="(" close=")">
            <mrow>
              <mrow>
                <mrow>
                  <mrow>
                    <mrow>
                      <mn>43</mn>
                      <mo stretchy="false">+</mo>
                      <msub>
                        <mi>m</mi>
                        <mn>1</mn>
                      </msub>
                    </mrow>
                    <mo stretchy="false">+</mo>
                    <msub>
                      <mi>m</mi>
                      <mn>2</mn>
                    </msub>
                  </mrow>
                  <mo stretchy="false">+</mo>
                  <msub>
                    <mi>m</mi>
                    <mn>3</mn>
                  </msub>
                </mrow>
              </mrow>
            </mrow>
          </mfenced>
        </mrow>
      </mrow>
      <mrow>
        <mi>s</mi>
        <mo stretchy="false">+</mo>
        <mn>6</mn>
      </mrow>
      <mrow>
        <mfenced open="(" close=")">
          <mrow>
            <mrow>
              <mfrac>
                <mrow>
                  <mrow>
                    <mn>1</mn>
                    <mo stretchy="false">+</mo>
                    <mi>s</mi>
                  </mrow>
                </mrow>
                <mn>2</mn>
              </mfrac>
              <mi>s</mi>
            </mrow>
          </mrow>
        </mfenced>
        <mo stretchy="false">=</mo>
        <mrow>
          <mn>12</mn>
          <mo stretchy="false">+</mo>
          <mfenced open="(" close=")">
            <mrow>
              <mrow>
                <mrow>
                  <mrow>
                    <mrow>
                      <mn>46</mn>
                      <mo stretchy="false">+</mo>
                      <msub>
                        <mi>m</mi>
                        <mn>1</mn>
                      </msub>
                    </mrow>
                    <mo stretchy="false">+</mo>
                    <msub>
                      <mi>m</mi>
                      <mn>2</mn>
                    </msub>
                  </mrow>
                  <mo stretchy="false">+</mo>
                  <msub>
                    <mi>m</mi>
                    <mn>3</mn>
                  </msub>
                </mrow>
              </mrow>
            </mrow>
          </mfenced>
        </mrow>
      </mrow>
      <mrow>
        <mi>s</mi>
        <mo stretchy="false">+</mo>
        <msup>
          <mrow>
            <mn>3</mn>
            <mi>s</mi>
          </mrow>
          <mn>2</mn>
        </msup>
      </mrow>
    </mrow>
    <annotation encoding="StarMath 5.0">12 +{ sum csub {i = 1} csup s left ( {4 + m_1 + 11 + m_2 + 5 + m_3 + 11 + 2 left ( {3 + { sum csub {i t = 1} csup i 3} + 3} right )} right )} =12 +{ sum csub {i = 1} csup s left ( {31 + m_1 + m_2 + m_3 + 2 left ( {6 + 3 left ( {i - 1 + 1} right )} right )} right )} =italic " " 12 +{ sum csub {i = 1} csup s { \(  43 + m_1 + m_2 + m_3 + 6 i  \)}} =12 +left ( {43 + m_1 + m_2 + m_3} right )  s +6 left ( {{1 + s} over 2 s} right )  =12 +left ( {46 + m_1 + m_2 + m_3} right )  s +{3 s}^2</annotation>
  </semantics>
</math>
</file>

<file path=Object 7/content.xml><?xml version="1.0" encoding="utf-8"?>
<math xmlns="http://www.w3.org/1998/Math/MathML">
  <semantics>
    <mrow>
      <mn>3</mn>
      <mrow>
        <mrow>
          <mi>t</mi>
          <mo stretchy="false">+</mo>
          <mrow>
            <mrow>
              <munderover>
                <mo stretchy="false">∑</mo>
                <mrow>
                  <mrow>
                    <mi>i</mi>
                    <mo stretchy="false">=</mo>
                    <mn>0</mn>
                  </mrow>
                </mrow>
                <mrow>
                  <mrow>
                    <mi>t</mi>
                    <mo stretchy="false">−</mo>
                    <mn>1</mn>
                  </mrow>
                </mrow>
              </munderover>
              <mfenced open="(" close=")">
                <mrow>
                  <mrow>
                    <mrow>
                      <munderover>
                        <mo stretchy="false">∑</mo>
                        <mrow>
                          <mrow>
                            <mi>j</mi>
                            <mo stretchy="false">=</mo>
                            <mn>0</mn>
                          </mrow>
                        </mrow>
                        <mrow>
                          <mrow>
                            <mi>a</mi>
                            <mo stretchy="false">−</mo>
                            <mn>1</mn>
                          </mrow>
                        </mrow>
                      </munderover>
                      <mfenced open="(" close=")">
                        <mrow>
                          <mrow>
                            <mrow>
                              <mn>1</mn>
                              <mo stretchy="false">+</mo>
                              <mrow>
                                <mrow>
                                  <munderover>
                                    <mo stretchy="false">∑</mo>
                                    <mrow>
                                      <mrow>
                                        <mi>k</mi>
                                        <mo stretchy="false">=</mo>
                                        <mn>0</mn>
                                      </mrow>
                                    </mrow>
                                    <mrow>
                                      <mrow>
                                        <mi>r</mi>
                                        <mo stretchy="false">−</mo>
                                        <mn>1</mn>
                                      </mrow>
                                    </mrow>
                                  </munderover>
                                  <mn>3</mn>
                                </mrow>
                              </mrow>
                            </mrow>
                          </mrow>
                        </mrow>
                      </mfenced>
                    </mrow>
                  </mrow>
                </mrow>
              </mfenced>
            </mrow>
          </mrow>
        </mrow>
        <mo stretchy="false">=</mo>
        <mn>3</mn>
      </mrow>
      <mrow>
        <mrow>
          <mi>t</mi>
          <mo stretchy="false">+</mo>
          <mrow>
            <mrow>
              <munderover>
                <mo stretchy="false">∑</mo>
                <mrow>
                  <mrow>
                    <mi>i</mi>
                    <mo stretchy="false">=</mo>
                    <mn>0</mn>
                  </mrow>
                </mrow>
                <mrow>
                  <mrow>
                    <mi>t</mi>
                    <mo stretchy="false">−</mo>
                    <mn>1</mn>
                  </mrow>
                </mrow>
              </munderover>
              <mfenced open="(" close=")">
                <mrow>
                  <mrow>
                    <mrow>
                      <munderover>
                        <mo stretchy="false">∑</mo>
                        <mrow>
                          <mrow>
                            <mi>j</mi>
                            <mo stretchy="false">=</mo>
                            <mn>0</mn>
                          </mrow>
                        </mrow>
                        <mrow>
                          <mrow>
                            <mi>a</mi>
                            <mo stretchy="false">−</mo>
                            <mn>1</mn>
                          </mrow>
                        </mrow>
                      </munderover>
                      <mrow>
                        <mo stretchy="false">(</mo>
                        <mrow>
                          <mn>1</mn>
                          <mo stretchy="false">+</mo>
                          <mn>3</mn>
                        </mrow>
                        <mi>r</mi>
                        <mo stretchy="false">)</mo>
                      </mrow>
                    </mrow>
                  </mrow>
                </mrow>
              </mfenced>
            </mrow>
          </mrow>
        </mrow>
        <mo stretchy="false">=</mo>
        <mn>3</mn>
      </mrow>
      <mrow>
        <mrow>
          <mi>t</mi>
          <mo stretchy="false">+</mo>
          <mrow>
            <mrow>
              <munderover>
                <mo stretchy="false">∑</mo>
                <mrow>
                  <mrow>
                    <mi>i</mi>
                    <mo stretchy="false">=</mo>
                    <mn>0</mn>
                  </mrow>
                </mrow>
                <mrow>
                  <mrow>
                    <mi>t</mi>
                    <mo stretchy="false">−</mo>
                    <mn>1</mn>
                  </mrow>
                </mrow>
              </munderover>
              <mrow>
                <mo stretchy="false">(</mo>
                <mrow>
                  <mi>a</mi>
                  <mo stretchy="false">+</mo>
                  <mn>3</mn>
                </mrow>
                <mi>a</mi>
                <mi>r</mi>
                <mo stretchy="false">)</mo>
              </mrow>
            </mrow>
          </mrow>
        </mrow>
        <mo stretchy="false">=</mo>
        <mn>3</mn>
      </mrow>
      <mrow>
        <mi>t</mi>
        <mo stretchy="false">+</mo>
        <mi>t</mi>
      </mrow>
      <mrow>
        <mi>a</mi>
        <mo stretchy="false">+</mo>
        <mn>3</mn>
      </mrow>
      <mi>t</mi>
      <mi>a</mi>
      <mi>r</mi>
    </mrow>
    <annotation encoding="StarMath 5.0">3 t +{ sum csub {i = 0} csup {t - 1} left ( { sum csub {j = 0} csup {a - 1} left ( {1 + { sum csub {k = 0} csup {r - 1} 3}} right )} right )} =3 t +{ sum csub {i = 0} csup {t - 1} left ( { sum csub {j = 0} csup {a - 1} { \(  1 + 3 r  \)}} right )} =3 t +{ sum csub {i = 0} csup {t - 1} { \(  a + 3 a r  \)}} =3 t +t a +3 t a r</annotation>
  </semantics>
</math>
</file>

<file path=Object 8/content.xml><?xml version="1.0" encoding="utf-8"?>
<math xmlns="http://www.w3.org/1998/Math/MathML">
  <semantics>
    <mrow>
      <mrow>
        <mrow>
          <mi>a</mi>
          <mo stretchy="false">+</mo>
          <mrow>
            <mrow>
              <munderover>
                <mo stretchy="false">∑</mo>
                <mrow>
                  <mrow>
                    <mi>i</mi>
                    <mo stretchy="false">=</mo>
                    <mn>0</mn>
                  </mrow>
                </mrow>
                <mrow>
                  <mrow>
                    <mi>n</mi>
                    <mo stretchy="false">−</mo>
                    <mn>1</mn>
                  </mrow>
                </mrow>
              </munderover>
              <mfenced open="(" close=")">
                <mrow>
                  <mrow>
                    <mrow>
                      <mn>1</mn>
                      <mo stretchy="false">+</mo>
                      <mn>1</mn>
                    </mrow>
                    <mo stretchy="false">+</mo>
                    <mrow>
                      <mrow>
                        <munderover>
                          <mo stretchy="false">∑</mo>
                          <mrow>
                            <mrow>
                              <mi>j</mi>
                              <mo stretchy="false">=</mo>
                              <mn>0</mn>
                            </mrow>
                          </mrow>
                          <mrow>
                            <mrow>
                              <mi>a</mi>
                              <mo stretchy="false">−</mo>
                              <mn>1</mn>
                            </mrow>
                          </mrow>
                        </munderover>
                        <mfenced open="(" close=")">
                          <mrow>
                            <mrow>
                              <mrow>
                                <mrow>
                                  <munderover>
                                    <mo stretchy="false">∑</mo>
                                    <mrow>
                                      <mrow>
                                        <mi>k</mi>
                                        <mo stretchy="false">=</mo>
                                        <mn>0</mn>
                                      </mrow>
                                    </mrow>
                                    <mrow>
                                      <mrow>
                                        <mi>c</mi>
                                        <mo stretchy="false">−</mo>
                                        <mn>1</mn>
                                      </mrow>
                                    </mrow>
                                  </munderover>
                                  <mn>1</mn>
                                </mrow>
                              </mrow>
                            </mrow>
                          </mrow>
                        </mfenced>
                      </mrow>
                    </mrow>
                  </mrow>
                </mrow>
              </mfenced>
            </mrow>
          </mrow>
        </mrow>
        <mo stretchy="false">=</mo>
        <mrow>
          <mrow>
            <mi>a</mi>
            <mo stretchy="false">+</mo>
            <mn>2n</mn>
          </mrow>
          <mo stretchy="false">+</mo>
          <mi mathvariant="italic">nac</mi>
        </mrow>
      </mrow>
    </mrow>
    <annotation encoding="StarMath 5.0">a +{ sum csub {i = 0} csup {n - 1} left (1+1+ { sum csub {j = 0} csup {a - 1} left ( { { sum csub {k = 0} csup {c - 1} 1}} right )} right )} = a + 2n + nac</annotation>
  </semantics>
</math>
</file>